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Replacements/Object 56" manifest:media-type=""/>
  <manifest:file-entry manifest:full-path="ObjectReplacements/Object 43" manifest:media-type=""/>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Pictures/10000201000001FE0000020186E923046E8858D1.png" manifest:media-type="image/png"/>
  <manifest:file-entry manifest:full-path="Pictures/1000020100000280000001E0BE408694986D478C.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00000000569000001BD037C210FE9AEEB8B.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1" style:font-name-complex="Arial"/>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1"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2"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3"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4"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6"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7"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28"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29"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0" style:family="paragraph" style:parent-style-name="Illustration">
      <style:text-properties style:font-name="Times New Roman3" officeooo:paragraph-rsid="01164489"/>
    </style:style>
    <style:style style:name="P31" style:family="paragraph" style:parent-style-name="Illustration">
      <style:paragraph-properties fo:line-height="100%"/>
      <style:text-properties style:font-name="Times New Roman3" fo:font-size="12pt" officeooo:paragraph-rsid="001c588f" style:font-size-asian="12pt" style:font-size-complex="12pt"/>
    </style:style>
    <style:style style:name="P32" style:family="paragraph" style:parent-style-name="Illustration">
      <style:paragraph-properties fo:line-height="100%"/>
      <style:text-properties style:font-name="Times New Roman3" fo:font-size="12pt" officeooo:paragraph-rsid="00201a3a" style:font-size-asian="12pt" style:font-size-complex="12pt"/>
    </style:style>
    <style:style style:name="P33" style:family="paragraph" style:parent-style-name="Illustration">
      <style:paragraph-properties fo:line-height="100%"/>
      <style:text-properties style:font-name="Times New Roman3" fo:font-style="normal" style:font-style-asian="normal" style:font-style-complex="normal"/>
    </style:style>
    <style:style style:name="P34"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5"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6"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7"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38"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39"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0"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41"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42" style:family="paragraph" style:parent-style-name="Illustration">
      <style:paragraph-properties fo:line-height="100%"/>
      <style:text-properties style:font-name="Times New Roman3" fo:font-style="normal" officeooo:paragraph-rsid="01c7eb29" style:font-style-asian="normal" style:font-style-complex="normal"/>
    </style:style>
    <style:style style:name="P43" style:family="paragraph" style:parent-style-name="Illustration">
      <style:paragraph-properties fo:line-height="100%"/>
      <style:text-properties style:font-name="Times New Roman3" fo:font-size="10pt" fo:font-style="normal" officeooo:rsid="002867bb" officeooo:paragraph-rsid="015751cd" style:font-size-asian="10pt" style:font-style-asian="normal" style:font-size-complex="10pt" style:font-style-complex="normal"/>
    </style:style>
    <style:style style:name="P44" style:family="paragraph" style:parent-style-name="Illustration">
      <style:paragraph-properties fo:line-height="100%"/>
      <style:text-properties fo:font-style="normal" officeooo:paragraph-rsid="00222a3f" style:font-style-asian="normal" style:font-style-complex="normal"/>
    </style:style>
    <style:style style:name="P45" style:family="paragraph" style:parent-style-name="Illustration">
      <style:paragraph-properties fo:line-height="100%"/>
      <style:text-properties officeooo:paragraph-rsid="015751cd"/>
    </style:style>
    <style:style style:name="P46" style:family="paragraph" style:parent-style-name="Padrão">
      <style:paragraph-properties fo:line-height="150%" fo:text-align="center" style:justify-single-word="false"/>
      <style:text-properties officeooo:paragraph-rsid="0012c9eb"/>
    </style:style>
    <style:style style:name="P47" style:family="paragraph" style:parent-style-name="Padrão">
      <style:paragraph-properties fo:line-height="150%" fo:text-align="center" style:justify-single-word="false"/>
      <style:text-properties officeooo:paragraph-rsid="00fb162f"/>
    </style:style>
    <style:style style:name="P48" style:family="paragraph" style:parent-style-name="Standard">
      <style:paragraph-properties fo:line-height="150%"/>
      <style:text-properties officeooo:paragraph-rsid="0012c9eb"/>
    </style:style>
    <style:style style:name="P49" style:family="paragraph" style:parent-style-name="Standard">
      <style:paragraph-properties fo:line-height="100%"/>
      <style:text-properties officeooo:paragraph-rsid="0031dbeb"/>
    </style:style>
    <style:style style:name="P50" style:family="paragraph" style:parent-style-name="Standard">
      <style:paragraph-properties fo:line-height="100%" fo:text-align="start" style:justify-single-word="false"/>
    </style:style>
    <style:style style:name="P51" style:family="paragraph" style:parent-style-name="Standard">
      <style:paragraph-properties fo:line-height="100%" fo:text-align="start" style:justify-single-word="false"/>
      <style:text-properties officeooo:paragraph-rsid="013b8b65"/>
    </style:style>
    <style:style style:name="P52" style:family="paragraph" style:parent-style-name="Standard">
      <style:paragraph-properties fo:line-height="100%" fo:text-align="start" style:justify-single-word="false"/>
      <style:text-properties officeooo:paragraph-rsid="01c54de1"/>
    </style:style>
    <style:style style:name="P53" style:family="paragraph" style:parent-style-name="Standard">
      <style:paragraph-properties fo:line-height="100%" fo:text-align="start" style:justify-single-word="false"/>
      <style:text-properties officeooo:paragraph-rsid="01d1eb4e"/>
    </style:style>
    <style:style style:name="P54" style:family="paragraph" style:parent-style-name="Standard">
      <style:text-properties style:font-name="Times New Roman3"/>
    </style:style>
    <style:style style:name="P55" style:family="paragraph" style:parent-style-name="Standard">
      <style:paragraph-properties fo:text-align="center" style:justify-single-word="false"/>
      <style:text-properties style:font-name="Times New Roman3"/>
    </style:style>
    <style:style style:name="P56" style:family="paragraph" style:parent-style-name="Standard">
      <style:text-properties style:font-name="Times New Roman3" fo:font-size="10pt" style:font-size-asian="10pt" style:font-size-complex="10pt"/>
    </style:style>
    <style:style style:name="P57" style:family="paragraph" style:parent-style-name="Standard">
      <style:text-properties style:font-name="Times New Roman3" officeooo:rsid="007298c2" officeooo:paragraph-rsid="007298c2"/>
    </style:style>
    <style:style style:name="P58" style:family="paragraph" style:parent-style-name="Standard">
      <style:paragraph-properties fo:line-height="100%" fo:text-align="start" style:justify-single-word="false"/>
      <style:text-properties style:font-name="Times New Roman3"/>
    </style:style>
    <style:style style:name="P59" style:family="paragraph" style:parent-style-name="Standard">
      <style:paragraph-properties fo:line-height="100%" fo:text-align="start" style:justify-single-word="false"/>
      <style:text-properties style:font-name="Times New Roman3" officeooo:paragraph-rsid="01474931"/>
    </style:style>
    <style:style style:name="P60" style:family="paragraph" style:parent-style-name="Standard">
      <style:paragraph-properties fo:line-height="100%" fo:text-align="start" style:justify-single-word="false"/>
      <style:text-properties style:font-name="Times New Roman3" officeooo:paragraph-rsid="01b03d20"/>
    </style:style>
    <style:style style:name="P61" style:family="paragraph" style:parent-style-name="Standard">
      <style:paragraph-properties fo:line-height="100%" fo:text-align="start" style:justify-single-word="false"/>
      <style:text-properties style:font-name="Times New Roman3" officeooo:paragraph-rsid="01d1eb4e"/>
    </style:style>
    <style:style style:name="P62" style:family="paragraph" style:parent-style-name="Standard">
      <style:text-properties style:font-name="Times New Roman3" officeooo:paragraph-rsid="00c30762"/>
    </style:style>
    <style:style style:name="P63" style:family="paragraph" style:parent-style-name="Standard">
      <style:text-properties style:font-name="Times New Roman3" officeooo:paragraph-rsid="00da6ca9"/>
    </style:style>
    <style:style style:name="P64" style:family="paragraph" style:parent-style-name="Standard">
      <style:text-properties style:font-name="Times New Roman3" officeooo:paragraph-rsid="00e921da"/>
    </style:style>
    <style:style style:name="P65" style:family="paragraph" style:parent-style-name="Standard">
      <style:text-properties style:font-name="Times New Roman3" officeooo:paragraph-rsid="012063d1"/>
    </style:style>
    <style:style style:name="P66" style:family="paragraph" style:parent-style-name="Standard">
      <style:paragraph-properties>
        <style:tab-stops>
          <style:tab-stop style:position="6.2992in" style:type="right" style:leader-style="dotted" style:leader-text="."/>
        </style:tab-stops>
      </style:paragraph-properties>
    </style:style>
    <style:style style:name="P67" style:family="paragraph" style:parent-style-name="Standard">
      <style:text-properties officeooo:paragraph-rsid="00a064d0"/>
    </style:style>
    <style:style style:name="P68" style:family="paragraph" style:parent-style-name="Standard">
      <style:text-properties officeooo:paragraph-rsid="00a43766"/>
    </style:style>
    <style:style style:name="P69" style:family="paragraph" style:parent-style-name="Standard">
      <style:text-properties officeooo:paragraph-rsid="00d06836"/>
    </style:style>
    <style:style style:name="P70" style:family="paragraph" style:parent-style-name="Standard">
      <style:text-properties officeooo:paragraph-rsid="00db1b2c"/>
    </style:style>
    <style:style style:name="P71" style:family="paragraph" style:parent-style-name="Standard">
      <style:text-properties officeooo:paragraph-rsid="00e3e1af"/>
    </style:style>
    <style:style style:name="P72" style:family="paragraph" style:parent-style-name="Standard">
      <style:text-properties officeooo:paragraph-rsid="00ecc832"/>
    </style:style>
    <style:style style:name="P73" style:family="paragraph" style:parent-style-name="Standard">
      <style:text-properties officeooo:paragraph-rsid="012063d1"/>
    </style:style>
    <style:style style:name="P74" style:family="paragraph" style:parent-style-name="Standard">
      <style:text-properties officeooo:paragraph-rsid="0127d86f"/>
    </style:style>
    <style:style style:name="P75" style:family="paragraph" style:parent-style-name="Standard">
      <style:text-properties officeooo:paragraph-rsid="01285b7f"/>
    </style:style>
    <style:style style:name="P76"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77"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7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80"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50f160" officeooo:paragraph-rsid="015751cd" style:text-blinking="false" fo:background-color="transparent" style:font-weight-asian="normal" style:font-weight-complex="normal"/>
    </style:style>
    <style:style style:name="P81"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68b78f" style:text-blinking="false" fo:background-color="transparent" style:font-weight-asian="normal" style:font-weight-complex="normal"/>
    </style:style>
    <style:style style:name="P82" style:family="paragraph" style:parent-style-name="Standard">
      <style:text-properties officeooo:paragraph-rsid="013f3743"/>
    </style:style>
    <style:style style:name="P83" style:family="paragraph" style:parent-style-name="Standard">
      <style:text-properties officeooo:paragraph-rsid="014a654b"/>
    </style:style>
    <style:style style:name="P84" style:family="paragraph" style:parent-style-name="Standard">
      <style:paragraph-properties fo:text-align="justify" style:justify-single-word="false"/>
      <style:text-properties officeooo:paragraph-rsid="015751cd"/>
    </style:style>
    <style:style style:name="P85" style:family="paragraph" style:parent-style-name="Standard">
      <style:text-properties officeooo:paragraph-rsid="016c8764"/>
    </style:style>
    <style:style style:name="P86" style:family="paragraph" style:parent-style-name="Standard">
      <style:text-properties officeooo:paragraph-rsid="019789fe"/>
    </style:style>
    <style:style style:name="P87" style:family="paragraph" style:parent-style-name="Standard">
      <style:text-properties officeooo:paragraph-rsid="01a55e36"/>
    </style:style>
    <style:style style:name="P88" style:family="paragraph" style:parent-style-name="Standard">
      <style:text-properties officeooo:paragraph-rsid="01c54de1"/>
    </style:style>
    <style:style style:name="P89" style:family="paragraph" style:parent-style-name="Standard">
      <style:text-properties officeooo:paragraph-rsid="01c7eb29"/>
    </style:style>
    <style:style style:name="P90" style:family="paragraph" style:parent-style-name="Standard">
      <style:text-properties officeooo:paragraph-rsid="01c97b2a"/>
    </style:style>
    <style:style style:name="P91" style:family="paragraph" style:parent-style-name="Bibliography_20_Heading">
      <style:paragraph-properties fo:break-before="page"/>
    </style:style>
    <style:style style:name="P92" style:family="paragraph" style:parent-style-name="Table">
      <style:text-properties officeooo:paragraph-rsid="0067bd13"/>
    </style:style>
    <style:style style:name="P93" style:family="paragraph" style:parent-style-name="Table">
      <style:text-properties officeooo:paragraph-rsid="0068d572"/>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end" style:justify-single-word="false"/>
    </style:style>
    <style:style style:name="P96" style:family="paragraph" style:parent-style-name="Table_20_index_20_1">
      <style:paragraph-properties>
        <style:tab-stops>
          <style:tab-stop style:position="6.2992in" style:type="right" style:leader-style="dotted" style:leader-text="."/>
        </style:tab-stops>
      </style:paragraph-properties>
    </style:style>
    <style:style style:name="P97"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98" style:family="paragraph" style:parent-style-name="Text_20_body">
      <style:text-properties officeooo:paragraph-rsid="012063d1"/>
    </style:style>
    <style:style style:name="P99" style:family="paragraph" style:parent-style-name="Figure_20_Index_20_1">
      <style:paragraph-properties>
        <style:tab-stops>
          <style:tab-stop style:position="6.2992in" style:type="right" style:leader-style="dotted" style:leader-text="."/>
        </style:tab-stops>
      </style:paragraph-properties>
    </style:style>
    <style:style style:name="P100" style:family="paragraph" style:parent-style-name="Figure_20_Index_20_1">
      <style:paragraph-properties>
        <style:tab-stops>
          <style:tab-stop style:position="6.2992in" style:type="right" style:leader-style="dotted" style:leader-text="."/>
        </style:tab-stops>
      </style:paragraph-properties>
    </style:style>
    <style:style style:name="P101" style:family="paragraph" style:parent-style-name="Heading_20_1">
      <style:paragraph-properties fo:break-before="page"/>
    </style:style>
    <style:style style:name="P102"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 style:font-size-complex="16.1000003814697pt" style:font-weight-complex="bold"/>
    </style:style>
    <style:style style:name="P103" style:family="paragraph" style:parent-style-name="Heading_20_3">
      <style:text-properties officeooo:rsid="0026351b"/>
    </style:style>
    <style:style style:name="P104" style:family="paragraph" style:parent-style-name="Heading_20_3">
      <style:text-properties officeooo:rsid="00a22d67"/>
    </style:style>
    <style:style style:name="P105" style:family="paragraph" style:parent-style-name="Heading_20_3">
      <style:text-properties style:font-name="Times New Roman4" fo:font-size="12pt" fo:font-weight="bold" officeooo:rsid="012025f5" officeooo:paragraph-rsid="012063d1" style:font-name-asian="Microsoft YaHei" style:font-size-asian="14.1000003814697pt" style:font-weight-asian="bold" style:font-name-complex="Arial" style:font-size-complex="14.1000003814697pt" style:font-weight-complex="bold"/>
    </style:style>
    <style:style style:name="P106" style:family="paragraph" style:parent-style-name="Heading_20_4">
      <style:text-properties style:font-name="Times New Roman2" fo:font-size="12pt" fo:font-style="normal" fo:font-weight="normal" officeooo:rsid="012063d1" officeooo:paragraph-rsid="012063d1" style:font-name-asian="Microsoft YaHei" style:font-size-asian="13.3000001907349pt" style:font-style-asian="normal" style:font-weight-asian="bold" style:font-name-complex="Arial" style:font-size-complex="13.3000001907349pt" style:font-style-complex="normal" style:font-weight-complex="bold"/>
    </style:style>
    <style:style style:name="P107" style:family="paragraph" style:parent-style-name="Heading_20_4">
      <style:text-properties officeooo:rsid="0137c611" officeooo:paragraph-rsid="0137c611"/>
    </style:style>
    <style:style style:name="P108" style:family="paragraph" style:parent-style-name="Heading_20_4">
      <style:text-properties officeooo:rsid="01467c1f" officeooo:paragraph-rsid="01467c1f"/>
    </style:style>
    <style:style style:name="P109" style:family="paragraph" style:parent-style-name="Heading_20_4">
      <style:text-properties officeooo:rsid="015f41b5" officeooo:paragraph-rsid="015f41b5"/>
    </style:style>
    <style:style style:name="P110" style:family="paragraph" style:parent-style-name="Heading_20_4">
      <style:text-properties officeooo:rsid="01866dab" officeooo:paragraph-rsid="01866dab"/>
    </style:style>
    <style:style style:name="P111" style:family="paragraph" style:parent-style-name="Heading_20_4">
      <style:text-properties officeooo:rsid="01866dab" officeooo:paragraph-rsid="0197f697"/>
    </style:style>
    <style:style style:name="P112" style:family="paragraph" style:parent-style-name="Heading_20_4">
      <style:text-properties fo:font-variant="normal" fo:text-transform="none" fo:color="#000000" style:text-line-through-style="none" style:text-line-through-type="none" style:font-name="Times New Roman3" fo:font-size="12pt" fo:font-style="normal" style:text-underline-style="none" fo:font-weight="normal" officeooo:rsid="01d2dbe4" officeooo:paragraph-rsid="01d2dbe4" style:text-blinking="false" fo:background-color="transparent" style:font-name-asian="Microsoft YaHei" style:font-size-asian="13.3000001907349pt" style:font-style-asian="italic" style:font-weight-asian="normal" style:font-name-complex="Arial" style:font-size-complex="13.3000001907349pt" style:font-style-complex="italic" style:font-weight-complex="normal"/>
    </style:style>
    <style:style style:name="P113"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114"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15" style:family="paragraph" style:parent-style-name="Padrão">
      <style:paragraph-properties fo:margin-top="0in" fo:margin-bottom="0in" loext:contextual-spacing="false" fo:line-height="150%" fo:text-align="start" style:justify-single-word="false"/>
      <style:text-properties officeooo:rsid="002e68fb" officeooo:paragraph-rsid="01f23fbc"/>
    </style:style>
    <style:style style:name="P116" style:family="paragraph" style:parent-style-name="Padrão">
      <style:paragraph-properties fo:margin-top="0in" fo:margin-bottom="0in" loext:contextual-spacing="false" fo:line-height="150%" fo:text-align="start" style:justify-single-word="false"/>
      <style:text-properties officeooo:rsid="01f23fbc" officeooo:paragraph-rsid="01f7159e"/>
    </style:style>
    <style:style style:name="P117" style:family="paragraph" style:parent-style-name="Standard" style:list-style-name="L1">
      <style:text-properties style:font-name="Times New Roman3"/>
    </style:style>
    <style:style style:name="P118" style:family="paragraph" style:parent-style-name="Standard" style:list-style-name="L2">
      <style:text-properties style:font-name="Times New Roman3"/>
    </style:style>
    <style:style style:name="P119" style:family="paragraph" style:parent-style-name="Standard" style:list-style-name="L3">
      <style:text-properties style:font-name="Times New Roman3"/>
    </style:style>
    <style:style style:name="P120" style:family="paragraph" style:parent-style-name="Standard" style:list-style-name="L4">
      <style:text-properties style:font-name="Times New Roman3"/>
    </style:style>
    <style:style style:name="P121" style:family="paragraph" style:parent-style-name="Standard" style:list-style-name="L5">
      <style:text-properties style:font-name="Times New Roman3"/>
    </style:style>
    <style:style style:name="P122" style:family="paragraph" style:parent-style-name="Standard" style:list-style-name="L6">
      <style:text-properties style:font-name="Times New Roman3"/>
    </style:style>
    <style:style style:name="P123" style:family="paragraph" style:parent-style-name="Standard" style:list-style-name="L7">
      <style:text-properties style:font-name="Times New Roman3"/>
    </style:style>
    <style:style style:name="P124"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125"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7eb29" style:text-blinking="false" fo:background-color="transparent" style:font-weight-asian="normal" style:font-weight-complex="normal"/>
    </style:style>
    <style:style style:name="P126"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12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1eb4e" style:text-blinking="false" fo:background-color="transparent" style:font-weight-asian="normal" style:font-weight-complex="normal"/>
    </style:style>
    <style:style style:name="P128"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39a5ed" officeooo:paragraph-rsid="01d1eb4e" style:text-blinking="false" fo:background-color="transparent" style:font-weight-asian="normal" style:font-weight-complex="normal"/>
    </style:style>
    <style:style style:name="P12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d1eb4e" style:text-blinking="false" fo:background-color="transparent" style:font-weight-asian="normal" style:font-weight-complex="normal"/>
    </style:style>
    <style:style style:name="P130" style:family="paragraph" style:parent-style-name="Standard">
      <style:text-properties officeooo:paragraph-rsid="01d2dbe4"/>
    </style:style>
    <style:style style:name="P131" style:family="paragraph" style:parent-style-name="Standard">
      <style:paragraph-properties fo:line-height="100%" fo:text-align="start" style:justify-single-word="false"/>
      <style:text-properties officeooo:paragraph-rsid="01d5c74b"/>
    </style:style>
    <style:style style:name="P132" style:family="paragraph" style:parent-style-name="Standard">
      <style:text-properties officeooo:paragraph-rsid="01d6616f"/>
    </style:style>
    <style:style style:name="P133" style:family="paragraph" style:parent-style-name="Standard">
      <style:text-properties officeooo:paragraph-rsid="01d683c1"/>
    </style:style>
    <style:style style:name="P134" style:family="paragraph" style:parent-style-name="Standard">
      <style:text-properties officeooo:paragraph-rsid="01c7eb29"/>
    </style:style>
    <style:style style:name="P135" style:family="paragraph" style:parent-style-name="Standard">
      <style:paragraph-properties>
        <style:tab-stops>
          <style:tab-stop style:position="6.2992in" style:type="right" style:leader-style="dotted" style:leader-text="."/>
        </style:tab-stops>
      </style:paragraph-properties>
    </style:style>
    <style:style style:name="P136" style:family="paragraph" style:parent-style-name="Table_20_index_20_1">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style="italic" officeooo:rsid="0190e2f2" style:font-style-asian="italic"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83"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7"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90"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91"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92"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93"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95"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96"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187889a"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18dd26f"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officeooo:rsid="01913ddc"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officeooo:rsid="019789fe"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1c54de1"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officeooo:rsid="01c7eb29"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officeooo:rsid="01c97b2a"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2150826"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29"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30"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31"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32"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name-asian="Microsoft YaHei" style:font-size-asian="14.1000003814697pt" style:font-weight-asian="normal" style:font-name-complex="Arial" style:font-size-complex="14.1000003814697pt" style:font-weight-complex="normal"/>
    </style:style>
    <style:style style:name="T133"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34"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35"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36" style:family="text">
      <style:text-properties fo:font-variant="normal" fo:text-transform="none" fo:color="#000000" style:text-line-through-style="none" style:text-line-through-type="none" style:font-name="Times New Roman3" fo:font-size="12pt" fo:font-style="normal" style:text-underline-style="none" fo:font-weight="bold" officeooo:rsid="01913ddc" style:text-blinking="false" fo:background-color="transparent" loext:char-shading-value="0" style:font-weight-asian="bold" style:font-weight-complex="bold"/>
    </style:style>
    <style:style style:name="T137" style:family="text">
      <style:text-properties fo:font-variant="normal" fo:text-transform="none" fo:color="#000000" style:text-line-through-style="none" style:text-line-through-type="none" style:font-name="Times New Roman3" fo:font-size="12pt" fo:font-style="normal" style:text-underline-style="none" fo:font-weight="bold" officeooo:rsid="014a654b" style:text-blinking="false" fo:background-color="transparent" loext:char-shading-value="0" style:font-weight-asian="bold" style:font-weight-complex="bold"/>
    </style:style>
    <style:style style:name="T138"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39"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41" style:family="text">
      <style:text-properties fo:font-variant="normal" fo:text-transform="none" fo:color="#000000" style:text-line-through-style="none" style:text-line-through-type="none" style:font-name="Times New Roman3"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42" style:family="text">
      <style:text-properties fo:font-variant="normal" fo:text-transform="none" fo:color="#000000" style:text-line-through-style="none" style:text-line-through-type="none" style:font-name="Times New Roman3"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3"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44"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52" style:family="text">
      <style:text-properties officeooo:rsid="0052fe51"/>
    </style:style>
    <style:style style:name="T153" style:family="text">
      <style:text-properties officeooo:rsid="00337206"/>
    </style:style>
    <style:style style:name="T154" style:family="text">
      <style:text-properties officeooo:rsid="0212c88e"/>
    </style:style>
    <style:style style:name="T155" style:family="text">
      <style:text-properties officeooo:rsid="01bea9c2"/>
    </style:style>
    <style:style style:name="T156" style:family="text">
      <style:text-properties officeooo:rsid="005c4e21"/>
    </style:style>
    <style:style style:name="T157" style:family="text">
      <style:text-properties fo:font-style="normal" style:font-style-asian="normal" style:font-style-complex="normal"/>
    </style:style>
    <style:style style:name="T158" style:family="text">
      <style:text-properties fo:font-style="normal" officeooo:rsid="005f4c70" style:font-style-asian="normal" style:font-style-complex="normal"/>
    </style:style>
    <style:style style:name="T159" style:family="text">
      <style:text-properties fo:font-style="normal" officeooo:rsid="005dccd8" style:font-style-asian="normal" style:font-style-complex="normal"/>
    </style:style>
    <style:style style:name="T160" style:family="text">
      <style:text-properties fo:font-style="normal" officeooo:rsid="007fdfb8" style:font-style-asian="normal" style:font-style-complex="normal"/>
    </style:style>
    <style:style style:name="T161" style:family="text">
      <style:text-properties fo:font-style="normal" officeooo:rsid="02bff446" style:font-style-asian="normal" style:font-style-complex="normal"/>
    </style:style>
    <style:style style:name="T162" style:family="text">
      <style:text-properties fo:font-style="normal" officeooo:rsid="02220dc0" style:font-style-asian="normal" style:font-style-complex="normal"/>
    </style:style>
    <style:style style:name="T163" style:family="text">
      <style:text-properties fo:font-style="normal" officeooo:rsid="02706069" style:font-style-asian="normal" style:font-style-complex="normal"/>
    </style:style>
    <style:style style:name="T164" style:family="text">
      <style:text-properties fo:font-style="normal" officeooo:rsid="0270cd37" style:font-style-asian="normal" style:font-style-complex="normal"/>
    </style:style>
    <style:style style:name="T165" style:family="text">
      <style:text-properties fo:font-style="normal" officeooo:rsid="025130f0" style:font-style-asian="normal" style:font-style-complex="normal"/>
    </style:style>
    <style:style style:name="T166" style:family="text">
      <style:text-properties fo:font-style="normal" officeooo:rsid="025f145f" style:font-style-asian="normal" style:font-style-complex="normal"/>
    </style:style>
    <style:style style:name="T167" style:family="text">
      <style:text-properties fo:font-style="normal" officeooo:rsid="025a2026" style:font-style-asian="normal" style:font-style-complex="normal"/>
    </style:style>
    <style:style style:name="T168" style:family="text">
      <style:text-properties fo:font-style="normal" officeooo:rsid="0279e243" style:font-style-asian="normal" style:font-style-complex="normal"/>
    </style:style>
    <style:style style:name="T169" style:family="text">
      <style:text-properties fo:font-style="normal" officeooo:rsid="0177e33f" style:font-style-asian="normal" style:font-style-complex="normal"/>
    </style:style>
    <style:style style:name="T170" style:family="text">
      <style:text-properties fo:font-style="normal" officeooo:rsid="01d4d014" style:font-style-asian="normal" style:font-style-complex="normal"/>
    </style:style>
    <style:style style:name="T171" style:family="text">
      <style:text-properties fo:font-style="normal" officeooo:rsid="01eb4ba5" style:font-style-asian="normal" style:font-style-complex="normal"/>
    </style:style>
    <style:style style:name="T172" style:family="text">
      <style:text-properties fo:font-style="normal" officeooo:rsid="012a88e4" style:font-style-asian="normal" style:font-style-complex="normal"/>
    </style:style>
    <style:style style:name="T173" style:family="text">
      <style:text-properties fo:font-style="normal" officeooo:rsid="0190e2f2" style:font-style-asian="normal" style:font-style-complex="normal"/>
    </style:style>
    <style:style style:name="T174" style:family="text">
      <style:text-properties fo:font-style="normal" officeooo:rsid="01a460c4" style:font-style-asian="normal" style:font-style-complex="normal"/>
    </style:style>
    <style:style style:name="T175" style:family="text">
      <style:text-properties fo:font-style="normal" style:text-underline-style="none" officeooo:rsid="01cc5884" style:font-style-asian="normal" style:font-style-complex="normal"/>
    </style:style>
    <style:style style:name="T176" style:family="text">
      <style:text-properties officeooo:rsid="005f4c70"/>
    </style:style>
    <style:style style:name="T177" style:family="text">
      <style:text-properties officeooo:rsid="0038ad7b"/>
    </style:style>
    <style:style style:name="T178" style:family="text">
      <style:text-properties officeooo:rsid="003d6252"/>
    </style:style>
    <style:style style:name="T179" style:family="text">
      <style:text-properties officeooo:rsid="003a9a87"/>
    </style:style>
    <style:style style:name="T180" style:family="text">
      <style:text-properties officeooo:rsid="004ee3bf"/>
    </style:style>
    <style:style style:name="T181" style:family="text">
      <style:text-properties officeooo:rsid="007449b3"/>
    </style:style>
    <style:style style:name="T182" style:family="text">
      <style:text-properties officeooo:rsid="0075f198"/>
    </style:style>
    <style:style style:name="T183" style:family="text">
      <style:text-properties officeooo:rsid="008e6ac1"/>
    </style:style>
    <style:style style:name="T184" style:family="text">
      <style:text-properties officeooo:rsid="007fdfb8"/>
    </style:style>
    <style:style style:name="T185" style:family="text">
      <style:text-properties officeooo:rsid="00a22d67"/>
    </style:style>
    <style:style style:name="T186" style:family="text">
      <style:text-properties officeooo:rsid="02919736"/>
    </style:style>
    <style:style style:name="T187" style:family="text">
      <style:text-properties officeooo:rsid="00cba0f4"/>
    </style:style>
    <style:style style:name="T188" style:family="text">
      <style:text-properties officeooo:rsid="00cd2d2c"/>
    </style:style>
    <style:style style:name="T189" style:family="text">
      <style:text-properties officeooo:rsid="028d6f96"/>
    </style:style>
    <style:style style:name="T190" style:family="text">
      <style:text-properties officeooo:rsid="00db9730"/>
    </style:style>
    <style:style style:name="T191" style:family="text">
      <style:text-properties officeooo:rsid="00ddd4f1"/>
    </style:style>
    <style:style style:name="T192" style:family="text">
      <style:text-properties officeooo:rsid="00e24243"/>
    </style:style>
    <style:style style:name="T193" style:family="text">
      <style:text-properties officeooo:rsid="029919aa"/>
    </style:style>
    <style:style style:name="T194" style:family="text">
      <style:text-properties officeooo:rsid="00e2c3b2"/>
    </style:style>
    <style:style style:name="T195" style:family="text">
      <style:text-properties officeooo:rsid="00e39cde"/>
    </style:style>
    <style:style style:name="T196" style:family="text">
      <style:text-properties officeooo:rsid="02bff446"/>
    </style:style>
    <style:style style:name="T197" style:family="text">
      <style:text-properties officeooo:rsid="02c15c2c"/>
    </style:style>
    <style:style style:name="T198" style:family="text">
      <style:text-properties officeooo:rsid="027df348"/>
    </style:style>
    <style:style style:name="T199" style:family="text">
      <style:text-properties officeooo:rsid="02827da0"/>
    </style:style>
    <style:style style:name="T200" style:family="text">
      <style:text-properties officeooo:rsid="02205b39"/>
    </style:style>
    <style:style style:name="T201" style:family="text">
      <style:text-properties officeooo:rsid="02220dc0"/>
    </style:style>
    <style:style style:name="T202" style:family="text">
      <style:text-properties officeooo:rsid="01170e46"/>
    </style:style>
    <style:style style:name="T203" style:family="text">
      <style:text-properties officeooo:rsid="0117c2b9"/>
    </style:style>
    <style:style style:name="T204" style:family="text">
      <style:text-properties officeooo:rsid="013c6c21"/>
    </style:style>
    <style:style style:name="T205" style:family="text">
      <style:text-properties officeooo:rsid="015c77cd"/>
    </style:style>
    <style:style style:name="T206" style:family="text">
      <style:text-properties officeooo:rsid="02232650"/>
    </style:style>
    <style:style style:name="T207" style:family="text">
      <style:text-properties officeooo:rsid="022f8aba"/>
    </style:style>
    <style:style style:name="T208" style:family="text">
      <style:text-properties officeooo:rsid="024474ae"/>
    </style:style>
    <style:style style:name="T209" style:family="text">
      <style:text-properties officeooo:rsid="01691cc0"/>
    </style:style>
    <style:style style:name="T210" style:family="text">
      <style:text-properties officeooo:rsid="0161f4e1"/>
    </style:style>
    <style:style style:name="T211" style:family="text">
      <style:text-properties officeooo:rsid="024e1e84"/>
    </style:style>
    <style:style style:name="T212" style:family="text">
      <style:text-properties officeooo:rsid="025130f0"/>
    </style:style>
    <style:style style:name="T213" style:family="text">
      <style:text-properties officeooo:rsid="025505ad"/>
    </style:style>
    <style:style style:name="T214" style:family="text">
      <style:text-properties officeooo:rsid="0260ca95"/>
    </style:style>
    <style:style style:name="T215" style:family="text">
      <style:text-properties officeooo:rsid="02706069"/>
    </style:style>
    <style:style style:name="T216" style:family="text">
      <style:text-properties officeooo:rsid="008195b7"/>
    </style:style>
    <style:style style:name="T217" style:family="text">
      <style:text-properties officeooo:rsid="017e40b9"/>
    </style:style>
    <style:style style:name="T218" style:family="text">
      <style:text-properties officeooo:rsid="018bb668"/>
    </style:style>
    <style:style style:name="T219" style:family="text">
      <style:text-properties officeooo:rsid="018c2241"/>
    </style:style>
    <style:style style:name="T220" style:family="text">
      <style:text-properties officeooo:rsid="018d044c"/>
    </style:style>
    <style:style style:name="T221" style:family="text">
      <style:text-properties officeooo:rsid="018e6af9"/>
    </style:style>
    <style:style style:name="T222" style:family="text">
      <style:text-properties officeooo:rsid="0197289d"/>
    </style:style>
    <style:style style:name="T223" style:family="text">
      <style:text-properties officeooo:rsid="01905c75"/>
    </style:style>
    <style:style style:name="T224" style:family="text">
      <style:text-properties officeooo:rsid="0198c98b"/>
    </style:style>
    <style:style style:name="T225" style:family="text">
      <style:text-properties officeooo:rsid="01a62d4c"/>
    </style:style>
    <style:style style:name="T226" style:family="text">
      <style:text-properties officeooo:rsid="01a7c5aa"/>
    </style:style>
    <style:style style:name="T227" style:family="text">
      <style:text-properties officeooo:rsid="01a6dd16"/>
    </style:style>
    <style:style style:name="T228" style:family="text">
      <style:text-properties officeooo:rsid="01b1e2fe"/>
    </style:style>
    <style:style style:name="T229" style:family="text">
      <style:text-properties officeooo:rsid="01d4d014"/>
    </style:style>
    <style:style style:name="T230" style:family="text">
      <style:text-properties officeooo:rsid="01d62a78"/>
    </style:style>
    <style:style style:name="T231" style:family="text">
      <style:text-properties officeooo:rsid="01d66e9e"/>
    </style:style>
    <style:style style:name="T232" style:family="text">
      <style:text-properties officeooo:rsid="01d599be"/>
    </style:style>
    <style:style style:name="T233" style:family="text">
      <style:text-properties officeooo:rsid="01c8b8d9"/>
    </style:style>
    <style:style style:name="T234" style:family="text">
      <style:text-properties officeooo:rsid="01e7c8e7"/>
    </style:style>
    <style:style style:name="T235" style:family="text">
      <style:text-properties officeooo:rsid="01e7df6a"/>
    </style:style>
    <style:style style:name="T236" style:family="text">
      <style:text-properties officeooo:rsid="01eb354e"/>
    </style:style>
    <style:style style:name="T237" style:family="text">
      <style:text-properties officeooo:rsid="01eb4ba5"/>
    </style:style>
    <style:style style:name="T238" style:family="text">
      <style:text-properties officeooo:rsid="01eecde3"/>
    </style:style>
    <style:style style:name="T239" style:family="text">
      <style:text-properties fo:font-weight="normal" officeooo:rsid="01d57959" style:font-weight-asian="normal" style:font-weight-complex="normal"/>
    </style:style>
    <style:style style:name="T240" style:family="text">
      <style:text-properties fo:font-weight="normal" officeooo:rsid="01eecde3" style:font-weight-asian="normal" style:font-weight-complex="normal"/>
    </style:style>
    <style:style style:name="T241" style:family="text">
      <style:text-properties fo:font-weight="normal" officeooo:rsid="01f44c30" style:font-weight-asian="normal" style:font-weight-complex="normal"/>
    </style:style>
    <style:style style:name="T242" style:family="text">
      <style:text-properties fo:font-weight="normal" officeooo:rsid="01c8b8d9" style:font-weight-asian="normal" style:font-weight-complex="normal"/>
    </style:style>
    <style:style style:name="T243" style:family="text">
      <style:text-properties fo:font-weight="normal" officeooo:rsid="012a88e4" style:font-weight-asian="normal" style:font-weight-complex="normal"/>
    </style:style>
    <style:style style:name="T244" style:family="text">
      <style:text-properties officeooo:rsid="02e6dc98"/>
    </style:style>
    <style:style style:name="T245" style:family="text">
      <style:text-properties officeooo:rsid="030cb7a2"/>
    </style:style>
    <style:style style:name="T246" style:family="text">
      <style:text-properties officeooo:rsid="030eb1fa"/>
    </style:style>
    <style:style style:name="T247" style:family="text">
      <style:text-properties officeooo:rsid="03165a24"/>
    </style:style>
    <style:style style:name="T248" style:family="text">
      <style:text-properties fo:font-weight="bold" style:font-weight-asian="bold" style:font-weight-complex="bold"/>
    </style:style>
    <style:style style:name="T249" style:family="text">
      <style:text-properties fo:font-weight="bold" officeooo:rsid="0129cd15" style:font-weight-asian="bold" style:font-weight-complex="bold"/>
    </style:style>
    <style:style style:name="T250" style:family="text">
      <style:text-properties fo:font-weight="bold" officeooo:rsid="012a88e4" style:font-weight-asian="bold" style:font-weight-complex="bold"/>
    </style:style>
    <style:style style:name="T251" style:family="text">
      <style:text-properties fo:font-weight="bold" officeooo:rsid="01e395ad" style:font-weight-asian="bold" style:font-weight-complex="bold"/>
    </style:style>
    <style:style style:name="T252" style:family="text">
      <style:text-properties fo:font-weight="bold" officeooo:rsid="013c6c21" style:font-weight-asian="bold" style:font-weight-complex="bold"/>
    </style:style>
    <style:style style:name="T253" style:family="text">
      <style:text-properties fo:font-weight="bold" officeooo:rsid="023fc9fa" style:font-weight-asian="bold" style:font-weight-complex="bold"/>
    </style:style>
    <style:style style:name="T254" style:family="text">
      <style:text-properties fo:font-weight="bold" officeooo:rsid="02150826" style:font-weight-asian="bold" style:font-weight-complex="bold"/>
    </style:style>
    <style:style style:name="T255" style:family="text">
      <style:text-properties fo:font-weight="bold" officeooo:rsid="02efce05" style:font-weight-asian="bold" style:font-weight-complex="bold"/>
    </style:style>
    <style:style style:name="T256" style:family="text">
      <style:text-properties fo:font-weight="bold" officeooo:rsid="0211ada0" style:font-weight-asian="bold" style:font-weight-complex="bold"/>
    </style:style>
    <style:style style:name="T257" style:family="text">
      <style:text-properties fo:font-weight="bold" officeooo:rsid="0216a4e9" style:font-weight-asian="bold" style:font-weight-complex="bold"/>
    </style:style>
    <style:style style:name="T258" style:family="text">
      <style:text-properties fo:font-weight="bold" officeooo:rsid="015f41b5" style:font-weight-asian="bold" style:font-weight-complex="bold"/>
    </style:style>
    <style:style style:name="T259" style:family="text">
      <style:text-properties fo:font-weight="bold" officeooo:rsid="01ad876e" style:font-weight-asian="bold" style:font-weight-complex="bold"/>
    </style:style>
    <style:style style:name="T260" style:family="text">
      <style:text-properties officeooo:rsid="0129cd15"/>
    </style:style>
    <style:style style:name="T261" style:family="text">
      <style:text-properties officeooo:rsid="012a88e4"/>
    </style:style>
    <style:style style:name="T262" style:family="text">
      <style:text-properties officeooo:rsid="020cb1a3"/>
    </style:style>
    <style:style style:name="T263" style:family="text">
      <style:text-properties fo:color="#000000" style:font-name="Times New Roman3" style:text-underline-style="none"/>
    </style:style>
    <style:style style:name="T264" style:family="text">
      <style:text-properties fo:color="#000000" style:font-name="Times New Roman3" fo:font-size="10pt" style:text-underline-style="none" style:font-size-asian="10pt" style:font-size-complex="10pt"/>
    </style:style>
    <style:style style:name="T265" style:family="text">
      <style:text-properties officeooo:rsid="01e395ad"/>
    </style:style>
    <style:style style:name="T266" style:family="text">
      <style:text-properties officeooo:rsid="023fc9fa"/>
    </style:style>
    <style:style style:name="T267" style:family="text">
      <style:text-properties officeooo:rsid="02150826"/>
    </style:style>
    <style:style style:name="T268" style:family="text">
      <style:text-properties officeooo:rsid="018245ac"/>
    </style:style>
    <style:style style:name="T269" style:family="text">
      <style:text-properties officeooo:rsid="02efce05"/>
    </style:style>
    <style:style style:name="T270" style:family="text">
      <style:text-properties officeooo:rsid="0211ada0"/>
    </style:style>
    <style:style style:name="T271" style:family="text">
      <style:text-properties officeooo:rsid="006bd75f"/>
    </style:style>
    <style:style style:name="T272" style:family="text">
      <style:text-properties officeooo:rsid="0216a4e9"/>
    </style:style>
    <style:style style:name="T273" style:family="text">
      <style:text-properties officeooo:rsid="011d8d45"/>
    </style:style>
    <style:style style:name="T274" style:family="text">
      <style:text-properties officeooo:rsid="024ee7a5"/>
    </style:style>
    <style:style style:name="T275" style:family="text">
      <style:text-properties officeooo:rsid="025a2026"/>
    </style:style>
    <style:style style:name="T276" style:family="text">
      <style:text-properties officeooo:rsid="025b0c59"/>
    </style:style>
    <style:style style:name="T277" style:family="text">
      <style:text-properties officeooo:rsid="001a3eb7"/>
    </style:style>
    <style:style style:name="T278" style:family="text">
      <style:text-properties style:font-name="Times New Roman3"/>
    </style:style>
    <style:style style:name="T279" style:family="text">
      <style:text-properties style:font-name="Times New Roman3" fo:font-style="normal" style:font-style-asian="normal" style:font-style-complex="normal"/>
    </style:style>
    <style:style style:name="T280" style:family="text">
      <style:text-properties style:font-name="Times New Roman3" fo:font-style="normal" officeooo:rsid="001c588f" style:font-style-asian="normal" style:font-style-complex="normal"/>
    </style:style>
    <style:style style:name="T281" style:family="text">
      <style:text-properties style:font-name="Times New Roman3" fo:font-style="normal" officeooo:rsid="0270cd37" style:font-style-asian="normal" style:font-style-complex="normal"/>
    </style:style>
    <style:style style:name="T282" style:family="text">
      <style:text-properties style:font-name="Times New Roman3" fo:font-style="normal" officeooo:rsid="00e806e6" style:font-style-asian="normal" style:font-style-complex="normal"/>
    </style:style>
    <style:style style:name="T283" style:family="text">
      <style:text-properties style:font-name="Times New Roman3" fo:font-style="normal" officeooo:rsid="00e8f25a" style:font-style-asian="normal" style:font-style-complex="normal"/>
    </style:style>
    <style:style style:name="T284" style:family="text">
      <style:text-properties style:font-name="Times New Roman3" fo:font-style="normal" officeooo:rsid="025f145f" style:font-style-asian="normal" style:font-style-complex="normal"/>
    </style:style>
    <style:style style:name="T285" style:family="text">
      <style:text-properties style:font-name="Times New Roman3" fo:font-style="normal" officeooo:rsid="025a2026" style:font-style-asian="normal" style:font-style-complex="normal"/>
    </style:style>
    <style:style style:name="T286" style:family="text">
      <style:text-properties style:font-name="Times New Roman3" fo:font-style="normal" officeooo:rsid="002867bb" style:font-style-asian="normal" style:font-style-complex="normal"/>
    </style:style>
    <style:style style:name="T287" style:family="text">
      <style:text-properties style:font-name="Times New Roman3" fo:font-style="normal" officeooo:rsid="0174b54c" style:font-style-asian="normal" style:font-style-complex="normal"/>
    </style:style>
    <style:style style:name="T288" style:family="text">
      <style:text-properties style:font-name="Times New Roman3" fo:font-style="normal" officeooo:rsid="01c7eb29" style:font-style-asian="normal" style:font-style-complex="normal"/>
    </style:style>
    <style:style style:name="T289" style:family="text">
      <style:text-properties style:font-name="Times New Roman3" fo:font-weight="bold" style:font-weight-asian="bold" style:font-weight-complex="bold"/>
    </style:style>
    <style:style style:name="T290" style:family="text">
      <style:text-properties style:font-name="Times New Roman3" fo:font-weight="bold" officeooo:rsid="006d6574" style:font-weight-asian="bold" style:font-weight-complex="bold"/>
    </style:style>
    <style:style style:name="T291" style:family="text">
      <style:text-properties style:font-name="Times New Roman3" fo:font-weight="bold" officeooo:rsid="02150826" style:font-weight-asian="bold" style:font-weight-complex="bold"/>
    </style:style>
    <style:style style:name="T292" style:family="text">
      <style:text-properties style:font-name="Times New Roman3" fo:font-weight="bold" officeooo:rsid="0239a5ed" style:font-weight-asian="bold" style:font-weight-complex="bold"/>
    </style:style>
    <style:style style:name="T293" style:family="text">
      <style:text-properties style:font-name="Times New Roman3" style:text-underline-style="none"/>
    </style:style>
    <style:style style:name="T294" style:family="text">
      <style:text-properties style:font-name="Times New Roman3" style:text-underline-style="none" officeooo:rsid="0129cd15"/>
    </style:style>
    <style:style style:name="T295" style:family="text">
      <style:text-properties style:font-name="Times New Roman3" officeooo:rsid="007449b3"/>
    </style:style>
    <style:style style:name="T296" style:family="text">
      <style:text-properties style:font-name="Times New Roman3" officeooo:rsid="008195b7"/>
    </style:style>
    <style:style style:name="T297" style:family="text">
      <style:text-properties style:font-name="Times New Roman3" fo:font-style="italic" style:font-style-asian="italic" style:font-style-complex="italic"/>
    </style:style>
    <style:style style:name="T298" style:family="text">
      <style:text-properties style:font-name="Times New Roman3" fo:font-style="italic" officeooo:rsid="025130f0" style:font-style-asian="italic" style:font-style-complex="italic"/>
    </style:style>
    <style:style style:name="T299" style:family="text">
      <style:text-properties style:font-name="Times New Roman3" fo:font-style="italic" officeooo:rsid="00ecc832" style:font-style-asian="italic" style:font-style-complex="italic"/>
    </style:style>
    <style:style style:name="T300" style:family="text">
      <style:text-properties style:font-name="Times New Roman3" officeooo:rsid="00baadf9"/>
    </style:style>
    <style:style style:name="T301" style:family="text">
      <style:text-properties style:font-name="Times New Roman3" officeooo:rsid="00bbead3"/>
    </style:style>
    <style:style style:name="T302" style:family="text">
      <style:text-properties style:font-name="Times New Roman3" officeooo:rsid="00bdce9d"/>
    </style:style>
    <style:style style:name="T303" style:family="text">
      <style:text-properties style:font-name="Times New Roman3" officeooo:rsid="0296db51"/>
    </style:style>
    <style:style style:name="T304" style:family="text">
      <style:text-properties style:font-name="Times New Roman3" officeooo:rsid="00bf063e"/>
    </style:style>
    <style:style style:name="T305" style:family="text">
      <style:text-properties style:font-name="Times New Roman3" officeooo:rsid="00bf874e"/>
    </style:style>
    <style:style style:name="T306" style:family="text">
      <style:text-properties style:font-name="Times New Roman3" officeooo:rsid="00cdc9f2"/>
    </style:style>
    <style:style style:name="T307" style:family="text">
      <style:text-properties style:font-name="Times New Roman3" officeooo:rsid="00cfc3bf"/>
    </style:style>
    <style:style style:name="T308" style:family="text">
      <style:text-properties style:font-name="Times New Roman3" officeooo:rsid="00d06836"/>
    </style:style>
    <style:style style:name="T309" style:family="text">
      <style:text-properties style:font-name="Times New Roman3" officeooo:rsid="01393f92"/>
    </style:style>
    <style:style style:name="T310" style:family="text">
      <style:text-properties style:font-name="Times New Roman3" officeooo:rsid="00db1b2c"/>
    </style:style>
    <style:style style:name="T311" style:family="text">
      <style:text-properties style:font-name="Times New Roman3" officeooo:rsid="025130f0"/>
    </style:style>
    <style:style style:name="T312" style:family="text">
      <style:text-properties style:font-name="Times New Roman3" officeooo:rsid="00e3e1af"/>
    </style:style>
    <style:style style:name="T313" style:family="text">
      <style:text-properties style:font-name="Times New Roman3" officeooo:rsid="00e670bb"/>
    </style:style>
    <style:style style:name="T314" style:family="text">
      <style:text-properties style:font-name="Times New Roman3" officeooo:rsid="00e71bcd"/>
    </style:style>
    <style:style style:name="T315" style:family="text">
      <style:text-properties style:font-name="Times New Roman3" officeooo:rsid="02706069"/>
    </style:style>
    <style:style style:name="T316" style:family="text">
      <style:text-properties style:font-name="Times New Roman3" officeooo:rsid="00e8f25a"/>
    </style:style>
    <style:style style:name="T317" style:family="text">
      <style:text-properties style:font-name="Times New Roman3" officeooo:rsid="00ecc832"/>
    </style:style>
    <style:style style:name="T318" style:family="text">
      <style:text-properties style:font-name="Times New Roman3" officeooo:rsid="012a88e4"/>
    </style:style>
    <style:style style:name="T319"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20" style:family="text">
      <style:text-properties style:font-name="Times New Roman3" officeooo:rsid="02150826"/>
    </style:style>
    <style:style style:name="T321" style:family="text">
      <style:text-properties style:font-name="Times New Roman3" officeooo:rsid="0239a5ed"/>
    </style:style>
    <style:style style:name="T322" style:family="text">
      <style:text-properties fo:font-size="10pt" style:font-size-asian="10pt" style:font-size-complex="10pt"/>
    </style:style>
    <style:style style:name="T323" style:family="text">
      <style:text-properties fo:font-size="10pt" officeooo:rsid="001a3eb7" style:font-size-asian="10pt" style:font-size-complex="10pt"/>
    </style:style>
    <style:style style:name="T324" style:family="text">
      <style:text-properties fo:font-size="10pt" officeooo:rsid="001be106" style:font-size-asian="10pt" style:font-size-complex="10pt"/>
    </style:style>
    <style:style style:name="T325" style:family="text">
      <style:text-properties fo:font-size="10pt" officeooo:rsid="001c588f" style:font-size-asian="10pt" style:font-size-complex="10pt"/>
    </style:style>
    <style:style style:name="T326" style:family="text">
      <style:text-properties fo:font-size="10pt" officeooo:rsid="001dfc93" style:font-size-asian="10pt" style:font-size-complex="10pt"/>
    </style:style>
    <style:style style:name="T327" style:family="text">
      <style:text-properties fo:font-size="10pt" officeooo:rsid="0021f369" style:font-size-asian="10pt" style:font-size-complex="10pt"/>
    </style:style>
    <style:style style:name="T328" style:family="text">
      <style:text-properties fo:font-size="10pt" officeooo:rsid="002227de" style:font-size-asian="10pt" style:font-size-complex="10pt"/>
    </style:style>
    <style:style style:name="T329" style:family="text">
      <style:text-properties fo:font-size="10pt" officeooo:rsid="00222a3f" style:font-size-asian="10pt" style:font-size-complex="10pt"/>
    </style:style>
    <style:style style:name="T330" style:family="text">
      <style:text-properties fo:font-size="10pt" officeooo:rsid="00237a1a" style:font-size-asian="10pt" style:font-size-complex="10pt"/>
    </style:style>
    <style:style style:name="T331" style:family="text">
      <style:text-properties fo:font-size="10pt" officeooo:rsid="002638d5" style:font-size-asian="10pt" style:font-size-complex="10pt"/>
    </style:style>
    <style:style style:name="T332" style:family="text">
      <style:text-properties fo:font-size="10pt" officeooo:rsid="002867bb" style:font-size-asian="10pt" style:font-size-complex="10pt"/>
    </style:style>
    <style:style style:name="T333" style:family="text">
      <style:text-properties fo:font-size="10pt" officeooo:rsid="02e6dc98" style:font-size-asian="10pt" style:font-size-complex="10pt"/>
    </style:style>
    <style:style style:name="T334" style:family="text">
      <style:text-properties fo:font-size="10pt" officeooo:rsid="0161dc08" style:font-size-asian="10pt" style:font-size-complex="10pt"/>
    </style:style>
    <style:style style:name="T335" style:family="text">
      <style:text-properties fo:font-size="10pt" officeooo:rsid="01ed891a" style:font-size-asian="10pt" style:font-size-complex="10pt"/>
    </style:style>
    <style:style style:name="T336" style:family="text">
      <style:text-properties officeooo:rsid="001be106"/>
    </style:style>
    <style:style style:name="T337" style:family="text">
      <style:text-properties officeooo:rsid="001c588f"/>
    </style:style>
    <style:style style:name="T338" style:family="text">
      <style:text-properties officeooo:rsid="0021f369"/>
    </style:style>
    <style:style style:name="T339" style:family="text">
      <style:text-properties officeooo:rsid="00222a3f"/>
    </style:style>
    <style:style style:name="T340" style:family="text">
      <style:text-properties fo:font-size="12pt" style:font-size-asian="12pt" style:font-size-complex="12pt"/>
    </style:style>
    <style:style style:name="T341" style:family="text">
      <style:text-properties fo:font-size="12pt" officeooo:rsid="00222a3f" style:font-size-asian="12pt" style:font-size-complex="12pt"/>
    </style:style>
    <style:style style:name="T342" style:family="text">
      <style:text-properties fo:font-size="12pt" officeooo:rsid="002227de" style:font-size-asian="12pt" style:font-size-complex="12pt"/>
    </style:style>
    <style:style style:name="T343" style:family="text">
      <style:text-properties officeooo:rsid="00237a1a"/>
    </style:style>
    <style:style style:name="T344" style:family="text">
      <style:text-properties officeooo:rsid="002638d5"/>
    </style:style>
    <style:style style:name="T345" style:family="text">
      <style:text-properties officeooo:rsid="002867bb"/>
    </style:style>
    <style:style style:name="T346" style:family="text">
      <style:text-properties officeooo:rsid="0098b6c6"/>
    </style:style>
    <style:style style:name="T347" style:family="text">
      <style:text-properties officeooo:rsid="007aa6a6"/>
    </style:style>
    <style:style style:name="T348" style:family="text">
      <style:text-properties officeooo:rsid="007ab0fd"/>
    </style:style>
    <style:style style:name="T349" style:family="text">
      <style:text-properties officeooo:rsid="0080b693"/>
    </style:style>
    <style:style style:name="T350" style:family="text">
      <style:text-properties officeooo:rsid="00826e79"/>
    </style:style>
    <style:style style:name="T351" style:family="text">
      <style:text-properties officeooo:rsid="00854879"/>
    </style:style>
    <style:style style:name="T352" style:family="text">
      <style:text-properties officeooo:rsid="00ae0c3e"/>
    </style:style>
    <style:style style:name="T353" style:family="text">
      <style:text-properties officeooo:rsid="00afb389"/>
    </style:style>
    <style:style style:name="T354" style:family="text">
      <style:text-properties officeooo:rsid="00b0df6b"/>
    </style:style>
    <style:style style:name="T355" style:family="text">
      <style:text-properties officeooo:rsid="00c4cd58"/>
    </style:style>
    <style:style style:name="T356" style:family="text">
      <style:text-properties officeooo:rsid="00c6c8c4"/>
    </style:style>
    <style:style style:name="T357" style:family="text">
      <style:text-properties officeooo:rsid="00c7b986"/>
    </style:style>
    <style:style style:name="T358" style:family="text">
      <style:text-properties officeooo:rsid="00c8dfd6"/>
    </style:style>
    <style:style style:name="T359" style:family="text">
      <style:text-properties officeooo:rsid="00d20644"/>
    </style:style>
    <style:style style:name="T360" style:family="text">
      <style:text-properties officeooo:rsid="00d35438"/>
    </style:style>
    <style:style style:name="T361" style:family="text">
      <style:text-properties officeooo:rsid="00d506f7"/>
    </style:style>
    <style:style style:name="T362" style:family="text">
      <style:text-properties officeooo:rsid="00d7a703"/>
    </style:style>
    <style:style style:name="T363" style:family="text">
      <style:text-properties officeooo:rsid="00d8eb2d"/>
    </style:style>
    <style:style style:name="T364" style:family="text">
      <style:text-properties officeooo:rsid="00f27c6f"/>
    </style:style>
    <style:style style:name="T365" style:family="text">
      <style:text-properties officeooo:rsid="00fb162f"/>
    </style:style>
    <style:style style:name="T366" style:family="text">
      <style:text-properties officeooo:rsid="01117ae0"/>
    </style:style>
    <style:style style:name="T367" style:family="text">
      <style:text-properties officeooo:rsid="002e68fb"/>
    </style:style>
    <style:style style:name="T368" style:family="text">
      <style:text-properties officeooo:rsid="01147a1c"/>
    </style:style>
    <style:style style:name="T369" style:family="text">
      <style:text-properties officeooo:rsid="01150f4c"/>
    </style:style>
    <style:style style:name="T370"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71" style:family="text">
      <style:text-properties officeooo:rsid="011a6dc2"/>
    </style:style>
    <style:style style:name="T372" style:family="text">
      <style:text-properties officeooo:rsid="0123550b"/>
    </style:style>
    <style:style style:name="T373" style:family="text">
      <style:text-properties officeooo:rsid="01285b7f"/>
    </style:style>
    <style:style style:name="T374" style:family="text">
      <style:text-properties style:font-name="Times New Roman" officeooo:rsid="013f3743"/>
    </style:style>
    <style:style style:name="T375" style:family="text">
      <style:text-properties style:font-name="Times New Roman" officeooo:rsid="01d6616f"/>
    </style:style>
    <style:style style:name="T376" style:family="text">
      <style:text-properties style:font-name="Times New Roman" officeooo:rsid="01d683c1"/>
    </style:style>
    <style:style style:name="T377" style:family="text">
      <style:text-properties style:font-name="Times New Roman" officeooo:rsid="01da5877"/>
    </style:style>
    <style:style style:name="T378" style:family="text">
      <style:text-properties officeooo:rsid="01420e92"/>
    </style:style>
    <style:style style:name="T379" style:family="text">
      <style:text-properties officeooo:rsid="01467c1f"/>
    </style:style>
    <style:style style:name="T380" style:family="text">
      <style:text-properties officeooo:rsid="015751cd"/>
    </style:style>
    <style:style style:name="T381" style:family="text">
      <style:text-properties officeooo:rsid="01596389"/>
    </style:style>
    <style:style style:name="T382" style:family="text">
      <style:text-properties officeooo:rsid="015f41b5"/>
    </style:style>
    <style:style style:name="T383" style:family="text">
      <style:text-properties officeooo:rsid="0161dc08"/>
    </style:style>
    <style:style style:name="T384" style:family="text">
      <style:text-properties officeooo:rsid="0165bbd8"/>
    </style:style>
    <style:style style:name="T385" style:family="text">
      <style:text-properties officeooo:rsid="0168b78f"/>
    </style:style>
    <style:style style:name="T386" style:family="text">
      <style:text-properties officeooo:rsid="01692032"/>
    </style:style>
    <style:style style:name="T387" style:family="text">
      <style:text-properties officeooo:rsid="0190e2f2"/>
    </style:style>
    <style:style style:name="T388" style:family="text">
      <style:text-properties officeooo:rsid="01ad876e"/>
    </style:style>
    <style:style style:name="T389" style:family="text">
      <style:text-properties officeooo:rsid="01d2dbe4"/>
    </style:style>
    <style:style style:name="T390" style:family="text">
      <style:text-properties officeooo:rsid="01d6616f"/>
    </style:style>
    <style:style style:name="T391" style:family="text">
      <style:text-properties officeooo:rsid="01d683c1"/>
    </style:style>
    <style:style style:name="T392" style:family="text">
      <style:text-properties officeooo:rsid="01d7734b"/>
    </style:style>
    <style:style style:name="T393" style:family="text">
      <style:text-properties officeooo:rsid="01d8a42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13"/>
      <text:p text:style-name="P8">MATHIAS ARTUR SCHULZ</text:p>
      <text:p text:style-name="P46"/>
      <text:p text:style-name="P46"/>
      <text:p text:style-name="P46"/>
      <text:p text:style-name="P46"/>
      <text:p text:style-name="P46"/>
      <text:p text:style-name="P46"/>
      <text:p text:style-name="P46"/>
      <text:p text:style-name="P46"/>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7"/>
      <text:p text:style-name="P14"/>
      <text:p text:style-name="P14"/>
      <text:p text:style-name="P14"/>
      <text:p text:style-name="P14"/>
      <text:p text:style-name="P14"/>
      <text:p text:style-name="P14"/>
      <text:p text:style-name="P14"/>
      <text:p text:style-name="P14"/>
      <text:p text:style-name="P14"/>
      <text:p text:style-name="P47"/>
      <text:p text:style-name="P9">DETECÇÃO DE <text:span text:style-name="T3">FAKE NEWS</text:span> A PARTIR DE</text:p>
      <text:p text:style-name="P9">REDES NEURAIS ARTIFICIAIS</text:p>
      <text:p text:style-name="P10"/>
      <text:p text:style-name="P97">Trabalho de Conclusão de Curso apresentado ao Curso de graduação em Ciência da Computação do Instituto Federal Catarinense – <text:span text:style-name="T365">Campus</text:span> Rio do Sul para obtenção do título de bacharel em Ciência da Computação.</text:p>
      <text:p text:style-name="P97">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29">RESUMO</text:p>
      <text:p text:style-name="P18"/>
      <text:p text:style-name="P23"><text:span text:style-name="T367">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68">as falsas notícias</text:span><text:span text:style-name="T367">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70">RNA</text:span><text:span text:style-name="T367">.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66">F</text:span><text:span text:style-name="T367">oi realizado a modelagem e treinamento das redes Perceptron </text:span><text:span text:style-name="T369">Multicamadas </text:span><text:span text:style-name="T367">(MLP) e </text:span><text:span text:style-name="T369">Memória de Longo Prazo </text:span><text:span text:style-name="T367">(LSTM) com diversas configurações de variáveis de entrada e parâmetros iniciais. </text:span><text:span text:style-name="T366">Por fim, é </text:span><text:span text:style-name="T367">analisado </text:span><text:span text:style-name="T366">e apresentado o</text:span><text:span text:style-name="T367"> desempenho das redes modeladas por meio de índices estatísticos e gráficos.</text:span></text:p>
      <text:p text:style-name="P19"/>
      <text:p text:style-name="P22">Palavras-chave: Falsas Notícias. Inteligência Artificial. Redes Neurais Artificiais.</text:p>
      <text:p text:style-name="P29">ABSTRACT</text:p>
      <text:p text:style-name="P17"/>
      <text:p text:style-name="P25">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0"/>
      <text:p text:style-name="P24">Key words: False News. Artificial <text:span text:style-name="T371">I</text:span>ntelligence. Artificial <text:span text:style-name="T371">N</text:span>eural <text:span text:style-name="T371">N</text:span>etworks.</text:p>
      <text:p text:style-name="P28"/>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100"><text:a xlink:type="simple" xlink:href="#Illustration!0|sequence" text:style-name="Index_20_Link" text:visited-style-name="Index_20_Link">Figura 1 – Rede neural feedforward<text:tab/>23</text:a></text:p>
          <text:p text:style-name="P100"><text:a xlink:type="simple" xlink:href="#Illustration!1|sequence" text:style-name="Index_20_Link" text:visited-style-name="Index_20_Link">Figura 2 – Estrutura de um neurônio biológico<text:tab/>25</text:a></text:p>
          <text:p text:style-name="P100"><text:a xlink:type="simple" xlink:href="#Illustration!2|sequence" text:style-name="Index_20_Link" text:visited-style-name="Index_20_Link"><text:span text:style-name="T157">Figura 3</text:span></text:a><text:a xlink:type="simple" xlink:href="#Illustration!2|sequence" text:style-name="Index_20_Link" text:visited-style-name="Index_20_Link"><text:span text:style-name="T157"> – </text:span></text:a><text:a xlink:type="simple" xlink:href="#Illustration!2|sequence" text:style-name="Index_20_Link" text:visited-style-name="Index_20_Link"><text:span text:style-name="T157">Estrutura de um neurônio artificial</text:span></text:a><text:a xlink:type="simple" xlink:href="#Illustration!2|sequence" text:style-name="Index_20_Link" text:visited-style-name="Index_20_Link"><text:tab/>27</text:a></text:p>
          <text:p text:style-name="P100"><text:a xlink:type="simple" xlink:href="#Illustration!3|sequence" text:style-name="Index_20_Link" text:visited-style-name="Index_20_Link">Figura 4 – Arquitetura de uma rede multilayer perceptron com duas camadas intermediárias<text:tab/>29</text:a></text:p>
          <text:p text:style-name="P100"><text:a xlink:type="simple" xlink:href="#Illustration!4|sequence" text:style-name="Index_20_Link" text:visited-style-name="Index_20_Link">Figura 5 – Funcionamento de uma rede neural recorrente<text:tab/>30</text:a></text:p>
          <text:p text:style-name="P100"><text:a xlink:type="simple" xlink:href="#Illustration!5|sequence" text:style-name="Index_20_Link" text:visited-style-name="Index_20_Link">Figura 6 – Rede neural feedback<text:tab/>31</text:a></text:p>
          <text:p text:style-name="P100"><text:a xlink:type="simple" xlink:href="#Illustration!6|sequence" text:style-name="Index_20_Link" text:visited-style-name="Index_20_Link">Figura 7 – Módulo de repetição em uma RNN padrão<text:tab/>33</text:a></text:p>
          <text:p text:style-name="P100"><text:a xlink:type="simple" xlink:href="#Illustration!7|sequence" text:style-name="Index_20_Link" text:visited-style-name="Index_20_Link">Figura 8 – Módulo de repetição em uma LSTM<text:tab/>33</text:a></text:p>
          <text:p text:style-name="P100"><text:a xlink:type="simple" xlink:href="#Illustration!8|sequence" text:style-name="Index_20_Link" text:visited-style-name="Index_20_Link">Figura 9 – Camada </text:a><text:a xlink:type="simple" xlink:href="#Illustration!8|sequence" text:style-name="Index_20_Link" text:visited-style-name="Index_20_Link"><text:span text:style-name="T3">sigmóide</text:span></text:a><text:a xlink:type="simple" xlink:href="#Illustration!8|sequence" text:style-name="Index_20_Link" text:visited-style-name="Index_20_Link"> (Portão do esquecimento)<text:tab/>34</text:a></text:p>
          <text:p text:style-name="P100"><text:a xlink:type="simple" xlink:href="#Illustration!9|sequence" text:style-name="Index_20_Link" text:visited-style-name="Index_20_Link">Figura 10 – Camada </text:a><text:a xlink:type="simple" xlink:href="#Illustration!9|sequence" text:style-name="Index_20_Link" text:visited-style-name="Index_20_Link"><text:span text:style-name="T3">sigmóide</text:span></text:a><text:a xlink:type="simple" xlink:href="#Illustration!9|sequence" text:style-name="Index_20_Link" text:visited-style-name="Index_20_Link"> (Portão de entrada) e camada </text:a><text:a xlink:type="simple" xlink:href="#Illustration!9|sequence" text:style-name="Index_20_Link" text:visited-style-name="Index_20_Link"><text:span text:style-name="T3">tanh</text:span></text:a><text:a xlink:type="simple" xlink:href="#Illustration!9|sequence" text:style-name="Index_20_Link" text:visited-style-name="Index_20_Link"><text:tab/>35</text:a></text:p>
          <text:p text:style-name="P100"><text:a xlink:type="simple" xlink:href="#Illustration!10|sequence" text:style-name="Index_20_Link" text:visited-style-name="Index_20_Link">Figura 11 – Atualização do antigo estado da célula<text:tab/>35</text:a></text:p>
          <text:p text:style-name="P100"><text:a xlink:type="simple" xlink:href="#Illustration!11|sequence" text:style-name="Index_20_Link" text:visited-style-name="Index_20_Link">Figura 12 – Camada </text:a><text:a xlink:type="simple" xlink:href="#Illustration!11|sequence" text:style-name="Index_20_Link" text:visited-style-name="Index_20_Link"><text:span text:style-name="T3">sigmóide</text:span></text:a><text:a xlink:type="simple" xlink:href="#Illustration!11|sequence" text:style-name="Index_20_Link" text:visited-style-name="Index_20_Link"> (Portão de saída)<text:tab/>36</text:a></text:p>
          <text:p text:style-name="P100"><text:a xlink:type="simple" xlink:href="#Illustration!12|sequence" text:style-name="Index_20_Link" text:visited-style-name="Index_20_Link">Figura 13 – Exemplo de gráfico de barras do Matplotlib<text:tab/>48</text:a></text:p>
          <text:p text:style-name="P100"><text:a xlink:type="simple" xlink:href="#Illustration!13|sequence" text:style-name="Index_20_Link" text:visited-style-name="Index_20_Link"><text:span text:style-name="T157">Figura 14</text:span></text:a><text:a xlink:type="simple" xlink:href="#Illustration!13|sequence" text:style-name="Index_20_Link" text:visited-style-name="Index_20_Link"><text:span text:style-name="T157"> – Exemplo de gráfico </text:span></text:a><text:a xlink:type="simple" xlink:href="#Illustration!13|sequence" text:style-name="Index_20_Link" text:visited-style-name="Index_20_Link"><text:span text:style-name="T157">de distribuição </text:span></text:a><text:a xlink:type="simple" xlink:href="#Illustration!13|sequence" text:style-name="Index_20_Link" text:visited-style-name="Index_20_Link"><text:span text:style-name="T157">do </text:span></text:a><text:a xlink:type="simple" xlink:href="#Illustration!13|sequence" text:style-name="Index_20_Link" text:visited-style-name="Index_20_Link"><text:span text:style-name="T157">Seaborn</text:span></text:a><text:a xlink:type="simple" xlink:href="#Illustration!13|sequence" text:style-name="Index_20_Link" text:visited-style-name="Index_20_Link"><text:tab/>49</text:a></text:p>
          <text:p text:style-name="P100"><text:a xlink:type="simple" xlink:href="#Illustration!14|sequence" text:style-name="Index_20_Link" text:visited-style-name="Index_20_Link"><text:span text:style-name="T157">Figura 15</text:span></text:a><text:a xlink:type="simple" xlink:href="#Illustration!14|sequence" text:style-name="Index_20_Link" text:visited-style-name="Index_20_Link"><text:span text:style-name="T157"> – </text:span></text:a><text:a xlink:type="simple" xlink:href="#Illustration!14|sequence" text:style-name="Index_20_Link" text:visited-style-name="Index_20_Link"><text:span text:style-name="T157">Diferença entre os modelos (a) Word2Vec e (b) Doc2Vec</text:span></text:a><text:a xlink:type="simple" xlink:href="#Illustration!14|sequence" text:style-name="Index_20_Link" text:visited-style-name="Index_20_Link"><text:tab/>51</text:a></text:p>
        </text:index-body>
      </text:illustration-index>
      <text:p text:style-name="P15"/>
      <text:p text:style-name="P27"/>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36">Tabela 1 – Cronograma de atividades<text:tab/>15</text:p>
          <text:p text:style-name="P136">Tabela 2 – Resultados das RNA em textos preprocessados<text:tab/>39</text:p>
          <text:p text:style-name="P136">Tabela 3 – Resultados das RNA em textos sumarizados<text:tab/>40</text:p>
          <text:p text:style-name="P136">Tabela 4 – Resultados de outros modelos utilizados<text:tab/>41</text:p>
          <text:p text:style-name="P136">Tabela 5 – Construção do dataset<text:tab/>41</text:p>
          <text:p text:style-name="P136">Tabela 6 – Desempenho dos modelos<text:tab/>42</text:p>
          <text:p text:style-name="P136">Tabela 7 – Distribuição das notícias do dataset por categoria<text:tab/>45</text:p>
        </text:index-body>
      </text:table-index>
      <text:p text:style-name="P15"/>
      <text:p text:style-name="P27"/>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5">CNN<text:span text:style-name="T364"> – Convolutional Neural Network</text:span></text:p>
      <text:p text:style-name="P115">FNC<text:span text:style-name="T364"> – </text:span>Fake News Challenge</text:p>
      <text:p text:style-name="P115">GRU<text:span text:style-name="T364"> – </text:span>Grated Recurrent Units</text:p>
      <text:p text:style-name="P115">IFCN<text:span text:style-name="T364"> – </text:span>International Fact-checking Network</text:p>
      <text:p text:style-name="P115">LSTM<text:span text:style-name="T364"> – </text:span>Long Short Term Memory</text:p>
      <text:p text:style-name="P115">MLP<text:span text:style-name="T364"> – </text:span>Multilayer <text:span text:style-name="T364">P</text:span>erceptron</text:p>
      <text:p text:style-name="P115">NLTK<text:span text:style-name="T364"> – </text:span>Natural Language Toolkit</text:p>
      <text:p text:style-name="P116">PNL <text:span text:style-name="T364">–</text:span> P<text:span text:style-name="T367">rocessamento de Linguagem Natural</text:span></text:p>
      <text:p text:style-name="P115">RF<text:span text:style-name="T364"> – Random Forest</text:span></text:p>
      <text:p text:style-name="P21">RNA – Artificial Neural Network</text:p>
      <text:p text:style-name="P16">RNN<text:span text:style-name="T364"> – </text:span>Recurrent <text:span text:style-name="T364">N</text:span>eural <text:span text:style-name="T364">N</text:span>etwork</text:p>
      <text:p text:style-name="P16">STF<text:span text:style-name="T364"> – </text:span>Supremo Tribunal Federal</text:p>
      <text:p text:style-name="P115">SVM<text:span text:style-name="T364"> – </text:span>Support Vector Machine</text:p>
      <text:p text:style-name="P16">USP<text:span text:style-name="T364"> – </text:span>Universidade de São Paulo</text:p>
      <text:p text:style-name="P115">VDCNN<text:span text:style-name="T364"> – </text:span>Very Deep Convolutional Networks</text:p>
      <text:p text:style-name="P27"/>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35"><text:a xlink:type="simple" xlink:href="#__RefHeading___Toc202_3453411701" text:style-name="Index_20_Link" text:visited-style-name="Index_20_Link">1 <text:s/>INTRODUÇÃO<text:tab/>10</text:a></text:p>
          <text:p text:style-name="P135"><text:a xlink:type="simple" xlink:href="#__RefHeading___Toc383_1329566890" text:style-name="Index_20_Link" text:visited-style-name="Index_20_Link">1.1 <text:s/>PROBLEMATIZAÇÃO<text:tab/>11</text:a></text:p>
          <text:p text:style-name="P135"><text:a xlink:type="simple" xlink:href="#__RefHeading___Toc385_1329566890" text:style-name="Index_20_Link" text:visited-style-name="Index_20_Link">1.1.1 <text:s/>Solução Proposta<text:tab/>12</text:a></text:p>
          <text:p text:style-name="P135"><text:a xlink:type="simple" xlink:href="#__RefHeading___Toc1025_1329566890" text:style-name="Index_20_Link" text:visited-style-name="Index_20_Link">1.1.2 <text:s/>Delimitação do Escopo<text:tab/>13</text:a></text:p>
          <text:p text:style-name="P135"><text:a xlink:type="simple" xlink:href="#__RefHeading___Toc389_1329566890" text:style-name="Index_20_Link" text:visited-style-name="Index_20_Link">1.1.3 <text:s/>Justificativa<text:tab/>13</text:a></text:p>
          <text:p text:style-name="P135"><text:a xlink:type="simple" xlink:href="#__RefHeading___Toc383_13295668901" text:style-name="Index_20_Link" text:visited-style-name="Index_20_Link">1.2 <text:s/>OBJETIVOS<text:tab/>14</text:a></text:p>
          <text:p text:style-name="P135"><text:a xlink:type="simple" xlink:href="#__RefHeading___Toc385_13295668901" text:style-name="Index_20_Link" text:visited-style-name="Index_20_Link">1.2.1 <text:s/>Objetivo geral<text:tab/>14</text:a></text:p>
          <text:p text:style-name="P135"><text:a xlink:type="simple" xlink:href="#__RefHeading___Toc385_132956689011" text:style-name="Index_20_Link" text:visited-style-name="Index_20_Link">1.2.2 <text:s/>Objetivos específicos<text:tab/>14</text:a></text:p>
          <text:p text:style-name="P135"><text:a xlink:type="simple" xlink:href="#__RefHeading___Toc383_132956689011" text:style-name="Index_20_Link" text:visited-style-name="Index_20_Link">1.3 <text:s/>METODOLOGIA<text:tab/>14</text:a></text:p>
          <text:p text:style-name="P135"><text:a xlink:type="simple" xlink:href="#__RefHeading___Toc1969_1387168253" text:style-name="Index_20_Link" text:visited-style-name="Index_20_Link">1.4 <text:s/>CRONOGRAMA<text:tab/>15</text:a></text:p>
          <text:p text:style-name="P135"><text:a xlink:type="simple" xlink:href="#__RefHeading___Toc724_246650157" text:style-name="Index_20_Link" text:visited-style-name="Index_20_Link">2 <text:s/>FUNDAMENTAÇÃO TEÓRICA<text:tab/>16</text:a></text:p>
          <text:p text:style-name="P135"><text:a xlink:type="simple" xlink:href="#__RefHeading___Toc383_132956689012" text:style-name="Index_20_Link" text:visited-style-name="Index_20_Link">2.1 <text:s/>FAKE NEWS<text:tab/>16</text:a></text:p>
          <text:p text:style-name="P135"><text:a xlink:type="simple" xlink:href="#__RefHeading___Toc1971_1387168253" text:style-name="Index_20_Link" text:visited-style-name="Index_20_Link">2.1.1 <text:s/>Impactos das Fake News<text:tab/>17</text:a></text:p>
          <text:p text:style-name="P135"><text:a xlink:type="simple" xlink:href="#__RefHeading___Toc1973_1387168253" text:style-name="Index_20_Link" text:visited-style-name="Index_20_Link">2.1.2 <text:s/>Formas de combate utilizadas para as fake news<text:tab/>19</text:a></text:p>
          <text:p text:style-name="P135"><text:a xlink:type="simple" xlink:href="#__RefHeading___Toc385_13295668901221" text:style-name="Index_20_Link" text:visited-style-name="Index_20_Link">2.1.3 <text:s/>Checagem de fatos<text:tab/>20</text:a></text:p>
          <text:p text:style-name="P135"><text:a xlink:type="simple" xlink:href="#__RefHeading___Toc1975_1387168253" text:style-name="Index_20_Link" text:visited-style-name="Index_20_Link">2.2 <text:s/>REDES NEURAIS ARTIFICIAIS<text:tab/>22</text:a></text:p>
          <text:p text:style-name="P135"><text:a xlink:type="simple" xlink:href="#__RefHeading___Toc385_13295668901212" text:style-name="Index_20_Link" text:visited-style-name="Index_20_Link">2.2.1 <text:s/>Neurônio biológico<text:tab/>24</text:a></text:p>
          <text:p text:style-name="P135"><text:a xlink:type="simple" xlink:href="#__RefHeading___Toc385_13295668901213" text:style-name="Index_20_Link" text:visited-style-name="Index_20_Link">2.2.2 <text:s/>Neurônio Artificial<text:tab/>26</text:a></text:p>
          <text:p text:style-name="P135"><text:a xlink:type="simple" xlink:href="#__RefHeading___Toc1975_13871682531" text:style-name="Index_20_Link" text:visited-style-name="Index_20_Link">2.3 <text:s/>RNA’S UTILIZADAS<text:tab/>28</text:a></text:p>
          <text:p text:style-name="P135"><text:a xlink:type="simple" xlink:href="#__RefHeading___Toc385_132956689012121" text:style-name="Index_20_Link" text:visited-style-name="Index_20_Link">2.3.1 <text:s/>Multilayer Perceptron<text:tab/>28</text:a></text:p>
          <text:p text:style-name="P135"><text:a xlink:type="simple" xlink:href="#__RefHeading___Toc385_1329566890121211" text:style-name="Index_20_Link" text:visited-style-name="Index_20_Link">2.3.2 <text:s/>Redes Neurais Recorrentes<text:tab/>29</text:a></text:p>
          <text:p text:style-name="P135"><text:a xlink:type="simple" xlink:href="#__RefHeading___Toc1982_1268758836" text:style-name="Index_20_Link" text:visited-style-name="Index_20_Link">2.3.2.1 <text:s/>Long Short-Term Memory<text:tab/>32</text:a></text:p>
          <text:p text:style-name="P135"><text:a xlink:type="simple" xlink:href="#__RefHeading___Toc726_246650157" text:style-name="Index_20_Link" text:visited-style-name="Index_20_Link">3 <text:s/>TRABALHOS CORRELATOS<text:tab/>37</text:a></text:p>
          <text:p text:style-name="P135"><text:a xlink:type="simple" xlink:href="#__RefHeading___Toc1975_138716825311" text:style-name="Index_20_Link" text:visited-style-name="Index_20_Link">3.1 <text:s/>AUTOMATIC IDENTIFICATION OF FAKE NEWS USING DEEP LEARNING<text:tab/>37</text:a></text:p>
          <text:p text:style-name="P135"><text:a xlink:type="simple" xlink:href="#__RefHeading___Toc1975_1387168253111" text:style-name="Index_20_Link" text:visited-style-name="Index_20_Link">3.2 <text:s/>FIND: FAKE INFORMATION AND NEWS DETECTIONS USING DEEP LEARNING<text:tab/>37</text:a></text:p>
          <text:p text:style-name="P135"><text:a xlink:type="simple" xlink:href="#__RefHeading___Toc2971_140291769" text:style-name="Index_20_Link" text:visited-style-name="Index_20_Link">3.3 <text:s/>DEEP LEARNING PARA CLASSIFICAÇÃO DE FAKE NEWS POR SUMARIZAÇÃO DE TEXTO<text:tab/>38</text:a></text:p>
          <text:p text:style-name="P135"><text:a xlink:type="simple" xlink:href="#__RefHeading___Toc2971_1402917691" text:style-name="Index_20_Link" text:visited-style-name="Index_20_Link">3.4 <text:s/>FAKE NEWS DETECTION USING A DEEP NEURAL NETWORK<text:tab/>40</text:a></text:p>
          <text:p text:style-name="P135"><text:a xlink:type="simple" xlink:href="#__RefHeading___Toc2971_14029176911" text:style-name="Index_20_Link" text:visited-style-name="Index_20_Link">3.5 <text:s/>EARLY DETECTION OF FAKE NEWS “BEFORE IT FLIES HIGH”<text:tab/>41</text:a></text:p>
          <text:p text:style-name="P135"><text:a xlink:type="simple" xlink:href="#__RefHeading___Toc7376_1217568438" text:style-name="Index_20_Link" text:visited-style-name="Index_20_Link">4 <text:s/>DESENVOLVIMENTO<text:tab/>44</text:a></text:p>
          <text:p text:style-name="P135"><text:soft-page-break/><text:a xlink:type="simple" xlink:href="#__RefHeading___Toc383_13295668902" text:style-name="Index_20_Link" text:visited-style-name="Index_20_Link">4.1 <text:s/>ESPECIFICAÇÕES FORMAIS<text:tab/>44</text:a></text:p>
          <text:p text:style-name="P135"><text:a xlink:type="simple" xlink:href="#__RefHeading___Toc385_13295668902" text:style-name="Index_20_Link" text:visited-style-name="Index_20_Link">4.1.1 <text:s/>Dados disponíveis<text:tab/>44</text:a></text:p>
          <text:p text:style-name="P135"><text:a xlink:type="simple" xlink:href="#__RefHeading___Toc385_132956689021" text:style-name="Index_20_Link" text:visited-style-name="Index_20_Link">4.1.2 <text:s/>Modelagem dos modelos de RNAs<text:tab/>46</text:a></text:p>
          <text:p text:style-name="P135"><text:a xlink:type="simple" xlink:href="#__RefHeading___Toc383_132956689021" text:style-name="Index_20_Link" text:visited-style-name="Index_20_Link">4.2 <text:s/>RECURSOS UTILIZADOS<text:tab/>46</text:a></text:p>
          <text:p text:style-name="P135"><text:a xlink:type="simple" xlink:href="#__RefHeading___Toc385_132956689022" text:style-name="Index_20_Link" text:visited-style-name="Index_20_Link">4.2.1 <text:s/>Recursos Utilizados<text:tab/>46</text:a></text:p>
          <text:p text:style-name="P135"><text:a xlink:type="simple" xlink:href="#__RefHeading___Toc1982_12687588361" text:style-name="Index_20_Link" text:visited-style-name="Index_20_Link">4.2.1.1 <text:s/>Numpy<text:tab/>46</text:a></text:p>
          <text:p text:style-name="P135"><text:a xlink:type="simple" xlink:href="#__RefHeading___Toc10408_1439965941" text:style-name="Index_20_Link" text:visited-style-name="Index_20_Link">4.2.1.2 <text:s/>Pandas<text:tab/>47</text:a></text:p>
          <text:p text:style-name="P135"><text:a xlink:type="simple" xlink:href="#__RefHeading___Toc10410_1439965941" text:style-name="Index_20_Link" text:visited-style-name="Index_20_Link">4.2.1.3 <text:s/>Matplotlib<text:tab/>48</text:a></text:p>
          <text:p text:style-name="P135"><text:a xlink:type="simple" xlink:href="#__RefHeading___Toc10412_1439965941" text:style-name="Index_20_Link" text:visited-style-name="Index_20_Link">4.2.1.4 <text:s/>Seaborn<text:tab/>49</text:a></text:p>
          <text:p text:style-name="P135"><text:a xlink:type="simple" xlink:href="#__RefHeading___Toc6422_1906920019" text:style-name="Index_20_Link" text:visited-style-name="Index_20_Link">4.2.1.5 <text:s/>NLTK<text:tab/>50</text:a></text:p>
          <text:p text:style-name="P135"><text:a xlink:type="simple" xlink:href="#__RefHeading___Toc6424_1906920019" text:style-name="Index_20_Link" text:visited-style-name="Index_20_Link">4.2.1.6 <text:s/>Gensim<text:tab/>50</text:a></text:p>
          <text:p text:style-name="P135"><text:a xlink:type="simple" xlink:href="#__RefHeading___Toc6426_1906920019" text:style-name="Index_20_Link" text:visited-style-name="Index_20_Link">4.2.1.7 <text:s/>Keras<text:tab/>52</text:a></text:p>
        </text:index-body>
      </text:table-of-content>
      <text:p text:style-name="P48"/>
      <text:h text:style-name="P101" text:outline-level="1"><text:bookmark-start text:name="__RefHeading___Toc202_3453411701"/>INTRODUÇÃO<text:bookmark-end text:name="__RefHeading___Toc202_3453411701"/></text:h>
      <text:p text:style-name="P54"><text:span text:style-name="T36"><text:tab/>As falsas notícias, também chamadas de </text:span><text:span text:style-name="T90">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96">et al.</text:span><text:span text:style-name="T36">, 2018), no qual possuem como principal objetivo enganar seus leit</text:span><text:span text:style-name="T78">o</text:span><text:span text:style-name="T36">r</text:span><text:span text:style-name="T78">e</text:span><text:span text:style-name="T36">s a partir de notícias que são falsas intencionalmente </text:span><text:span text:style-name="T79">(TANDOC; LIM; LING, 2017)</text:span><text:span text:style-name="T36">.</text:span></text:p>
      <text:p text:style-name="P54"><text:span text:style-name="T36"><text:tab/></text:span><text:span text:style-name="T35">Segundo o dicionário de Cambridge, </text:span><text:span text:style-name="T86">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5">et al.</text:span><text:span text:style-name="T35">, 2018).</text:span></text:p>
      <text:p text:style-name="P54"><text:tab/>A criação de <text:span text:style-name="T3">fake news</text:span> são motivadas a partir de dois fatores principais, que são: O financeiro, a partir do desenvolvimento <text:span text:style-name="T152">de</text:span> histórias falsas e que instigam as pessoas à leitura, <text:span text:style-name="T153">propagam rapidamente</text:span> a notícia e geram lucros ao autor a partir dos cliques na notícia; E ideológico, promovendo ou desfavorecendo pessoas específicas por meio da criação de falsas notícias <text:span text:style-name="T154">(TANDOC; LIM; LING, 2017)</text:span>.</text:p>
      <text:p text:style-name="P54"><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5">et al.</text:span><text:span text:style-name="T35">, 2018).</text:span></text:p>
      <text:p text:style-name="P54"><text:span text:style-name="T35"><text:tab/>Para o combate de </text:span><text:span text:style-name="T86">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6">PolitiFact</text:span><text:span text:style-name="T35"> e </text:span><text:span text:style-name="T86">Snopes</text:span><text:span text:style-name="T35">; E a segunda categoria é a busca por mudanças estruturais que diminuam a acesso dos indivíduos </text:span><text:span text:style-name="T80">às falsas</text:span><text:span text:style-name="T35"> resenhas (BAUM </text:span><text:span text:style-name="T85">et al.</text:span><text:span text:style-name="T35">, 2018</text:span><text:span text:style-name="T81">).</text:span></text:p>
      <text:p text:style-name="Standard"><text:span text:style-name="T127"><text:tab/></text:span><text:span text:style-name="T97">Segundo uma pesquisa realizada pelo site de notícias e entretenimento </text:span><text:span text:style-name="T143">BuzzFeed</text:span><text:span text:style-name="T124">,</text:span><text:span text:style-name="T97"> </text:span><text:span text:style-name="T128">no ano de</text:span><text:span text:style-name="T97"> 2016, </text:span><text:span text:style-name="T128">as</text:span><text:span text:style-name="T143"> fake news</text:span><text:span text:style-name="T97"> de jornais </text:span><text:span text:style-name="T128">enganavam</text:span><text:span text:style-name="T97"> os adultos americanos cerca de 75% das vezes. </text:span><text:span text:style-name="T129">(TANDOC; LIM; LING, 2017)</text:span><text:span text:style-name="T97">. Os indivíduos tendem a aceitar as notícias com maior facilidade a partir de informações que se alinhem com suas respectivas crenças (como </text:span><text:soft-page-break/><text:span text:style-name="T97">partidárias e ideológicas) e também por meio de notícias que agradem </text:span><text:span text:style-name="T131">a eles</text:span><text:span text:style-name="T130"> </text:span><text:span text:style-name="T97">(BAUM </text:span><text:span text:style-name="T138">et al.</text:span><text:span text:style-name="T97">, 2018).</text:span></text:p>
      <text:p text:style-name="P54"><text:span text:style-name="T35"><text:tab/>Um grande desafio para os indivíduos é a identificação, compreensão e a distinção a partir do olho humano entre notícias reais e falsas </text:span><text:span text:style-name="T40">(VERMA; MITTAL; DAWN, 2019)</text:span><text:span text:style-name="T35">. Com isso, Redes Neurais Artificiais (RNA</text:span><text:span text:style-name="T82">s</text:span><text:span text:style-name="T35">) podem ser utilizadas para a detecção de </text:span><text:span text:style-name="T86">fake news</text:span><text:span text:style-name="T35">, a partir de diversos modelos existentes. A detecção de </text:span><text:span text:style-name="T86">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7"><text:tab/>Considerando os recentes avanços das RNAs, o propósito principal deste trabalho é desenvolver um modelo de </text:span><text:span text:style-name="T123">detecção</text:span><text:span text:style-name="T97"> de </text:span><text:span text:style-name="T123">falsas notícias</text:span><text:span text:style-name="T97"> </text:span><text:span text:style-name="T125">(</text:span><text:span text:style-name="T143">fake news</text:span><text:span text:style-name="T123">) em </text:span><text:span text:style-name="T97">sites de notícias disponíveis nas mídias sociais por meio da técnica de Redes Neurais Artificiais, utilizando a abordagem de aprendizado profundo (</text:span><text:span text:style-name="T143">Deep Learning</text:span><text:span text:style-name="T97">). A pesquisa realiza </text:span><text:span text:style-name="T126">também</text:span><text:span text:style-name="T97"> um comparativo entre </text:span><text:span text:style-name="T126">dois </text:span><text:span text:style-name="T97">modelo</text:span><text:span text:style-name="T126">s</text:span><text:span text:style-name="T97">, </text:span><text:span text:style-name="T126">uma</text:span><text:span text:style-name="T97"> utilizando o aprendizado profundo e </text:span><text:span text:style-name="T126">outra </text:span><text:span text:style-name="T97">não utilizando. Essa comparação visa constatar ou não, a vantagem do aprendizado profundo sobre a abordagem tradiciona</text:span><text:span text:style-name="T123">l</text:span><text:span text:style-name="Fonte_20_parág._20_padrão"><text:span text:style-name="T97"> na identificação de </text:span></text:span><text:span text:style-name="Fonte_20_parág._20_padrão"><text:span text:style-name="T143">fake news</text:span></text:span><text:span text:style-name="Fonte_20_parág._20_padrão"><text:span text:style-name="T97">.</text:span></text:span></text:p>
      <text:h text:style-name="Heading_20_2" text:outline-level="2"><text:bookmark-start text:name="__RefHeading___Toc383_1329566890"/>PROBLEMATIZAÇÃO<text:bookmark-end text:name="__RefHeading___Toc383_1329566890"/></text:h>
      <text:p text:style-name="P54"><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5">M</text:span>O, 2018).</text:p>
      <text:p text:style-name="P54"><text:span text:style-name="T156"><text:tab/>Existem diversos desafios para detectar </text:span><text:span text:style-name="T4">fake news</text:span><text:span text:style-name="T156">, em grande parte dos casos</text:span><text:span text:style-name="T158">,</text:span><text:span text:style-name="T159"> </text:span><text:span text:style-name="T158">elas </text:span><text:span text:style-name="T176">se baseiam em histórias verdadeiras com poucos detalhes falsos, dificultando seu reconhecimento e enganando os leitores. As </text:span><text:span text:style-name="T352">falsas notícias </text:span><text:span text:style-name="T156">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54"><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5">M</text:span>O, 2018).</text:p>
      <text:p text:style-name="P54"><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54"><text:tab/>De acordo com estudos já realizados pelos autores citados acima, a detecção de <text:span text:style-name="T3">fake news</text:span> <text:span text:style-name="T176">pode ser</text:span> realizada a partir de <text:span text:style-name="T176">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54"><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7">s, um</text:span> que utiliza a abordagem de aprendizado profundo e o<text:span text:style-name="T177">utro</text:span> que não a utiliza. Além disso, a adequação de uma topologia de RNA a um problema particular de detecção inclui diversos complicadores, dentre os quais:</text:p>
      <text:list xml:id="list3404209986" text:style-name="L1">
        <text:list-item>
          <text:p text:style-name="P117">Obtenção de notícias reais e falsas na língua portuguesa;</text:p>
        </text:list-item>
        <text:list-item>
          <text:p text:style-name="P117">Tratamento dos dados;</text:p>
        </text:list-item>
        <text:list-item>
          <text:p text:style-name="P117">Conversão dos dados para representação numérica;</text:p>
        </text:list-item>
        <text:list-item>
          <text:p text:style-name="P117">Definição das variáveis de entrada;</text:p>
        </text:list-item>
        <text:list-item>
          <text:p text:style-name="P117">Algoritmo de treinamento;</text:p>
        </text:list-item>
        <text:list-item>
          <text:p text:style-name="P117">Algoritmo de otimização;</text:p>
        </text:list-item>
        <text:list-item>
          <text:p text:style-name="P117">Função de ativação;</text:p>
        </text:list-item>
        <text:list-item>
          <text:p text:style-name="P117">Número de camadas intermediárias;</text:p>
        </text:list-item>
        <text:list-item>
          <text:p text:style-name="P117">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54"><text:tab/>O estudo apresentará a modelagem de <text:span text:style-name="T178">duas</text:span> Rede<text:span text:style-name="T178">s</text:span> Neura<text:span text:style-name="T178">is</text:span> Artificia<text:span text:style-name="T178">is</text:span> para a detecção de <text:span text:style-name="T3">fake news</text:span>. Será considerado a Rede Neural Recorrente LSTM (<text:span text:style-name="T3">Long Short Term Memory</text:span>) utilizando a abordagem de aprendizado profundo <text:span text:style-name="T179">e a Rede Neural Artificial MLP (</text:span><text:span text:style-name="T5">Multilayer perceptron</text:span><text:span text:style-name="T179">) utilizando a abordagem tradicional. A</text:span>lém disso, <text:span text:style-name="T179">a</text:span> aplicação estará restrita à área de estudo selecionada, que consiste em notícias escritas na língua portuguesa.</text:p>
      <text:h text:style-name="P103" text:outline-level="3"><text:bookmark-start text:name="__RefHeading___Toc389_1329566890"/>Justificativa<text:bookmark-end text:name="__RefHeading___Toc389_1329566890"/></text:h>
      <text:p text:style-name="P54"><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54"><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54"><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53">m</text:span> um excelente desempenho e não funciona<text:span text:style-name="T353">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54"><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54">além disso,</text:span> análise e classificação de padrões.</text:p>
      <text:p text:style-name="P54"><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80">espalhar</text:span> falsas histórias.</text:p>
      <text:p text:style-name="P54"><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54"><text:tab/><text:span text:style-name="T181">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54"><text:tab/><text:span text:style-name="T181">Desenvolver um modelo de detecção de falsas notícias </text:span><text:span text:style-name="T80">em </text:span><text:span text:style-name="T35">sites de notícias </text:span><text:span text:style-name="T39">brasileiros</text:span><text:span text:style-name="T35">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54"><text:tab/><text:span text:style-name="T182">Os objetivos específicos deste trabalho estão descritos a abaixo.</text:span></text:p>
      <text:list xml:id="list2587657710" text:style-name="L2">
        <text:list-item>
          <text:p text:style-name="P118">Investigar quais modelos têm sido utilizados no problema da detecção de falsas notícias;</text:p>
        </text:list-item>
        <text:list-item>
          <text:p text:style-name="P118">Definir as principais variáveis que possam auxiliar na detecção de falsas notícias;</text:p>
        </text:list-item>
        <text:list-item>
          <text:p text:style-name="P118">Obter conjuntos de dados para treinamento, teste e validação dos modelos;</text:p>
        </text:list-item>
        <text:list-item>
          <text:p text:style-name="P118">Modelar e treinar os modelos em diversas configurações para detecção de falsas notícias no local de estudo selecionado;</text:p>
        </text:list-item>
        <text:list-item>
          <text:p text:style-name="P118">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54"><text:tab/><text:span text:style-name="T181">Esta seção apresenta a metodologia empregada para o desenvolvimento do trabalho.</text:span></text:p>
      <text:list xml:id="list1846494244" text:style-name="L3">
        <text:list-item>
          <text:p text:style-name="P119"><text:span text:style-name="T181">Revisão bibliográfica: Esta etapa objetiva o aprofundamento teórico acerca de detecção de </text:span><text:span text:style-name="T6">fake news</text:span><text:span text:style-name="T181"> e Redes Neurais Artificiais aplicadas a este problema. A </text:span><text:soft-page-break/><text:span text:style-name="T181">pesquisa bibliográfica foi realizada em livros, teses, dissertações, monografias e artigos de periódicos;</text:span></text:p>
        </text:list-item>
        <text:list-item>
          <text:p text:style-name="P119"><text:span text:style-name="T181">Revisão sistemática da literatura: Esta etapa identificou o estado da arte na área de detecção de </text:span><text:span text:style-name="T6">fake news</text:span><text:span text:style-name="T181">. Delimitou quais modelos e métodos têm sido aplicados e identificou as características das detecções, como métricas de erro e variáveis de entrada utilizadas;</text:span></text:p>
        </text:list-item>
        <text:list-item>
          <text:p text:style-name="P119">Tratamento dos dados: Com os dados obtidos realizou-se a normalização dos dados através de técnicas de Processamento de Linguagem Natural;</text:p>
        </text:list-item>
        <text:list-item>
          <text:p text:style-name="P119"><text:span text:style-name="T181">Modelagem das Redes Neurais Artificiais: Nesta etapa, são modeladas e treinadas diferentes configurações de RNAs para realizar a detecção das </text:span><text:span text:style-name="T6">fake news</text:span><text:span text:style-name="T181"> nas áreas de interesse. </text:span></text:p>
        </text:list-item>
        <text:list-item>
          <text:p text:style-name="P119"><text:span text:style-name="T181">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1">.</text:span></text:p>
        </text:list-item>
      </text:list>
      <text:h text:style-name="Heading_20_2" text:outline-level="2"><text:bookmark-start text:name="__RefHeading___Toc1969_1387168253"/>CRONOGRAMA<text:bookmark-end text:name="__RefHeading___Toc1969_1387168253"/></text:h>
      <text:p text:style-name="Standard"><text:span text:style-name="T278"><text:tab/></text:span><text:span text:style-name="T295">Esta seção apresenta a tabela do cronograma de etapas realizados na construção deste trabalho.</text:span></text:p>
      <text:p text:style-name="P92">Tabela <text:sequence text:ref-name="refTable0" text:name="Table" text:formula="ooow:Table+1" style:num-format="1">1</text:sequence><text:s/>– <text:span text:style-name="T27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4">Etapas</text:p>
          </table:table-cell>
          <table:table-cell table:style-name="Tabela1.A1" office:value-type="string">
            <text:p text:style-name="P54">Mar</text:p>
          </table:table-cell>
          <table:table-cell table:style-name="Tabela1.A1" office:value-type="string">
            <text:p text:style-name="P54">Abr</text:p>
          </table:table-cell>
          <table:table-cell table:style-name="Tabela1.A1" office:value-type="string">
            <text:p text:style-name="P54">Mai</text:p>
          </table:table-cell>
          <table:table-cell table:style-name="Tabela1.A1" office:value-type="string">
            <text:p text:style-name="P54">Jun</text:p>
          </table:table-cell>
          <table:table-cell table:style-name="Tabela1.A1" office:value-type="string">
            <text:p text:style-name="P54">Jul</text:p>
          </table:table-cell>
          <table:table-cell table:style-name="Tabela1.A1" office:value-type="string">
            <text:p text:style-name="P54">Ago</text:p>
          </table:table-cell>
          <table:table-cell table:style-name="Tabela1.A1" office:value-type="string">
            <text:p text:style-name="P54">Set</text:p>
          </table:table-cell>
          <table:table-cell table:style-name="Tabela1.A1" office:value-type="string">
            <text:p text:style-name="P54">Out</text:p>
          </table:table-cell>
          <table:table-cell table:style-name="Tabela1.J1" office:value-type="string">
            <text:p text:style-name="P54">Nov</text:p>
          </table:table-cell>
        </table:table-row>
        <table:table-row>
          <table:table-cell table:style-name="Tabela1.A2" office:value-type="string">
            <text:p text:style-name="P54">Pesquisa do tema</text:p>
          </table:table-cell>
          <table:table-cell table:style-name="Tabela1.A2" office:value-type="string">
            <text:p text:style-name="P55">X</text:p>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J2" office:value-type="string">
            <text:p text:style-name="P55"/>
          </table:table-cell>
        </table:table-row>
        <table:table-row>
          <table:table-cell table:style-name="Tabela1.A2" office:value-type="string">
            <text:p text:style-name="P54">Revisão Bibliográfica</text:p>
          </table:table-cell>
          <table:table-cell table:style-name="Tabela1.A2" office:value-type="string">
            <text:p text:style-name="P55">X</text:p>
          </table:table-cell>
          <table:table-cell table:style-name="Tabela1.A2" office:value-type="string">
            <text:p text:style-name="P55">X</text:p>
          </table:table-cell>
          <table:table-cell table:style-name="Tabela1.A2" office:value-type="string">
            <text:p text:style-name="P55">X</text:p>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J2" office:value-type="string">
            <text:p text:style-name="P55"/>
          </table:table-cell>
        </table:table-row>
        <table:table-row>
          <table:table-cell table:style-name="Tabela1.A2" office:value-type="string">
            <text:p text:style-name="P54">Determinação dos objetivos</text:p>
          </table:table-cell>
          <table:table-cell table:style-name="Tabela1.A2" office:value-type="string">
            <text:p text:style-name="P55"/>
          </table:table-cell>
          <table:table-cell table:style-name="Tabela1.A2" office:value-type="string">
            <text:p text:style-name="P55">X</text:p>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J2" office:value-type="string">
            <text:p text:style-name="P55"/>
          </table:table-cell>
        </table:table-row>
        <table:table-row>
          <table:table-cell table:style-name="Tabela1.A2" office:value-type="string">
            <text:p text:style-name="P54">Localização e identificação das fontes para obtenção do <text:span text:style-name="T3">dataset</text:span></text:p>
          </table:table-cell>
          <table:table-cell table:style-name="Tabela1.A2" office:value-type="string">
            <text:p text:style-name="P55">X</text:p>
          </table:table-cell>
          <table:table-cell table:style-name="Tabela1.A2" office:value-type="string">
            <text:p text:style-name="P55">X</text:p>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A2" office:value-type="string">
            <text:p text:style-name="P55"/>
          </table:table-cell>
          <table:table-cell table:style-name="Tabela1.J2" office:value-type="string">
            <text:p text:style-name="P55"/>
          </table:table-cell>
        </table:table-row>
      </table:table>
      <text:p text:style-name="P56">Fonte<text:span text:style-name="T183"> – </text:span>Acervo do Autor</text:p>
      <text:p text:style-name="P54"/>
      <text:h text:style-name="P101" text:outline-level="1"><text:bookmark-start text:name="__RefHeading___Toc724_246650157"/>FUNDAMENTAÇÃO TEÓRICA<text:bookmark-end text:name="__RefHeading___Toc724_246650157"/></text:h>
      <text:p text:style-name="P54"><text:span text:style-name="T36"><text:tab/>Neste capítulo, são abordados conceitos relacionados às áreas de Redes Neurais Artificiais (RNAs) e </text:span><text:span text:style-name="T89">fake news</text:span><text:span text:style-name="T36">,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54"><text:tab/><text:span text:style-name="T184">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4"> era mais complexo, pois prejudicava a reputação da publicação, possuía um alto custo de distribuição e o autor era penalizado (TRAUMANN, 2017).</text:span></text:p>
      <text:p text:style-name="P54"><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54"><text:span text:style-name="T184"><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4"> são fabricadas imitando a forma do conteúdo de uma notícia, mas não conseguem copiar o processo e o propósito organizacional (RIBEIRO; ORTELLADO, 2018).</text:span></text:p>
      <text:p text:style-name="P54"><text:span text:style-name="T184"><text:tab/>De acordo com Ribeiro e Ortellado (2018), as </text:span><text:span text:style-name="T7">fake news </text:span><text:span text:style-name="T184">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010405788" text:style-name="L4">
        <text:list-item>
          <text:p text:style-name="P120">Erros não intencionais em reportagens;</text:p>
        </text:list-item>
        <text:list-item>
          <text:p text:style-name="P120">Rumores não provenientes de um artigo de notícia;</text:p>
        </text:list-item>
        <text:list-item>
          <text:p text:style-name="P120">Teorias da conspiração;</text:p>
        </text:list-item>
        <text:list-item>
          <text:p text:style-name="P120">Falsas afirmações de políticos.</text:p>
        </text:list-item>
      </text:list>
      <text:p text:style-name="P54"><text:span text:style-name="T184"><text:tab/>Para uma tentativa de combate às </text:span><text:span text:style-name="T7">fake news</text:span><text:span text:style-name="T184"> no Brasil, o Supremo Tribunal Federal (STF) lançou, em Junho de 2019, o Painel Multissetorial de Checagem de Informações e Combate a </text:span><text:span text:style-name="T7">Fake News</text:span><text:span text:style-name="T184">, no qual reuniu jornais, agências, associações de juízes e </text:span><text:soft-page-break/><text:span text:style-name="T184">tribunais superiores para a criação de sites e projetos com o objetivo de investigar e analisar as informações que circulam nas mídias sociais (BARBOSA; SANTI, 2019).</text:span></text:p>
      <text:p text:style-name="P54"><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4"><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54"><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104" text:outline-level="3"><text:bookmark-start text:name="__RefHeading___Toc1971_1387168253"/>Impactos das Fake News<text:bookmark-end text:name="__RefHeading___Toc1971_1387168253"/></text:h>
      <text:p text:style-name="P54"><text:tab/><text:span text:style-name="T185">Delmazo e Valente (2018) relatam uma pesquisa realizada pelo site </text:span><text:span text:style-name="T7">Buzzfeed News</text:span><text:span text:style-name="T184">,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60">, </text:span><text:span text:style-name="T7">Washington Post</text:span><text:span text:style-name="T160">, </text:span><text:span text:style-name="T7">Huffington Post</text:span><text:span text:style-name="T160">, </text:span><text:span text:style-name="T7">NBC News</text:span><text:span text:style-name="T160">,</text:span><text:span text:style-name="T184"> entre outros.</text:span></text:p>
      <text:p text:style-name="P54"><text:span text:style-name="T184"><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4"> confirma que Clinton vendeu armas para o Estado Islâmico” e “Papa Francisco choca o mundo e apoia Donald Trump” (SPINELLI; SANTOS, 2018).</text:span></text:p>
      <text:p text:style-name="Standard"><text:span text:style-name="T278"><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78">rapidamente durante as eleições, no qual a pizz</text:span><text:span text:style-name="T300">a</text:span><text:span text:style-name="T301">r</text:span><text:span text:style-name="T278">ia </text:span><text:span text:style-name="T302">estava mantendo</text:span><text:span text:style-name="T278"> um cativeiro de tráfico sexual de crianças com o auxílio financeiro do Partido Democrata, felizmente nenhuma pessoa se feriu.</text:span></text:p>
      <text:p text:style-name="P54"><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4"><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4"><text:tab/>Uma reportagem divulgada no portal G1 no dia 19 de julho de 2018, realizada pelo programa Profissão Repórter, da Rede Globo, <text:span text:style-name="T186">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6">(HIGINO, 2019).</text:span></text:p>
      <text:p text:style-name="P54"><text:tab/>De acordo com Carlos, as fontes eram obtidas de uma desembargadora no Facebook, entretanto a desembargadora não conhecia Marielle e as informações eram baseadas na postagem de uma amiga. <text:span text:style-name="T186">D</text:span>epois de um tempo o Facebook tirou do ar todas as páginas relacionadas ao site. <text:span text:style-name="T186">Entretanto,</text:span> o texto do Ceticismo Político foi compartilhado mais de 360 mil vezes e a desembargadora apagou sua postagem <text:span text:style-name="T186">(HIGINO, 2019).</text:span></text:p>
      <text:p text:style-name="P54"><text:span text:style-name="T184"><text:tab/>Um boato disseminado nas redes sociais do Brasil, relatava que a ex-primeira dama Marisa Letícia, morta em 3 de fevereiro de 2017, estaria viva e viajando pela Itália. Além disso, outra </text:span><text:span text:style-name="T7">fake news</text:span><text:span text:style-name="T184"> afirmava que o viúvo Marisa Letícia, o ex-presidente Luiz Inácio Lula da Silva, teria solicitado pensão referente ao salário de Marisa como servidora do Congresso Nacional, no valor de R$ 68 mil (DELMAZO; VALENTE, 2018).</text:span></text:p>
      <text:p text:style-name="P54"><text:span text:style-name="T184"><text:tab/>Spinelli e Santos (2028) destacam uma pesquisa do </text:span><text:span text:style-name="T7">Pew Research Center</text:span><text:span text:style-name="T160">,</text:span><text:span text:style-name="T184"> no qual as notícias falsas confundem a interpretação dos fatos e eventos atuais para 64% dos americanos entrevistados. Diversas </text:span><text:span text:style-name="T7">fake news</text:span><text:span text:style-name="T184">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54"><text:tab/><text:span text:style-name="T187">S</text:span>ites responsáveis por disseminar notícias falsas estão <text:span text:style-name="T188">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78"><text:tab/></text:span><text:span text:style-name="T303">De acordo com Higino (2019), o</text:span><text:span text:style-name="T278"> jornalismo possui como objetivo pesquisar, organizar, coletar e analisar dados ou fatos e transmitir as informações obtidas para a sociedade, por meio do jornal impresso, rádio, </text:span><text:span text:style-name="T304">TV</text:span><text:span text:style-name="T278"> ou internet. </text:span><text:span text:style-name="T304">P</text:span><text:span text:style-name="T278">or meio </text:span><text:span text:style-name="T304">dessas </text:span><text:span text:style-name="T278">informações recebidas cada indiv</text:span><text:span text:style-name="T305">í</text:span><text:span text:style-name="T278">duo aprimora seu conhecimento sobre determinado assunto.</text:span></text:p>
      <text:p text:style-name="P54"><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89">forma</text:span>, <text:span text:style-name="T189">os jornalistas precisam</text:span> conquistar novamente a credibilidade <text:span text:style-name="T189">da sociedade</text:span>, um momento em que as <text:span text:style-name="T8">fake news </text:span>são espalhadas com mais rapidez e facilidade do que as informações que foram checadas antes de serem publicadas <text:span text:style-name="T189">(HIGINO, 2019)</text:span>.</text:p>
      <text:p text:style-name="P54"><text:span text:style-name="T184"><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54"><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54"><text:tab/><text:span text:style-name="T190">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1">o</text:span> <text:span text:style-name="T3">First Draft News</text:span> também realiza o monitoramento de eleições, como as que ocorreram nos Estados Unidos em 2016 e no Reino Unido, França e Alemanha em 2017.</text:p>
      <text:p text:style-name="P54"><text:tab/>Outra iniciativa realizada pelo Google foi a <text:span text:style-name="T192">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54"><text:span text:style-name="T346"><text:tab/></text:span><text:span text:style-name="T193">Segundo Delmazo e Valente (2018), a</text:span><text:span text:style-name="T346"> disseminação de </text:span><text:span text:style-name="T33">fake news </text:span><text:span text:style-name="T346">afeta a distinção do que é real </text:span><text:span text:style-name="T194">na sociedade </text:span><text:span text:style-name="T346">e </text:span><text:span text:style-name="T194">o que </text:span><text:span text:style-name="T346">é falso, ocasionando uma ameaça não apenas ao jornalismo, mas também à democracia. Deste modo, um desafio é que a própria audiência contraponha as falsas notícias, compreenda os métodos de apuração jornalística e que </text:span><text:span text:style-name="T195">compartilhe</text:span><text:span text:style-name="T346"> e </text:span><text:span text:style-name="T195">usufrua</text:span><text:span text:style-name="T346">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54"><text:tab/><text:span text:style-name="T184">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54"><text:span text:style-name="T184"><text:tab/>De acordo com Delmazo e Valente (2018), a verificação dos fatos (</text:span><text:span text:style-name="T7">fact-checking</text:span><text:span text:style-name="T184">), desenvolvida de acordo com os procedimentos já especificados na reportagem jornalística, permite que a política não se afaste do que deveria ser, que não se afaste da sua relação com a verdade. O </text:span><text:span text:style-name="T7">fact-checking</text:span><text:span text:style-name="T184"> possui preocupação com a transparência, credibilidade, busca pela diversidade de personalidades checadas e uma política clara de erros.</text:span></text:p>
      <text:p text:style-name="P62"><text:tab/><text:span text:style-name="T196">Duas grandes iniciativas para a verificação de fatos são o </text:span><text:span text:style-name="T3">Fact Checker </text:span>e o <text:span text:style-name="T3">PolitiFac</text:span><text:span text:style-name="T10">t</text:span><text:span text:style-name="T196">. </text:span>O <text:span text:style-name="T3">Fact Checker </text:span><text:span text:style-name="T161">é uma coluna </text:span><text:span text:style-name="T196">teve início </text:span>em setembro de 2007, <text:span text:style-name="T196">especificamente para</text:span> a campanha presidencial de 2008 e, <text:span text:style-name="T196">no ano de 2011,</text:span> o jornal <text:span text:style-name="T3">Washington Post</text:span> a estabeleceu como permanente. O <text:span text:style-name="T3">PolitiFact</text:span>, <text:span text:style-name="T196">lançado em </text:span>2007, <text:span text:style-name="T196">é um </text:span>projeto independente do jornal da Flórida <text:span text:style-name="T3">Tampa Bay Times</text:span>, <text:span text:style-name="T196">sendo </text:span>adquirido pelo <text:span text:style-name="T3">Poynter Institute</text:span> <text:span text:style-name="T196">no ano de 2018,</text:span> uma escola sem fins lucrativos para jornalistas<text:span text:style-name="T196"> (VETRITTI, 2019).</text:span></text:p>
      <text:p text:style-name="P54"><text:span text:style-name="T184"><text:tab/>Segundo Vetritti (2019), nos Estados Unidos, com o lançamento do site </text:span><text:span text:style-name="T7">Factcheck.org</text:span><text:span text:style-name="T184">, o gênero </text:span><text:span text:style-name="T7">fact-checking</text:span><text:span text:style-name="T184"> começou a conquistar reconhecimento, audiência e constituir uma nova forma de fazer jornalismo na era digital. Além disso, no ano de 2009, o </text:span><text:span text:style-name="T7">PolitiFact </text:span><text:span text:style-name="T184">recebeu o Prêmio </text:span><text:span text:style-name="T7">Pulitzer</text:span><text:span text:style-name="T184"> pela cobertura da campanha </text:span>presidencial de 2008, <text:span text:style-name="T196">sendo </text:span>a primeira vez em que o prêmio foi concedido a uma iniciativa <text:span text:style-name="T197">que surgiu online.</text:span></text:p>
      <text:p text:style-name="P54"><text:span text:style-name="T184"><text:tab/>Delmazo e Valente (2018) destacam que os responsáveis pela checagem de fato</text:span><text:span text:style-name="T357">s</text:span><text:span text:style-name="T184"> em todo mundo possuem uma norma internacional, o </text:span><text:span text:style-name="T7">International Fact-checking Network</text:span><text:span text:style-name="T11"> – </text:span><text:soft-page-break/><text:span text:style-name="T184">IFCN, </text:span><text:span text:style-name="T355">que</text:span><text:span text:style-name="T184"> possuí um código de princípios, uma conferência global realizada todo ano e um dia internacional, o dia do </text:span><text:span text:style-name="T7">fact-checking</text:span><text:span text:style-name="T184"> em 2 de abril, depois do d</text:span><text:span text:style-name="T356">i</text:span><text:span text:style-name="T184">a </text:span><text:span text:style-name="T356">da</text:span><text:span text:style-name="T184"> mentira.</text:span></text:p>
      <text:p text:style-name="P54"><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54"><text:tab/>O IFCN possui 12 signatários verificados em renovação, que são avisados <text:span text:style-name="T358">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54"><text:tab/><text:span text:style-name="T198">A</text:span> primeira agência de notícias do Brasil a se especializar na técnica jornalística mundialmente conhecida como <text:span text:style-name="T3">fact-checking</text:span> <text:span text:style-name="T198">é a agência Lupa</text:span>, <text:span text:style-name="T198">que</text:span> se encontra ativa desde novembro de 2015. Possui como objetivo acompanhar o noticiário de política, economia, cidade, cultura, educação, saúde e relações internacionais, realizando correções e divulgando dados corretos quando necessário <text:span text:style-name="T199">(LUPA, 2015)</text:span>.</text:p>
      <text:p text:style-name="P54"><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99">(LUPA, 2015)</text:span>.</text:p>
      <text:p text:style-name="P69"><text:span text:style-name="T278"><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08">p</text:span><text:span text:style-name="T278">arcerias editoriais e projetos de tecnologia encubados </text:span><text:span text:style-name="T307">são</text:span><text:span text:style-name="T306"> realizados a partir do</text:span><text:span text:style-name="T278"> Aos Fatos Lab (AOS FATOS, 2020).</text:span></text:p>
      <text:h text:style-name="Heading_20_2" text:outline-level="2"><text:bookmark-start text:name="__RefHeading___Toc1975_1387168253"/><text:soft-page-break/>REDES NEURAIS ARTIFICIAIS<text:bookmark-end text:name="__RefHeading___Toc1975_1387168253"/></text:h>
      <text:p text:style-name="P54"><text:tab/><text:span text:style-name="T184">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59">s</text:span><text:span text:style-name="T184"> muito menor quando comparado ao cérebro humano (FINOCCHIO, 2014).</text:span></text:p>
      <text:p text:style-name="P54"><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4"><text:tab/>A aptidão de uma RNA na resolução de um problema é determinado através da sua arquitetura, no qual é especificado a quantidade e forma de ligação dos neurônios, assim como o peso das conexões e o número de camadas (FURTADO, 2019).</text:p>
      <text:p text:style-name="P54"><text:tab/>Geralmente, a forma de resolução de um problema é baseado no método empírico, a partir dos processos de treinamentos e modificações graduais para adaptar e aperfeiçoar o modelo a solução do problema (FURTADO, 2019).</text:p>
      <text:p text:style-name="P54"><text:span text:style-name="T200"><text:tab/>Segundo Nelson (2017), os dados que serão processados </text:span>são passados às unidades de entrada, os valores são multiplicados pelos <text:span text:style-name="T200">respectivos</text:span> pesos e passados em sequência às unidades com as quais possuem conexões diretas. <text:span text:style-name="T200">Além disso, as r</text:span>edes neurais normalmente são organizadas em camadas, com cada camada possuindo uma ou mais unidades, e as saídas das unidades são combinadas, utilizando a função de ativação, e usadas como entradas das unidades da <text:span text:style-name="T200">próxima camada.</text:span></text:p>
      <text:p text:style-name="P54"><text:span text:style-name="T200"><text:tab/>R</text:span>edes neurais<text:span text:style-name="T201"> comuns se baseiam na</text:span> arquitetura denominad<text:span text:style-name="T201">a</text:span> como <text:span text:style-name="T3">feedforward</text:span><text:span text:style-name="T162">, no qual representa </text:span>um fluxo de informaç<text:span text:style-name="T201">ões</text:span> unidirecional, não existindo nenhum tipo de ciclo <text:span text:style-name="T200">(NELSON, 2017)</text:span>, como <text:span text:style-name="T201">apresentado na figura abaixo, uma rede </text:span><text:span text:style-name="T12">feedforward </text:span><text:span text:style-name="T201">totalmente conectada com uma camada oculta e uma camada de saída (HAYKIN, 2009).</text:span></text:p>
      <text:p text:style-name="P54"><draw:frame draw:style-name="fr4" draw:name="Quadro4" text:anchor-type="paragraph" svg:x="1.1701in" svg:y="0.0945in" svg:width="3.852in" draw:z-index="9"><draw:text-box fo:min-height="3.4516in"><text:p text:style-name="P26">Figura <text:sequence text:ref-name="refIllustration0" text:name="Illustration" text:formula="ooow:Illustration+1" style:num-format="1">1</text:sequence><text:span text:style-name="T277"><text:s/>– </text:span>Rede neural feedforward</text:p><text:p text:style-name="P33"><draw:frame draw:style-name="fr6" draw:name="Figura5" text:anchor-type="as-char" svg:width="3.3339in" style:rel-width="100%" svg:height="2.5201in" style:rel-height="scale" draw:z-index="29"><draw:image xlink:href="Pictures/100002010000020400000186A7FEA80F09602C8F.png" xlink:type="simple" xlink:show="embed" xlink:actuate="onLoad" loext:mime-type="image/png"/></draw:frame><text:line-break/><text:span text:style-name="T323">Fonte – Jones (2017)</text:span></text:p></draw:text-box></draw:frame><text:soft-page-break/></text:p>
      <text:p text:style-name="P54"><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54"><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54"><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54"><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54"><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53566454" text:style-name="L5">
        <text:list-item>
          <text:p text:style-name="P121">Neurofisiologistas com maior conhecimento sobre o processamento de informações nos organismos vivos;</text:p>
        </text:list-item>
        <text:list-item>
          <text:p text:style-name="P121">Novas tecnologias permitindo maior potencial computacional e baixo custo, o que possibilitou simulações e testes mais complex<text:span text:style-name="T360">o</text:span>s;</text:p>
        </text:list-item>
        <text:list-item>
          <text:p text:style-name="P121">Novas teorias que serviram de base para o desenvolvimento de novos algoritmos.</text:p>
        </text:list-item>
      </text:list>
      <text:p text:style-name="P54"><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54"><text:tab/><text:span text:style-name="T181">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54"><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61">no qual </text:span>possibilita a formação de circuitos independentes que auxiliam os impulsos a serem espalhados corretamente.</text:p>
      <text:p text:style-name="P54"><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54"><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4"/>
      <text:p text:style-name="P54"><draw:frame draw:style-name="fr1" draw:name="Quadro1" text:anchor-type="paragraph" svg:width="4.5563in" draw:z-index="1"><draw:text-box fo:min-height="3.0252in"><text:p text:style-name="P31">Figura <text:sequence text:ref-name="refIllustration1" text:name="Illustration" text:formula="ooow:Illustration+1" style:num-format="1">2</text:sequence><text:span text:style-name="T336"><text:s/>– </text:span>Estrutura de <text:span text:style-name="T273">um</text:span> neurônio biológico</text:p><text:p text:style-name="P30"><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24">Fonte – Furtado (2019)</text:span></text:p></draw:text-box></draw:frame></text:p>
      <text:p text:style-name="P54"><text:span text:style-name="T181"><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54"><text:span text:style-name="T202"><text:tab/>De acordo com Finocchio (2014), o</text:span><text:span text:style-name="T346"> cérebro humano, uma das partes </text:span><text:span text:style-name="T203">do sistema</text:span><text:span text:style-name="T346"> nervoso, é responsável pelo controle das funções e dos movimentos do organismo, no qual é composto por aproximadamente 100 bilhões de neurônios e cada neurônio se encontra conectado </text:span><text:span text:style-name="T203">a outros</text:span><text:span text:style-name="T346">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54"><text:tab/><text:span text:style-name="T181">Um neurônio artificial é uma estrutura lógico-matemática que tem por objetivo simular o comportamento e funcionamento de um neurônio biológico, realizando o processa</text:span><text:span text:style-name="T362">mento</text:span><text:span text:style-name="T181"> a partir de diversas entradas e fornecendo saídas (FURTADO, 2019).</text:span></text:p>
      <text:p text:style-name="P54"><text:tab/>Comparando um neurônio biológico com um artificial, como pode ser observado na figura abaixo, observa-se três elementos básicos, que são:</text:p>
      <text:list xml:id="list527857565" text:style-name="L6">
        <text:list-item>
          <text:p text:style-name="P122"><text:span text:style-name="T181">Entrada e Pesos: Os dendritos seriam os sinais de entradas (</text:span><text:span text:style-name="T6">Input signals</text:span><text:span text:style-name="T181">, representados por</text:span><text:span text:style-name="T181"><draw:frame draw:style-name="fr9" draw:name="Objeto11" text:anchor-type="as-char" svg:y="-0.1484in" svg:width="0.8846in" svg:height="0.2091in" draw:z-index="30"><draw:object xlink:href="./Object 11" xlink:type="simple" xlink:show="embed" xlink:actuate="onLoad"/><draw:image xlink:href="./ObjectReplacements/Object 11" xlink:type="simple" xlink:show="embed" xlink:actuate="onLoad"/><svg:desc>fórmula</svg:desc></draw:frame></text:span><text:span text:style-name="T181">), no qual se comunicam com o corpo celular através de canais que possuem pesos sinápticos (</text:span><text:span text:style-name="T6">Synaptic weights</text:span><text:span text:style-name="T181">, representados po</text:span><text:span text:style-name="T349">r</text:span><text:span text:style-name="T181"><draw:frame draw:style-name="fr9" draw:name="Objeto12" text:anchor-type="as-char" svg:y="-0.1484in" svg:width="1.1484in" svg:height="0.2091in" draw:z-index="31"><draw:object xlink:href="./Object 12" xlink:type="simple" xlink:show="embed" xlink:actuate="onLoad"/><draw:image xlink:href="./ObjectReplacements/Object 12" xlink:type="simple" xlink:show="embed" xlink:actuate="onLoad"/><svg:desc>fórmula</svg:desc></draw:frame></text:span><text:span text:style-name="T181">), neste caso os pesos são as sinapses do neurônio biológico (FURTADO, 2019). Cada entrada possui um peso ou força própria, um sinal</text:span><text:span text:style-name="T181"><draw:frame draw:style-name="fr9" draw:name="Objeto16" text:anchor-type="as-char" svg:y="-0.1484in" svg:width="0.2437in" svg:height="0.2091in" draw:z-index="32"><draw:object xlink:href="./Object 16" xlink:type="simple" xlink:show="embed" xlink:actuate="onLoad"/><draw:image xlink:href="./ObjectReplacements/Object 16" xlink:type="simple" xlink:show="embed" xlink:actuate="onLoad"/><svg:desc>fórmula</svg:desc></draw:frame></text:span><text:span text:style-name="T181">na entrada da sinapse</text:span><text:span text:style-name="T181"><draw:frame draw:style-name="fr9" draw:name="Objeto13" text:anchor-type="as-char" svg:y="-0.1484in" svg:width="0.2028in" svg:height="0.1839in" draw:z-index="33"><draw:object xlink:href="./Object 13" xlink:type="simple" xlink:show="embed" xlink:actuate="onLoad"/><draw:image xlink:href="./ObjectReplacements/Object 13" xlink:type="simple" xlink:show="embed" xlink:actuate="onLoad"/><svg:desc>fórmula</svg:desc></draw:frame></text:span><text:span text:style-name="T350">c</text:span><text:span text:style-name="T181">onectado ao neurônio</text:span><text:span text:style-name="T181"><draw:frame draw:style-name="fr9" draw:name="Objeto14" text:anchor-type="as-char" svg:y="-0.1484in" svg:width="0.1665in" svg:height="0.1839in" draw:z-index="34"><draw:object xlink:href="./Object 14" xlink:type="simple" xlink:show="embed" xlink:actuate="onLoad"/><draw:image xlink:href="./ObjectReplacements/Object 14" xlink:type="simple" xlink:show="embed" xlink:actuate="onLoad"/><svg:desc>fórmula</svg:desc></draw:frame></text:span><text:span text:style-name="T351">é</text:span><text:span text:style-name="T181"> multiplicado pelo peso sináptico</text:span><text:span text:style-name="T181"><draw:frame draw:style-name="fr9" draw:name="Objeto15" text:anchor-type="as-char" svg:y="-0.1484in" svg:width="0.278in" svg:height="0.2091in" draw:z-index="35"><draw:object xlink:href="./Object 15" xlink:type="simple" xlink:show="embed" xlink:actuate="onLoad"/><draw:image xlink:href="./ObjectReplacements/Object 15" xlink:type="simple" xlink:show="embed" xlink:actuate="onLoad"/><svg:desc>fórmula</svg:desc></draw:frame></text:span><text:span text:style-name="T181">(Neste caso, o</text:span><text:span text:style-name="T181"><draw:frame draw:style-name="fr9" draw:name="Objeto9" text:anchor-type="as-char" svg:y="-0.1484in" svg:width="0.1665in" svg:height="0.1839in" draw:z-index="36"><draw:object xlink:href="./Object 9" xlink:type="simple" xlink:show="embed" xlink:actuate="onLoad"/><draw:image xlink:href="./ObjectReplacements/Object 9" xlink:type="simple" xlink:show="embed" xlink:actuate="onLoad"/><svg:desc>fórmula</svg:desc></draw:frame></text:span><text:span text:style-name="T181">simboliza o neurônio em questão e</text:span><text:span text:style-name="T181"><draw:frame draw:style-name="fr9" draw:name="Objeto10" text:anchor-type="as-char" svg:y="-0.1484in" svg:width="0.2028in" svg:height="0.1839in" draw:z-index="37"><draw:object xlink:href="./Object 10" xlink:type="simple" xlink:show="embed" xlink:actuate="onLoad"/><draw:image xlink:href="./ObjectReplacements/Object 10" xlink:type="simple" xlink:show="embed" xlink:actuate="onLoad"/><svg:desc>fórmula</svg:desc></draw:frame></text:span><text:span text:style-name="T181">refere-se a sinapse à qual o peso se refere) (HAYKIN, 2009).</text:span></text:p>
        </text:list-item>
        <text:list-item>
          <text:p text:style-name="P122"><text:span text:style-name="T181">Função Soma: Após os estímulos serem captados, são processados a partir da função soma (</text:span><text:span text:style-name="T6">Summing junction</text:span><text:span text:style-name="T181">) (FURTADO, 2019). No qual, é realizado a soma dos sinais de entrada, ponderados pelas respectivas forças sinápticas do neurônio, representando uma combinação linear (HAYKIN, 2009).</text:span></text:p>
        </text:list-item>
        <text:list-item>
          <text:p text:style-name="P122">Função de Ativação: Responsável por limitar a amplitude da saída de um neurônio, limita a faixa de amplitude permitida do sinal de saída para algum valor finito.</text:p>
        </text:list-item>
      </text:list>
      <text:p text:style-name="P54"><draw:frame draw:style-name="fr1" draw:name="Quadro2" text:anchor-type="paragraph" svg:width="5.4in" draw:z-index="3"><draw:text-box fo:min-height="3.6508in"><text:p text:style-name="P49"><text:span text:style-name="T279">Figura </text:span><text:span text:style-name="T279"><text:sequence text:ref-name="refIllustration2" text:name="Illustration" text:formula="ooow:Illustration+1" style:num-format="1">3</text:sequence></text:span><text:span text:style-name="T280"><text:s/>– </text:span><text:span text:style-name="T279">Estrutura de um neurônio artificial</text:span></text:p><text:p text:style-name="P49"><text:span text:style-name="T279"><text:s text:c="2"/></text:span><text:span text:style-name="T279"><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79"><text:line-break/></text:span>Fonte – Haykin (2009)</text:p></draw:text-box></draw:frame><text:soft-page-break/></text:p>
      <text:p text:style-name="P54"><text:tab/>De acordo com figura acima, observa-se também que a função soma possui um viés aplicado externamente, o limiar de ativação chamado de Bias, representado por<draw:frame draw:style-name="fr9" draw:name="Objeto8" text:anchor-type="as-char" svg:y="-0.1484in" svg:width="0.2201in" svg:height="0.2091in" draw:z-index="38"><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54"><text:tab/>Segundo Haykin (2009), o modelo da figura acima, na forma matemática pode ser representado <text:span text:style-name="T347">a partir das equações </text:span><text:sequence-ref text:reference-format="value" text:ref-name="refText0">1</text:sequence-ref><text:s/><text:span text:style-name="T347">e </text:span><text:span text:style-name="T347"><text:sequence-ref text:reference-format="value" text:ref-name="refText1">2</text:sequence-ref></text:span><text:span text:style-name="T347"><text:s/>apresentad</text:span><text:span text:style-name="T363">as</text:span><text:span text:style-name="T347">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94"><draw:frame draw:style-name="fr9" draw:name="Objeto3" text:anchor-type="as-char" svg:y="-0.2807in" svg:width="0.9283in" svg:height="0.4484in" draw:z-index="44"><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95">(<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94"><draw:frame draw:style-name="fr9" draw:name="Objeto1" text:anchor-type="as-char" svg:y="-0.152in" svg:width="1.011in" svg:height="0.2126in" draw:z-index="45"><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95">(<text:sequence text:ref-name="refText1" text:name="Text" text:formula="ooow:Text+1" style:num-format="1">2</text:sequence>)</text:p>
            </table:table-cell>
          </table:table-row>
        </table:table-header-rows>
      </table:table>
      <text:p text:style-name="P57"/>
      <text:p text:style-name="P63"><text:span text:style-name="T181"><text:tab/>No qual, </text:span><text:span text:style-name="T348">de acordo com a figura </text:span><text:span text:style-name="T348"><text:sequence-ref text:reference-format="value" text:ref-name="refIllustration2">3</text:sequence-ref></text:span><text:span text:style-name="T348"><text:s/>e as equações</text:span><text:span text:style-name="T347"> </text:span><text:span text:style-name="T348"><text:sequence-ref text:reference-format="value" text:ref-name="refText0">1</text:sequence-ref></text:span><text:span text:style-name="T348"><text:s/></text:span><text:span text:style-name="T347">e </text:span><text:span text:style-name="T347"><text:sequence-ref text:reference-format="value" text:ref-name="refText1">2</text:sequence-ref></text:span><text:span text:style-name="T181">: Os valores de</text:span><text:span text:style-name="T181"><draw:frame draw:style-name="fr9" draw:name="Objeto2" text:anchor-type="as-char" svg:y="-0.1484in" svg:width="0.8846in" svg:height="0.2091in" draw:z-index="39"><draw:object xlink:href="./Object 2" xlink:type="simple" xlink:show="embed" xlink:actuate="onLoad"/><draw:image xlink:href="./ObjectReplacements/Object 2" xlink:type="simple" xlink:show="embed" xlink:actuate="onLoad"/></draw:frame></text:span><text:span text:style-name="T181">são os sinais de entrada; os valores representados por</text:span><text:span text:style-name="T181"><draw:frame draw:style-name="fr9" draw:name="Objeto4" text:anchor-type="as-char" svg:y="-0.1484in" svg:width="1.1484in" svg:height="0.2091in" draw:z-index="40"><draw:object xlink:href="./Object 4" xlink:type="simple" xlink:show="embed" xlink:actuate="onLoad"/><draw:image xlink:href="./ObjectReplacements/Object 4" xlink:type="simple" xlink:show="embed" xlink:actuate="onLoad"/><svg:desc>fórmula</svg:desc></draw:frame></text:span><text:span text:style-name="T181">são os pesos sinápticos;</text:span><text:span text:style-name="T181"><draw:frame draw:style-name="fr9" draw:name="Objeto5" text:anchor-type="as-char" svg:y="-0.1484in" svg:width="0.2173in" svg:height="0.2091in" draw:z-index="41"><draw:object xlink:href="./Object 5" xlink:type="simple" xlink:show="embed" xlink:actuate="onLoad"/><draw:image xlink:href="./ObjectReplacements/Object 5" xlink:type="simple" xlink:show="embed" xlink:actuate="onLoad"/><svg:desc>fórmula</svg:desc></draw:frame></text:span><text:span text:style-name="T181">é o resultado da combinação linear dos sinais de entrada e os pesos;</text:span><text:span text:style-name="T181"><draw:frame draw:style-name="fr9" draw:name="Objeto6" text:anchor-type="as-char" svg:y="-0.1484in" svg:width="0.2201in" svg:height="0.2091in" draw:z-index="42"><draw:object xlink:href="./Object 6" xlink:type="simple" xlink:show="embed" xlink:actuate="onLoad"/><draw:image xlink:href="./ObjectReplacements/Object 6" xlink:type="simple" xlink:show="embed" xlink:actuate="onLoad"/><svg:desc>fórmula</svg:desc></draw:frame></text:span><text:span text:style-name="T181">é o </text:span><text:span text:style-name="T6">bias</text:span><text:span text:style-name="T181">; A fórmula </text:span><text:span text:style-name="T347"><text:s/></text:span><text:span text:style-name="T347"><text:sequence-ref text:reference-format="value" text:ref-name="refText1">2</text:sequence-ref></text:span><text:span text:style-name="T181"><text:s/>representa a função de ativação; e</text:span><text:span text:style-name="T181"><draw:frame draw:style-name="fr9" draw:name="Objeto7" text:anchor-type="as-char" svg:y="-0.1484in" svg:width="0.2362in" svg:height="0.2091in" draw:z-index="43"><draw:object xlink:href="./Object 7" xlink:type="simple" xlink:show="embed" xlink:actuate="onLoad"/><draw:image xlink:href="./ObjectReplacements/Object 7" xlink:type="simple" xlink:show="embed" xlink:actuate="onLoad"/><svg:desc>fórmula</svg:desc></draw:frame></text:span><text:span text:style-name="T181">é o resultado do neurônio.</text:span></text:p>
      <text:h text:style-name="Heading_20_2" text:outline-level="2"><text:bookmark-start text:name="__RefHeading___Toc1975_13871682531"/><text:soft-page-break/>RNA’S UTILIZADAS<text:bookmark-end text:name="__RefHeading___Toc1975_13871682531"/></text:h>
      <text:p text:style-name="P70"><text:span text:style-name="T278"><text:tab/></text:span><text:span text:style-name="T309">Neste capítulo é apresentado as Redes Neurais Artificiais utilizadas neste trabalho. Primeiramente é apresentado a </text:span><text:span text:style-name="T310">rede neural </text:span><text:span text:style-name="T309">MLP e posteriormente é apresentado a rede </text:span><text:span text:style-name="T310">neural</text:span><text:span text:style-name="T309"> recorrente LSTM.</text:span></text:p>
      <text:h text:style-name="Heading_20_3" text:outline-level="3"><text:bookmark-start text:name="__RefHeading___Toc385_132956689012121"/>Multilayer Perceptron<text:bookmark-end text:name="__RefHeading___Toc385_132956689012121"/></text:h>
      <text:p text:style-name="P54"><text:tab/>De <text:span text:style-name="T204">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54"><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54"><text:span text:style-name="T204"><text:tab/>De acordo com Rodriguez (2019), a dificuldade das redes neurais em resolver problemas linearmente não separáveis, por exemplo, o XOR (ou exclusivo), é uma das principais limitações dos modelos </text:span><text:span text:style-name="T13">perceptrons</text:span><text:span text:style-name="T204">. Com isso, novas estratégias foram utilizadas para combater esse problema, como adicionar camadas intermediárias a partir da criação da rede </text:span><text:span text:style-name="T13">multilayer perceptron</text:span><text:span text:style-name="T204"> – MLP.</text:span></text:p>
      <text:p text:style-name="P54"><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54"><text:span text:style-name="T204"><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04">) (RODRIGUES, 2019), baseado numa regra de aprendizagem que ajusta o erro durante o treinamento (GUALDA, 2008).</text:span></text:p>
      <text:p text:style-name="P54"><text:span text:style-name="T204"><text:tab/>A figura abaixo apresenta a arquitetura de uma rede </text:span><text:span text:style-name="T13">multilayer perceptron</text:span><text:span text:style-name="T204"> com uma camada de entrada, duas camadas ocultas e uma camada de saída (HAYKIN, 2009). A </text:span><text:soft-page-break/><text:span text:style-name="T204">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04">) (RODRIGUES, 2019).</text:span></text:p>
      <text:p text:style-name="P54"><draw:frame draw:style-name="fr3" draw:name="Quadro3" text:anchor-type="paragraph" svg:width="5.9591in" draw:z-index="5"><draw:text-box fo:min-height="3.0335in"><text:p text:style-name="P32">Figura <text:sequence text:ref-name="refIllustration3" text:name="Illustration" text:formula="ooow:Illustration+1" style:num-format="1">4</text:sequence><text:span text:style-name="T337"><text:s/>– </text:span>Arquitetura de uma rede multilayer perceptron com duas camadas intermediárias</text:p><text:p text:style-name="P32"><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25">Fonte – </text:span><text:span text:style-name="T326">Haykin (2009)</text:span></text:p></draw:text-box></draw:frame></text:p>
      <text:p text:style-name="P54"><text:span text:style-name="T204"><text:tab/>Haykin (2009) descreve de acordo com observações da figura acima, os seguintes pontos: Os sinais de entrada (</text:span><text:span text:style-name="T13">input signal</text:span><text:span text:style-name="T204">) chegam a partir da camada de entrada (</text:span><text:span text:style-name="T13">input layer</text:span><text:span text:style-name="T204">) da rede e se propagam adiante, neurônio por neurônio. Na camada de saída (</text:span><text:span text:style-name="T13">output layer</text:span><text:span text:style-name="T204">)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54"><text:tab/><text:span text:style-name="T205">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05"> que possibilitam que as informações persistam e sejam passadas de uma etapa da rede para a próxima (OLAH, 2015).</text:span></text:p>
      <text:p text:style-name="P54"><text:span text:style-name="T205"><text:tab/>Segundo Rodriguez (2019), redes neurais artificiais mais simples, como a </text:span><text:span text:style-name="T14">multilayer perceptron</text:span><text:span text:style-name="T205">, recebem os sinais a partir da camada de entrada e atravessam a rede até a camada de saída (</text:span><text:span text:style-name="T14">feedforward</text:span><text:span text:style-name="T205">). Entretanto, em uma rede neural recorrente a camada oculta pode receber tanto informações da camada de entrada quanto informação dela mesma na interação anterior (</text:span><text:span text:style-name="T14">feedback</text:span><text:span text:style-name="T205">), o que permite, por exemplo, trabalhar com modelagens temporais e espaciais.</text:span></text:p>
      <text:p text:style-name="P54"><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1484in" svg:width="0.2429in" svg:height="0.2091in" draw:z-index="46"><draw:object xlink:href="./Object 17" xlink:type="simple" xlink:show="embed" xlink:actuate="onLoad"/><draw:image xlink:href="./ObjectReplacements/Object 17" xlink:type="simple" xlink:show="embed" xlink:actuate="onLoad"/></draw:frame>, com isso um resultado<draw:frame draw:style-name="fr9" draw:name="Objeto18" text:anchor-type="as-char" svg:y="-0.1484in" svg:width="0.2008in" svg:height="0.2091in" draw:z-index="47"><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54"><draw:frame draw:style-name="fr4" draw:name="Quadro6" text:anchor-type="paragraph" svg:x="0.0937in" svg:y="0.0283in" svg:width="6.1118in" draw:z-index="10"><draw:text-box fo:min-height="1.6055in"><text:p text:style-name="P34">Figura <text:sequence text:ref-name="refIllustration4" text:name="Illustration" text:formula="ooow:Illustration+1" style:num-format="1">5</text:sequence><text:span text:style-name="T338"><text:s/>– </text:span>Funcionamento de uma rede neural recorrent<text:span text:style-name="T338">e</text:span></text:p><text:p text:style-name="P34"><draw:frame draw:style-name="fr7" draw:name="Figura7" text:anchor-type="as-char" svg:y="-1.7in" svg:width="6.1118in" style:rel-width="100%" svg:height="1.6055in" style:rel-height="scale" draw:z-index="48"><draw:image xlink:href="Pictures/1000020100000A92000002C7E2CAE9EC9CF0FEC0.png" xlink:type="simple" xlink:show="embed" xlink:actuate="onLoad" loext:mime-type="image/png"/></draw:frame><text:line-break/><text:span text:style-name="T327">Fonte – Olah (2015)</text:span></text:p></draw:text-box></draw:frame></text:p>
      <text:p text:style-name="P54"><text:tab/><text:span text:style-name="T206">Dessa maneira</text:span>, a informação não flui em um único sentido. <text:span text:style-name="T206">Além disso,</text:span> a saída da rede não depende apenas da entrada corrente, mas também das entradas anteriores, <text:span text:style-name="T206">como pode ser visualizado na figura abaixo, onde</text:span><text:span text:style-name="T206"><draw:frame draw:style-name="fr9" draw:name="Objeto19" text:anchor-type="as-char" svg:y="-0.1484in" svg:width="0.4256in" svg:height="0.2091in" draw:z-index="49"><draw:object xlink:href="./Object 19" xlink:type="simple" xlink:show="embed" xlink:actuate="onLoad"/><draw:image xlink:href="./ObjectReplacements/Object 19" xlink:type="simple" xlink:show="embed" xlink:actuate="onLoad"/><svg:desc>fórmula</svg:desc></draw:frame></text:span><text:span text:style-name="T206">e</text:span><text:span text:style-name="T206"><draw:frame draw:style-name="fr9" draw:name="Objeto20" text:anchor-type="as-char" svg:y="-0.1484in" svg:width="0.2134in" svg:height="0.2091in" draw:z-index="50"><draw:object xlink:href="./Object 20" xlink:type="simple" xlink:show="embed" xlink:actuate="onLoad"/><draw:image xlink:href="./ObjectReplacements/Object 20" xlink:type="simple" xlink:show="embed" xlink:actuate="onLoad"/><svg:desc>fórmula</svg:desc></draw:frame></text:span><text:span text:style-name="T206">são informações dos próprios neurônios da iteração anterior</text:span>. O efeito prático disto é a existência de memória de curto prazo na rede<text:span text:style-name="T200"> (NELSON, 2017).</text:span></text:p>
      <text:p text:style-name="P54"><draw:frame draw:style-name="fr4" draw:name="Quadro5" text:anchor-type="paragraph" svg:x="1.3764in" svg:y="0.0035in" svg:width="3.2528in" draw:z-index="7"><draw:text-box fo:min-height="5.2929in"><text:p text:style-name="P35"><text:span text:style-name="T340">Figura </text:span><text:span text:style-name="T340"><text:sequence text:ref-name="refIllustration5" text:name="Illustration" text:formula="ooow:Illustration+1" style:num-format="1">6</text:sequence></text:span><text:span text:style-name="T342"><text:s/>– </text:span><text:span text:style-name="T340">Rede neural feedback</text:span></text:p><text:p text:style-name="P35"><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28">Fonte – Jones (2017)</text:span></text:p></draw:text-box></draw:frame><text:soft-page-break/></text:p>
      <text:p text:style-name="P54"><text:span text:style-name="T205"><text:tab/>O processo de </text:span><text:span text:style-name="T14">feedback</text:span><text:span text:style-name="T205"> permite que o estado oculto passe a funcionar como uma memória de curto prazo através dos </text:span><text:span text:style-name="T14">feedbacks</text:span><text:span text:style-name="T20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7">com uma </text:span>compreensão mais difícil <text:span text:style-name="T207">e com a </text:span>capacidade de resolver uma gama maior de problemas <text:span text:style-name="T207">(NELSON, 2017)</text:span>.</text:p>
      <text:p text:style-name="P54"><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54"><text:tab/><text:span text:style-name="T208">No entanto, utilizando a frase “Eu cresci na França, no dia 14 de maio, tenho 15 anos e falo”, provavelmente a próxima palavra será o nome de um o idioma, o “francês”, para </text:span><text:soft-page-break/><text:span text:style-name="T208">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54"><text:span text:style-name="T208"><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08">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54"><text:tab/><text:span text:style-name="T209">Segundo Hochreiter e Schmidhuber (1997), redes neurais recorrentes por meio de suas conexões de </text:span><text:span text:style-name="T16">feedback</text:span><text:span text:style-name="T210"> podem armazenar representações de eventos de entrada recentes em forma de ativações, chamadas de memória de curto prazo (</text:span><text:span text:style-name="T16">short-term memory</text:span><text:span text:style-name="T210">). O que permite a sua utilização em diversas aplicações, como o processamento de fala e composição musical.</text:span></text:p>
      <text:p text:style-name="P54"><text:tab/>Um grande problema relacionado a redes neurais recorrentes são os algoritmos utilizados para aprender o que colocar na memória de curto prazo, no qual levam muito tempo ou não funcionam muito bem (HOCHREITER; SCHMIDHUBER, 1997).</text:p>
      <text:p text:style-name="P54"><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54"><text:span text:style-name="T210"><text:tab/>A arquitetura recorrente chamada Memória de Longo Prazo (</text:span><text:span text:style-name="T16">Long Short-Term Memory – </text:span><text:span text:style-name="T210">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54"><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54"><text:soft-page-break/><text:tab/>Segundo o autor Olah (2015), redes neurais recorrentes possuem o formato de uma cadeia de módulos repetidos de rede neural, como exemplificado na imagem abaixo, no qual o<draw:frame draw:style-name="fr9" draw:name="Objeto21" text:anchor-type="as-char" svg:y="-0.1484in" svg:width="0.2075in" svg:height="0.1839in" draw:z-index="51"><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1484in" svg:width="0.1661in" svg:height="0.1839in" draw:z-index="52"><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1484in" svg:width="0.1374in" svg:height="0.1839in" draw:z-index="53"><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54"><draw:frame draw:style-name="fr3" draw:name="Quadro7" text:anchor-type="paragraph" svg:width="5.5484in" draw:z-index="11"><draw:text-box fo:min-height="2.0764in"><text:p text:style-name="P36"><text:span text:style-name="T340">Figura </text:span><text:span text:style-name="T340"><text:sequence text:ref-name="refIllustration6" text:name="Illustration" text:formula="ooow:Illustration+1" style:num-format="1">7</text:sequence></text:span><text:span text:style-name="T341"><text:s/>– </text:span><text:span text:style-name="T340">Módulo de repetição em uma RNN padrão</text:span></text:p><text:p text:style-name="P36"><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29">Fonte – Olah (2015)</text:span></text:p></draw:text-box></draw:frame></text:p>
      <text:p text:style-name="P54"><text:span text:style-name="T211"><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54"><draw:frame draw:style-name="fr3" draw:name="Quadro8" text:anchor-type="paragraph" svg:width="5.761in" draw:z-index="12"><draw:text-box fo:min-height="2.6429in"><text:p text:style-name="P44">Figura <text:sequence text:ref-name="refIllustration7" text:name="Illustration" text:formula="ooow:Illustration+1" style:num-format="1">8</text:sequence><text:span text:style-name="T339"><text:s/>– </text:span>Módulo de rep<text:span text:style-name="T274">e</text:span>tição em uma LSTM</text:p><text:p text:style-name="P44"><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29">Fonte – Olah (2015)</text:span></text:p></draw:text-box></draw:frame></text:p>
      <text:p text:style-name="P54"><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54"><text:span text:style-name="T212"><text:tab/>A camada </text:span><text:span text:style-name="T17">sigmóide</text:span><text:span text:style-name="T212"> gera números entre zero e um, que representam a probabilidade de cada componente ser liberado. A rede LSTM possui três portões com a camada </text:span><text:span text:style-name="T17">sigmóide</text:span><text:span text:style-name="T212">, para proteger e controlar o estado da célula (OLAH, 2015).</text:span></text:p>
      <text:p text:style-name="P54"><text:span text:style-name="T212"><text:tab/>O primeiro passo realizado na rede LSTM é exercido pela camada </text:span><text:span text:style-name="T18">sigmóide</text:span><text:span text:style-name="T213"> chamada de “portão do esquecimento” (</text:span><text:span text:style-name="T18">forget gate</text:span><text:span text:style-name="T213">), no qual são determinados quais informações serão removidas do estado da célula. Como pode ser visualizado na figura abaixo, é obtido a saída da última unidade LSTM (</text:span><text:span text:style-name="T213"><draw:frame draw:style-name="fr9" draw:name="Objeto24" text:anchor-type="as-char" svg:y="-0.1484in" svg:width="0.4063in" svg:height="0.2181in" draw:z-index="54"><draw:object xlink:href="./Object 24" xlink:type="simple" xlink:show="embed" xlink:actuate="onLoad"/><draw:image xlink:href="./ObjectReplacements/Object 24" xlink:type="simple" xlink:show="embed" xlink:actuate="onLoad"/><svg:desc>fórmula</svg:desc></draw:frame></text:span><text:span text:style-name="T213">) no tempo</text:span><text:span text:style-name="T213"><draw:frame draw:style-name="fr9" draw:name="Objeto25" text:anchor-type="as-char" svg:y="-0.1484in" svg:width="0.3598in" svg:height="0.1839in" draw:z-index="55"><draw:object xlink:href="./Object 25" xlink:type="simple" xlink:show="embed" xlink:actuate="onLoad"/><draw:image xlink:href="./ObjectReplacements/Object 25" xlink:type="simple" xlink:show="embed" xlink:actuate="onLoad"/><svg:desc>fórmula</svg:desc></draw:frame></text:span><text:span text:style-name="T213">e a entrada atual (</text:span><text:span text:style-name="T18"><draw:frame draw:style-name="fr9" draw:name="Objeto26" text:anchor-type="as-char" svg:y="-0.1484in" svg:width="0.2047in" svg:height="0.2091in" draw:z-index="56"><draw:object xlink:href="./Object 26" xlink:type="simple" xlink:show="embed" xlink:actuate="onLoad"/><draw:image xlink:href="./ObjectReplacements/Object 26" xlink:type="simple" xlink:show="embed" xlink:actuate="onLoad"/><svg:desc>fórmula</svg:desc></draw:frame></text:span><text:span text:style-name="T213">) no tempo</text:span><text:span text:style-name="T213"><draw:frame draw:style-name="fr9" draw:name="Objeto27" text:anchor-type="as-char" svg:y="-0.1484in" svg:width="0.1374in" svg:height="0.1839in" draw:z-index="57"><draw:object xlink:href="./Object 27" xlink:type="simple" xlink:show="embed" xlink:actuate="onLoad"/><draw:image xlink:href="./ObjectReplacements/Object 27" xlink:type="simple" xlink:show="embed" xlink:actuate="onLoad"/><svg:desc>fórmula</svg:desc></draw:frame></text:span><text:span text:style-name="T213">. A função </text:span><text:span text:style-name="T19">sigmóide</text:span><text:span text:style-name="T214"> determina qual parte da saída antiga deve ser eliminada e, com isso,</text:span><text:span text:style-name="T214"><draw:frame draw:style-name="fr9" draw:name="Objeto28" text:anchor-type="as-char" svg:y="-0.1484in" svg:width="0.1937in" svg:height="0.2091in" draw:z-index="58"><draw:object xlink:href="./Object 28" xlink:type="simple" xlink:show="embed" xlink:actuate="onLoad"/><draw:image xlink:href="./ObjectReplacements/Object 28" xlink:type="simple" xlink:show="embed" xlink:actuate="onLoad"/><svg:desc>fórmula</svg:desc></draw:frame></text:span><text:span text:style-name="T214">é representado a partir de um vetor com valores entre</text:span><text:span text:style-name="T214"><draw:frame draw:style-name="fr9" draw:name="Objeto54" text:anchor-type="as-char" svg:y="-0.1484in" svg:width="0.1661in" svg:height="0.1839in" draw:z-index="59"><draw:object xlink:href="./Object 54" xlink:type="simple" xlink:show="embed" xlink:actuate="onLoad"/><draw:image xlink:href="./ObjectReplacements/Object 54" xlink:type="simple" xlink:show="embed" xlink:actuate="onLoad"/><svg:desc>fórmula</svg:desc></draw:frame></text:span><text:span text:style-name="T214">e</text:span><text:span text:style-name="T214"><draw:frame draw:style-name="fr9" draw:name="Objeto55" text:anchor-type="as-char" svg:y="-0.1484in" svg:width="0.1618in" svg:height="0.1839in" draw:z-index="60"><draw:object xlink:href="./Object 55" xlink:type="simple" xlink:show="embed" xlink:actuate="onLoad"/><draw:image xlink:href="./ObjectReplacements/Object 55" xlink:type="simple" xlink:show="embed" xlink:actuate="onLoad"/><svg:desc>fórmula</svg:desc></draw:frame></text:span><text:span text:style-name="T214">para cada número no estado da célula</text:span><text:span text:style-name="T214"><draw:frame draw:style-name="fr9" draw:name="Objeto29" text:anchor-type="as-char" svg:y="-0.1484in" svg:width="0.4398in" svg:height="0.2181in" draw:z-index="61"><draw:object xlink:href="./Object 29" xlink:type="simple" xlink:show="embed" xlink:actuate="onLoad"/><draw:image xlink:href="./ObjectReplacements/Object 29" xlink:type="simple" xlink:show="embed" xlink:actuate="onLoad"/><svg:desc>fórmula</svg:desc></draw:frame></text:span><text:span text:style-name="T213">, no qual o valor um mantém a informação e zero realiza a exclusão da informação (LE et al., 2019).</text:span></text:p>
      <text:p text:style-name="P54"><draw:frame draw:style-name="fr1" draw:name="Quadro9" text:anchor-type="paragraph" svg:width="5.448in" draw:z-index="13"><draw:text-box fo:min-height="2.0165in"><text:p text:style-name="P37">Figura <text:sequence text:ref-name="refIllustration8" text:name="Illustration" text:formula="ooow:Illustration+1" style:num-format="1">9</text:sequence><text:span text:style-name="T343"><text:s/>– </text:span>Camada <text:span text:style-name="T3">sigmóide</text:span> (Portão do esquecimento)</text:p><text:p text:style-name="P37"><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30">Fonte – Olah (2015)</text:span></text:p></draw:text-box></draw:frame></text:p>
      <text:p text:style-name="P54"><text:tab/>De acordo com a equação da camada do portão do esquecimento da figura acima,<draw:frame draw:style-name="fr9" draw:name="Objeto30" text:anchor-type="as-char" svg:y="-0.089in" svg:width="0.2138in" svg:height="0.0984in" draw:z-index="62"><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1484in" svg:width="0.2862in" svg:height="0.2091in" draw:z-index="63"><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1484in" svg:width="0.2154in" svg:height="0.2091in" draw:z-index="64"><draw:object xlink:href="./Object 32" xlink:type="simple" xlink:show="embed" xlink:actuate="onLoad"/><draw:image xlink:href="./ObjectReplacements/Object 32" xlink:type="simple" xlink:show="embed" xlink:actuate="onLoad"/><svg:desc>fórmula</svg:desc></draw:frame>é o <text:span text:style-name="T3">bias</text:span><text:span text:style-name="T157">.</text:span></text:p>
      <text:p text:style-name="P71"><text:span text:style-name="T311"><text:tab/>De acordo com </text:span><text:span text:style-name="T312">Olah (</text:span><text:span text:style-name="T311">2015), o segundo passo é realizado pela camada </text:span><text:span text:style-name="T298">sigmóide</text:span><text:span text:style-name="T311"> chamada de “portão de entrada” (</text:span><text:span text:style-name="T298">Input Gate</text:span><text:span text:style-name="T311">), no qual são determinados quais valores serão atualizados a partir do valor um ou zero. Posteriormente, a camada </text:span><text:span text:style-name="T298">tanh</text:span><text:span text:style-name="T311"> cria um vetor de novos valores candidatos, chamado</text:span><text:span text:style-name="T311"><draw:frame draw:style-name="fr9" draw:name="Objeto33" text:anchor-type="as-char" svg:y="-0.1634in" svg:width="0.2346in" svg:height="0.2244in" draw:z-index="65"><draw:object xlink:href="./Object 33" xlink:type="simple" xlink:show="embed" xlink:actuate="onLoad"/><draw:image xlink:href="./ObjectReplacements/Object 33" xlink:type="simple" xlink:show="embed" xlink:actuate="onLoad"/><svg:desc>fórmula</svg:desc></draw:frame></text:span><text:span text:style-name="T311">, atribui pesos aos valores que passaram e define um nível de importância, variando entre um e menos um, como apresentado na figura abaixo.</text:span></text:p>
      <text:p text:style-name="P54"><draw:frame draw:style-name="fr2" draw:name="Quadro10" text:anchor-type="paragraph" svg:x="0.2457in" svg:y="-0.0283in" svg:width="5.4528in" draw:z-index="15"><draw:text-box fo:min-height="2.2874in"><text:p text:style-name="P38">Figura <text:sequence text:ref-name="refIllustration9" text:name="Illustration" text:formula="ooow:Illustration+1" style:num-format="1">10</text:sequence><text:span text:style-name="T344"><text:s/>– </text:span><text:span text:style-name="T275">Camada </text:span><text:span text:style-name="T32">sigmóide</text:span><text:span text:style-name="T275"> (Portão de entrada) e camada </text:span><text:span text:style-name="T32">tanh</text:span></text:p><text:p text:style-name="P38"><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31">Fonte – Olah (2015)</text:span></text:p></draw:text-box></draw:frame><text:soft-page-break/></text:p>
      <text:p text:style-name="Standard"><text:span text:style-name="T278"><text:tab/>De acordo com a</text:span><text:span text:style-name="T315">s</text:span><text:span text:style-name="T278"> equaç</text:span><text:span text:style-name="T315">ões acima, </text:span><text:span text:style-name="T316">o</text:span><text:span text:style-name="T281"><draw:frame draw:style-name="fr9" draw:name="Objeto34" text:anchor-type="as-char" svg:y="-0.1634in" svg:width="0.2346in" svg:height="0.2244in" draw:z-index="66"><draw:object xlink:href="./Object 34" xlink:type="simple" xlink:show="embed" xlink:actuate="onLoad"/><draw:image xlink:href="./ObjectReplacements/Object 34" xlink:type="simple" xlink:show="embed" xlink:actuate="onLoad"/><svg:desc>fórmula</svg:desc></draw:frame></text:span><text:span text:style-name="T283">é o </text:span><text:span text:style-name="T282">vetor de valores candidatos,</text:span><text:span text:style-name="T278"><draw:frame draw:style-name="fr9" draw:name="Objeto36" text:anchor-type="as-char" svg:y="-0.1484in" svg:width="0.2382in" svg:height="0.1839in" draw:z-index="67"><draw:object xlink:href="./Object 36" xlink:type="simple" xlink:show="embed" xlink:actuate="onLoad"/><draw:image xlink:href="./ObjectReplacements/Object 36" xlink:type="simple" xlink:show="embed" xlink:actuate="onLoad"/><svg:desc>fórmula</svg:desc></draw:frame></text:span><text:span text:style-name="T279">são as matrizes de peso e</text:span><text:span text:style-name="T279"><draw:frame draw:style-name="fr9" draw:name="Objeto37" text:anchor-type="as-char" svg:y="-0.1484in" svg:width="0.1673in" svg:height="0.1839in" draw:z-index="68"><draw:object xlink:href="./Object 37" xlink:type="simple" xlink:show="embed" xlink:actuate="onLoad"/><draw:image xlink:href="./ObjectReplacements/Object 37" xlink:type="simple" xlink:show="embed" xlink:actuate="onLoad"/><svg:desc>fórmula</svg:desc></draw:frame></text:span><text:span text:style-name="T279">é o </text:span><text:span text:style-name="T297">bias</text:span><text:span text:style-name="T279">.</text:span></text:p>
      <text:p text:style-name="Standard"><text:span text:style-name="T278"><text:tab/>A próxima etapa é responsável por atualizar o antigo estado da célula</text:span><text:span text:style-name="T278"><draw:frame draw:style-name="fr9" draw:name="Objeto41" text:anchor-type="as-char" svg:y="-0.1484in" svg:width="0.4398in" svg:height="0.2181in" draw:z-index="69"><draw:object xlink:href="./Object 41" xlink:type="simple" xlink:show="embed" xlink:actuate="onLoad"/><draw:image xlink:href="./ObjectReplacements/Object 41" xlink:type="simple" xlink:show="embed" xlink:actuate="onLoad"/><svg:desc>fórmula</svg:desc></draw:frame></text:span><text:span text:style-name="T278">para o novo estado da célula</text:span><text:span text:style-name="T278"><draw:frame draw:style-name="fr9" draw:name="Objeto38" text:anchor-type="as-char" svg:y="-0.1484in" svg:width="0.2346in" svg:height="0.2091in" draw:z-index="70"><draw:object xlink:href="./Object 38" xlink:type="simple" xlink:show="embed" xlink:actuate="onLoad"/><draw:image xlink:href="./ObjectReplacements/Object 38" xlink:type="simple" xlink:show="embed" xlink:actuate="onLoad"/><svg:desc>fórmula</svg:desc></draw:frame></text:span><text:span text:style-name="T278">. </text:span><text:span text:style-name="T313">Primeiro, é realizado a multiplicação do antigo estado</text:span><text:span text:style-name="T313"><draw:frame draw:style-name="fr9" draw:name="Objeto56" text:anchor-type="as-char" svg:y="-0.1484in" svg:width="0.4398in" svg:height="0.2181in" draw:z-index="71"><draw:object xlink:href="./Object 56" xlink:type="simple" xlink:show="embed" xlink:actuate="onLoad"/><draw:image xlink:href="./ObjectReplacements/Object 56" xlink:type="simple" xlink:show="embed" xlink:actuate="onLoad"/><svg:desc>fórmula</svg:desc></draw:frame></text:span><text:span text:style-name="T278">pelo</text:span><text:span text:style-name="T278"><draw:frame draw:style-name="fr9" draw:name="Objeto39" text:anchor-type="as-char" svg:y="-0.1484in" svg:width="0.1937in" svg:height="0.2091in" draw:z-index="72"><draw:object xlink:href="./Object 39" xlink:type="simple" xlink:show="embed" xlink:actuate="onLoad"/><draw:image xlink:href="./ObjectReplacements/Object 39" xlink:type="simple" xlink:show="embed" xlink:actuate="onLoad"/><svg:desc>fórmula</svg:desc></draw:frame></text:span><text:span text:style-name="T278">, com </text:span><text:span text:style-name="T313">o objetivo de retirar o que deve-se esquecer. Em seguida, </text:span><text:span text:style-name="T314">é somado com</text:span><text:span text:style-name="T314"><draw:frame draw:style-name="fr9" draw:name="Objeto57" text:anchor-type="as-char" svg:y="-0.1634in" svg:width="0.4283in" svg:height="0.2244in" draw:z-index="76"><draw:object xlink:href="./Object 57" xlink:type="simple" xlink:show="embed" xlink:actuate="onLoad"/><draw:image xlink:href="./ObjectReplacements/Object 57" xlink:type="simple" xlink:show="embed" xlink:actuate="onLoad"/><svg:desc>fórmula</svg:desc></draw:frame></text:span><text:span text:style-name="T314">gerando os novos valores </text:span><text:span text:style-name="T278">dimensionados o quanto foi decidido atualizar cada valor de estado (OLAH, 2015).</text:span></text:p>
      <text:p text:style-name="P54"><draw:frame draw:style-name="fr1" draw:name="Quadro12" text:anchor-type="paragraph" svg:width="5.4528in" draw:z-index="17"><draw:text-box fo:min-height="2.1173in"><text:p text:style-name="P39">Figura <text:sequence text:ref-name="refIllustration10" text:name="Illustration" text:formula="ooow:Illustration+1" style:num-format="1">11</text:sequence><text:span text:style-name="T345"><text:s/>– </text:span><text:span text:style-name="T276">Atualização do antigo estado da célula</text:span></text:p><text:p text:style-name="P39"><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32">Fonte – Olah (2015)</text:span></text:p></draw:text-box></draw:frame></text:p>
      <text:p text:style-name="P64"><text:tab/>De acordo com a<text:span text:style-name="T215">s</text:span> equaç<text:span text:style-name="T215">ões acima,</text:span><text:span text:style-name="T215"><draw:frame draw:style-name="fr9" draw:name="Objeto42" text:anchor-type="as-char" svg:y="-0.1484in" svg:width="0.2346in" svg:height="0.2091in" draw:z-index="75"><draw:object xlink:href="./Object 42" xlink:type="simple" xlink:show="embed" xlink:actuate="onLoad"/><draw:image xlink:href="./ObjectReplacements/Object 42" xlink:type="simple" xlink:show="embed" xlink:actuate="onLoad"/><svg:desc>fórmula</svg:desc></draw:frame></text:span><text:span text:style-name="T164">é </text:span><text:span text:style-name="T165">estado da célula</text:span><text:span text:style-name="T163"> no tempo</text:span><text:span text:style-name="T163"><draw:frame draw:style-name="fr9" draw:name="Objeto45" text:anchor-type="as-char" svg:y="-0.1484in" svg:width="0.1374in" svg:height="0.1839in" draw:z-index="77"><draw:object xlink:href="./Object 45" xlink:type="simple" xlink:show="embed" xlink:actuate="onLoad"/><draw:image xlink:href="./ObjectReplacements/Object 45" xlink:type="simple" xlink:show="embed" xlink:actuate="onLoad"/><svg:desc>fórmula</svg:desc></draw:frame></text:span><text:span text:style-name="T163">,</text:span><text:span text:style-name="T163"><draw:frame draw:style-name="fr9" draw:name="Objeto35" text:anchor-type="as-char" svg:y="-0.1484in" svg:width="0.4398in" svg:height="0.2181in" draw:z-index="78"><draw:object xlink:href="./Object 35" xlink:type="simple" xlink:show="embed" xlink:actuate="onLoad"/><draw:image xlink:href="./ObjectReplacements/Object 35" xlink:type="simple" xlink:show="embed" xlink:actuate="onLoad"/><svg:desc>fórmula</svg:desc></draw:frame></text:span><text:span text:style-name="T164">é </text:span><text:span text:style-name="T165">estado da célula</text:span><text:span text:style-name="T163"> no tempo</text:span><text:span text:style-name="T163"><draw:frame draw:style-name="fr9" draw:name="Objeto40" text:anchor-type="as-char" svg:y="-0.1484in" svg:width="0.3598in" svg:height="0.1839in" draw:z-index="79"><draw:object xlink:href="./Object 40" xlink:type="simple" xlink:show="embed" xlink:actuate="onLoad"/><draw:image xlink:href="./ObjectReplacements/Object 40" xlink:type="simple" xlink:show="embed" xlink:actuate="onLoad"/><svg:desc>fórmula</svg:desc></draw:frame></text:span><text:span text:style-name="T163">,</text:span><text:span text:style-name="T157"><draw:frame draw:style-name="fr9" draw:name="Objeto43" text:anchor-type="as-char" svg:y="-0.1484in" svg:width="0.2382in" svg:height="0.1839in" draw:z-index="80"><draw:object xlink:href="./Object 43" xlink:type="simple" xlink:show="embed" xlink:actuate="onLoad"/><draw:image xlink:href="./ObjectReplacements/Object 43" xlink:type="simple" xlink:show="embed" xlink:actuate="onLoad"/><svg:desc>fórmula</svg:desc></draw:frame></text:span><text:span text:style-name="T157">são as matrizes de peso e</text:span><text:span text:style-name="T157"><draw:frame draw:style-name="fr9" draw:name="Objeto44" text:anchor-type="as-char" svg:y="-0.1484in" svg:width="0.1673in" svg:height="0.1839in" draw:z-index="81"><draw:object xlink:href="./Object 44" xlink:type="simple" xlink:show="embed" xlink:actuate="onLoad"/><draw:image xlink:href="./ObjectReplacements/Object 44" xlink:type="simple" xlink:show="embed" xlink:actuate="onLoad"/><svg:desc>fórmula</svg:desc></draw:frame></text:span><text:span text:style-name="T157">é o </text:span><text:span text:style-name="T3">bias</text:span><text:span text:style-name="T157">.</text:span></text:p>
      <text:p text:style-name="P54"><text:span text:style-name="T212"><text:tab/>Na última etapa, os valores de saída (</text:span><text:span text:style-name="T212"><draw:frame draw:style-name="fr9" draw:name="Objeto46" text:anchor-type="as-char" svg:y="-0.1484in" svg:width="0.2008in" svg:height="0.2091in" draw:z-index="82"><draw:object xlink:href="./Object 46" xlink:type="simple" xlink:show="embed" xlink:actuate="onLoad"/><draw:image xlink:href="./ObjectReplacements/Object 46" xlink:type="simple" xlink:show="embed" xlink:actuate="onLoad"/><svg:desc>fórmula</svg:desc></draw:frame></text:span><text:span text:style-name="T212">) são baseados no estado da célula de saída (</text:span><text:span text:style-name="T212"><draw:frame draw:style-name="fr9" draw:name="Objeto47" text:anchor-type="as-char" svg:y="-0.1484in" svg:width="0.2035in" svg:height="0.2091in" draw:z-index="83"><draw:object xlink:href="./Object 47" xlink:type="simple" xlink:show="embed" xlink:actuate="onLoad"/><draw:image xlink:href="./ObjectReplacements/Object 47" xlink:type="simple" xlink:show="embed" xlink:actuate="onLoad"/><svg:desc>fórmula</svg:desc></draw:frame></text:span><text:span text:style-name="T212">), entretanto não estão filtrados. Com isso, é executado a camada </text:span><text:span text:style-name="T17">sigmóide</text:span><text:span text:style-name="T165"> </text:span><text:span text:style-name="T166">chamada de “p</text:span><text:span text:style-name="T167">ortão de saída” </text:span><text:span text:style-name="T168">(</text:span><text:span text:style-name="T20">Output gate</text:span><text:span text:style-name="T168">)</text:span><text:span text:style-name="T212"> que decide quais partes do estado da célula chegam à saída. Em seguida, a saída da porta </text:span><text:span text:style-name="T17">sigmóide</text:span><text:span text:style-name="T212"> (</text:span><text:span text:style-name="T212"><draw:frame draw:style-name="fr9" draw:name="Objeto48" text:anchor-type="as-char" svg:y="-0.1484in" svg:width="0.2035in" svg:height="0.2091in" draw:z-index="84"><draw:object xlink:href="./Object 48" xlink:type="simple" xlink:show="embed" xlink:actuate="onLoad"/><draw:image xlink:href="./ObjectReplacements/Object 48" xlink:type="simple" xlink:show="embed" xlink:actuate="onLoad"/><svg:desc>fórmula</svg:desc></draw:frame></text:span><text:span text:style-name="T212">) é multiplicada pelos novos </text:span><text:soft-page-break/><text:span text:style-name="T212">valores criados pela camada </text:span><text:span text:style-name="T17">tanh</text:span><text:span text:style-name="T212"> a partir do estado da célula (</text:span><text:span text:style-name="T212"><draw:frame draw:style-name="fr9" draw:name="Objeto49" text:anchor-type="as-char" svg:y="-0.1484in" svg:width="0.2346in" svg:height="0.2091in" draw:z-index="85"><draw:object xlink:href="./Object 49" xlink:type="simple" xlink:show="embed" xlink:actuate="onLoad"/><draw:image xlink:href="./ObjectReplacements/Object 49" xlink:type="simple" xlink:show="embed" xlink:actuate="onLoad"/><svg:desc>fórmula</svg:desc></draw:frame></text:span><text:span text:style-name="T212">), com um valor que varia entre</text:span><text:span text:style-name="T212"><draw:frame draw:style-name="fr9" draw:name="Objeto50" text:anchor-type="as-char" svg:y="-0.1484in" svg:width="0.2972in" svg:height="0.1839in" draw:z-index="86"><draw:object xlink:href="./Object 50" xlink:type="simple" xlink:show="embed" xlink:actuate="onLoad"/><draw:image xlink:href="./ObjectReplacements/Object 50" xlink:type="simple" xlink:show="embed" xlink:actuate="onLoad"/><svg:desc>fórmula</svg:desc></draw:frame></text:span><text:span text:style-name="T212">e</text:span><text:span text:style-name="T212"><draw:frame draw:style-name="fr9" draw:name="Objeto51" text:anchor-type="as-char" svg:y="-0.1484in" svg:width="0.1618in" svg:height="0.1839in" draw:z-index="87"><draw:object xlink:href="./Object 51" xlink:type="simple" xlink:show="embed" xlink:actuate="onLoad"/><draw:image xlink:href="./ObjectReplacements/Object 51" xlink:type="simple" xlink:show="embed" xlink:actuate="onLoad"/><svg:desc>fórmula</svg:desc></draw:frame></text:span><text:span text:style-name="T212">, como visualizado na figura abaixo (LE et al., 2019).</text:span></text:p>
      <text:p text:style-name="P54"><draw:frame draw:style-name="fr1" draw:name="Quadro13" text:anchor-type="paragraph" svg:width="5.4528in" draw:z-index="19"><draw:text-box fo:min-height="2.2874in"><text:p text:style-name="P39">Figura <text:sequence text:ref-name="refIllustration11" text:name="Illustration" text:formula="ooow:Illustration+1" style:num-format="1">12</text:sequence><text:span text:style-name="T345"><text:s/>– </text:span><text:span text:style-name="T275">Camada </text:span><text:span text:style-name="T32">sigmóide</text:span><text:span text:style-name="T275"> (Portão de saída)</text:span></text:p><text:p text:style-name="P39"><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32">Fonte – Olah (2015)</text:span></text:p></draw:text-box></draw:frame></text:p>
      <text:p text:style-name="P72"><text:span text:style-name="T278"><text:tab/>De acordo com a</text:span><text:span text:style-name="T315">s</text:span><text:span text:style-name="T278"> equaç</text:span><text:span text:style-name="T315">ões acima,</text:span><text:span text:style-name="T315"><draw:frame draw:style-name="fr9"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315">e</text:span><text:span text:style-name="T315"><draw:frame draw:style-name="fr9"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315">são as matrizes de peso e o </text:span><text:span text:style-name="T299">bias</text:span><text:span text:style-name="T315">, ambas </text:span><text:span text:style-name="T317">do </text:span><text:span text:style-name="T284">p</text:span><text:span text:style-name="T285">ortão de saída.</text:span></text:p>
      <text:h text:style-name="P101" text:outline-level="1"><text:bookmark-start text:name="__RefHeading___Toc726_246650157"/>TRABALHOS CORRELATOS<text:bookmark-end text:name="__RefHeading___Toc726_246650157"/></text:h>
      <text:p text:style-name="P54"><text:span text:style-name="T36"><text:tab/></text:span><text:span text:style-name="T37">No decorrer deste trabalho realizou-se uma revisão bibliográfica da literatura com o objetivo de identificar o estado da arte de modelos e métodos utilizados para a detecção de </text:span><text:span text:style-name="T87">fake news</text:span><text:span text:style-name="T37">. Deste modo, foi possível identificar as principais características utilizadas nas detecções, tais como: Variáveis utilizadas nos modelos; Arquiteturas de Redes Neurais utilizadas; Métricas de erro para análise de qualidade da detecção.</text:span></text:p>
      <text:p text:style-name="P54"><text:span text:style-name="T37"><text:tab/></text:span><text:span text:style-name="T38">Nas próximas seções, </text:span><text:span text:style-name="T37">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54"><text:span text:style-name="T39"><text:tab/></text:span><text:span text:style-name="T216">Adbullah, Qawasmeh e Tawalbeh (2019) desenvolveram dois modelos com base no conjunto de dados fornecido pelo </text:span><text:span text:style-name="T21">Fake News Challenge</text:span><text:span text:style-name="T216"> (FNC), sendo um o conjunto correspondente a um total de 49.972 pares de títulos e textos (na língua inglesa), separados em 60% para treinamento, 20% para validação e 20% para teste.</text:span></text:p>
      <text:p text:style-name="P54"><text:span text:style-name="T216"><text:tab/>Segundo os autores, as entradas foram transformados em espaço vetorial usando o modelo vetorial de quatro palavras do Google </text:span><text:span text:style-name="T21">News</text:span><text:span text:style-name="T216"> pré treinado com 300 dimensões, retirado de 3 bilhões de palavras em execução da Wikipédia, além disso também foi utilizado a biblioteca Gensim para o mapeamento das palavras em vetores de números reais como pesos iniciais.</text:span></text:p>
      <text:p text:style-name="P54"><text:span text:style-name="T216"><text:tab/>Após diversos testes em diferentes arquiteturas de redes neurais artificiais, os dois modelos que apresentaram resultados satisfatórios são o LSTM bidirecional (</text:span><text:span text:style-name="T21">Bidirectional LSTM</text:span><text:span text:style-name="T216">) e o LSTM de várias cabeças (</text:span><text:span text:style-name="T21">Multi-head</text:span><text:span text:style-name="T216"> LSTM). O modelo LSTM bidirecional apresentou a maior </text:span><text:span text:style-name="T21">accuracy, </text:span><text:span text:style-name="T169">com</text:span><text:span text:style-name="T216"> 85% e precisão de 77%, o segundo modelo é o LSTM de várias cabeças gerou uma </text:span><text:span text:style-name="T21">accuracy</text:span><text:span text:style-name="T216"> de cerca de 83% e precisão de 84,5%. Em termos de precisão, o modelo LSTM apresentou o maior valor, com 88% </text:span><text:span text:style-name="T37">(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54"><text:span text:style-name="T39"><text:tab/></text:span><text:span text:style-name="T40">Verma, Mittal e Dawn (2019)</text:span><text:span text:style-name="T216"> comentam que para o conjunto dados de notícias possam ser aproveitados nos algoritmos, foi necessário o uso da biblioteca NLTK (</text:span><text:span text:style-name="T21">Natural Language Toolkit</text:span><text:span text:style-name="T216">). Os dados textuais são compostos por muitas palavras irrelevantes, </text:span><text:soft-page-break/><text:span text:style-name="T216">chamadas de </text:span><text:span text:style-name="T21">Stopwords</text:span><text:span text:style-name="T216">, que não influenciam o contexto da frase e nem ajudam na classificação do contexto, como “isto”, “de”, “ou”, “e”. Essas palavras podem ser removidas para melhorar o desempenho do algoritmo.</text:span></text:p>
      <text:p text:style-name="P54"><text:tab/><text:span text:style-name="T217">Além da biblioteca NLTK, também foi utilizada a biblioteca </text:span><text:span text:style-name="T22">FastText</text:span><text:span text:style-name="T217">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17">, no qual cada texto é transformando em um vetor utilizado para criar uma matriz de palavras incorporadas para servirem de pesos padrão para a rede neural</text:span><text:span text:style-name="T41"> </text:span><text:span text:style-name="T40">(VERMA; MITTAL; DAWN, 2019)</text:span><text:span text:style-name="T41">.</text:span></text:p>
      <text:p text:style-name="P54"><text:span text:style-name="T217"><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16">. </text:span></text:p>
      <text:p text:style-name="P54"><text:span text:style-name="T216"><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16">) gerou uma precisão de 91,9% e perda de 0,011. </text:span></text:p>
      <text:p text:style-name="P54"><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0">(VERMA; MITTAL; DAWN, 2019)</text:span><text:span text:style-name="T35">.</text:span></text:p>
      <text:h text:style-name="Heading_20_2" text:outline-level="2"><text:bookmark-start text:name="__RefHeading___Toc2971_140291769"/>DEEP LEARNING PARA CLASSIFICAÇÃO DE FAKE NEWS POR SUMARIZAÇÃO DE TEXTO<text:bookmark-end text:name="__RefHeading___Toc2971_140291769"/></text:h>
      <text:p text:style-name="P54"><text:span text:style-name="T39"><text:tab/></text:span><text:span text:style-name="T42">Segundo </text:span><text:span text:style-name="T216">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54"><text:span text:style-name="T42"><text:tab/></text:span><text:span text:style-name="T43">De acordo com </text:span><text:span text:style-name="T216">Marumo (2018), para o desenvolvimento do trabalho primeiro foi necessário realizar a mineração do texto, com o objetivo de identificar </text:span>padrões e <text:span text:style-name="T218">extrair </text:span>informações úteis e implícitas para facilitar o entendimento d<text:span text:style-name="T219">os</text:span> documentos textuais, <text:span text:style-name="T218">esse processo pode ser dividido em: Obtenção dos dados;</text:span> pré-processamento / <text:span text:style-name="T218">limpeza</text:span> d<text:span text:style-name="T218">os</text:span> dados; <text:soft-page-break/>transformação <text:span text:style-name="T218">dos dados a partir</text:span> <text:span text:style-name="T218">técnicas de conversão para representação numérica;</text:span> mineração d<text:span text:style-name="T220">os</text:span> dados / <text:span text:style-name="T218">aplicação dos algoritmos; A</text:span>valiação.</text:p>
      <text:p text:style-name="P54"><text:span text:style-name="T221"><text:tab/>Foi realizado o </text:span>pré-processamento <text:span text:style-name="T221">dos dados, </text:span>uma etapa de limpeza no texto para garantir a qualidade dos dados <text:span text:style-name="T221">e </text:span>diminuir o tempo de processamento. <text:span text:style-name="T222">Todas letras foram convertidas para letras minúsculas, </text:span>foram removidos dígitos de números, utilizando <text:span text:style-name="T3">Gensim</text:span> <text:span text:style-name="T222">e </text:span><text:span text:style-name="T3">stopwords</text:span> utilizando <text:span text:style-name="T222">NLTK</text:span>. <text:span text:style-name="T221">Além disso, também foi aplicado a técnica de sumarização, criação de resumos, </text:span>não se limitando apenas a análise de algumas frases, <text:span text:style-name="T221">a partir de abordagens como </text:span><text:span text:style-name="T23">Extract</text:span><text:span text:style-name="T221"> e </text:span><text:span text:style-name="T23">Abstract</text:span><text:span text:style-name="T221"> (MARUMO, 2018).</text:span></text:p>
      <text:p text:style-name="P54"><text:span text:style-name="T221"><text:tab/>Segundo o autor, para a transformação dos dados foi utilizado a técnica </text:span><text:span text:style-name="T24">Word2Vec</text:span><text:span text:style-name="T223"> e um dos seus respectivos métodos de </text:span><text:span text:style-name="T3">Word Embedding</text:span>, representação <text:span text:style-name="T223">vetorial das </text:span>palavras que permite que palavras de significados parecidos tenham representações similares.</text:p>
      <text:p text:style-name="P54"><text:span text:style-name="T224"><text:tab/>O conjunto de dados foi separado em 80% para treinamento e 20% para teste e a avaliação dos resultados é realizada a partir das métricas acurácia, precisão e revocação (</text:span><text:span text:style-name="T21">recall</text:span><text:span text:style-name="T216">). A tabela abaixo apresenta os resultados obtidos a partir conjunto de dados com textos preprocessados, sendo um total de 799 notícias, no qual 286 são </text:span><text:span text:style-name="T21">fake news</text:span><text:span text:style-name="T216"> e 513 são reais (MARUMO, 2018).</text:span></text:p>
      <text:p text:style-name="P93">Tabela <text:sequence text:ref-name="refTable1" text:name="Table" text:formula="ooow:Table+1" style:num-format="1">2</text:sequence><text:span text:style-name="T230"><text:s/>– </text:span>Resultados das RNA em textos <text:span text:style-name="T225">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54"/>
          </table:table-cell>
          <table:table-cell table:style-name="Tabela2.B1" office:value-type="string">
            <text:p text:style-name="P54">RF</text:p>
          </table:table-cell>
          <table:table-cell table:style-name="Tabela2.A1" office:value-type="string">
            <text:p text:style-name="P54">SVM</text:p>
          </table:table-cell>
          <table:table-cell table:style-name="Tabela2.A1" office:value-type="string">
            <text:p text:style-name="P54">LSTM</text:p>
          </table:table-cell>
          <table:table-cell table:style-name="Tabela2.E1" office:value-type="string">
            <text:p text:style-name="P54">RNN</text:p>
          </table:table-cell>
        </table:table-row>
        <table:table-row>
          <table:table-cell table:style-name="Tabela2.A7" office:value-type="string">
            <text:p text:style-name="P54">Análise e texto são FN <text:span text:style-name="T226">(%)</text:span></text:p>
          </table:table-cell>
          <table:table-cell table:style-name="Tabela2.B2" office:value-type="string">
            <text:p text:style-name="P54">74 </text:p>
          </table:table-cell>
          <table:table-cell table:style-name="Tabela2.C2" office:value-type="string">
            <text:p text:style-name="P54">69 </text:p>
          </table:table-cell>
          <table:table-cell table:style-name="Tabela2.D2" office:value-type="string">
            <text:p text:style-name="P54">77 </text:p>
          </table:table-cell>
          <table:table-cell table:style-name="Tabela2.E2" office:value-type="string">
            <text:p text:style-name="P54">24 </text:p>
          </table:table-cell>
        </table:table-row>
        <table:table-row>
          <table:table-cell table:style-name="Tabela2.A7" office:value-type="string">
            <text:p text:style-name="P54">Análise e texto não são FN <text:span text:style-name="T226">(%)</text:span></text:p>
          </table:table-cell>
          <table:table-cell table:style-name="Tabela2.B3" office:value-type="string">
            <text:p text:style-name="P54">82 </text:p>
          </table:table-cell>
          <table:table-cell table:style-name="Tabela2.C3" office:value-type="string">
            <text:p text:style-name="P54">66 </text:p>
          </table:table-cell>
          <table:table-cell table:style-name="Tabela2.D3" office:value-type="string">
            <text:p text:style-name="P54">81 </text:p>
          </table:table-cell>
          <table:table-cell table:style-name="Tabela2.E3" office:value-type="string">
            <text:p text:style-name="P54">79 </text:p>
          </table:table-cell>
        </table:table-row>
        <table:table-row>
          <table:table-cell table:style-name="Tabela2.A7" office:value-type="string">
            <text:p text:style-name="P54">Análise não é FN e texto é FN <text:span text:style-name="T226">(%)</text:span></text:p>
          </table:table-cell>
          <table:table-cell table:style-name="Tabela2.B4" office:value-type="string">
            <text:p text:style-name="P54">18 </text:p>
          </table:table-cell>
          <table:table-cell table:style-name="Tabela2.C4" office:value-type="string">
            <text:p text:style-name="P54">34 </text:p>
          </table:table-cell>
          <table:table-cell table:style-name="Tabela2.D4" office:value-type="string">
            <text:p text:style-name="P54">19 </text:p>
          </table:table-cell>
          <table:table-cell table:style-name="Tabela2.E4" office:value-type="string">
            <text:p text:style-name="P54">21 </text:p>
          </table:table-cell>
        </table:table-row>
        <table:table-row>
          <table:table-cell table:style-name="Tabela2.A7" office:value-type="string">
            <text:p text:style-name="P54">Análise é FN e texto não é FN <text:span text:style-name="T226">(%)</text:span></text:p>
          </table:table-cell>
          <table:table-cell table:style-name="Tabela2.B5" office:value-type="string">
            <text:p text:style-name="P54">26 </text:p>
          </table:table-cell>
          <table:table-cell table:style-name="Tabela2.C5" office:value-type="string">
            <text:p text:style-name="P54">31 </text:p>
          </table:table-cell>
          <table:table-cell table:style-name="Tabela2.D5" office:value-type="string">
            <text:p text:style-name="P54">23 </text:p>
          </table:table-cell>
          <table:table-cell table:style-name="Tabela2.E5" office:value-type="string">
            <text:p text:style-name="P54">74 </text:p>
          </table:table-cell>
        </table:table-row>
        <table:table-row>
          <table:table-cell table:style-name="Tabela2.A7" office:value-type="string">
            <text:p text:style-name="P54">Acurácia (%) </text:p>
          </table:table-cell>
          <table:table-cell table:style-name="Tabela2.B6" office:value-type="string">
            <text:p text:style-name="P54">78.2 </text:p>
          </table:table-cell>
          <table:table-cell table:style-name="Tabela2.C6" office:value-type="string">
            <text:p text:style-name="P54">67.2 </text:p>
          </table:table-cell>
          <table:table-cell table:style-name="Tabela2.D6" office:value-type="string">
            <text:p text:style-name="P54">79.3 </text:p>
          </table:table-cell>
          <table:table-cell table:style-name="Tabela2.E6" office:value-type="string">
            <text:p text:style-name="P54">52.5 </text:p>
          </table:table-cell>
        </table:table-row>
        <table:table-row>
          <table:table-cell table:style-name="Tabela2.A7" office:value-type="string">
            <text:p text:style-name="P54">Precisão </text:p>
          </table:table-cell>
          <table:table-cell table:style-name="Tabela2.B7" office:value-type="string">
            <text:p text:style-name="P54">0.807 </text:p>
          </table:table-cell>
          <table:table-cell table:style-name="Tabela2.C7" office:value-type="string">
            <text:p text:style-name="P54">0.667 </text:p>
          </table:table-cell>
          <table:table-cell table:style-name="Tabela2.D7" office:value-type="string">
            <text:p text:style-name="P54">0.805 </text:p>
          </table:table-cell>
          <table:table-cell table:style-name="Tabela2.E7" office:value-type="string">
            <text:p text:style-name="P54">0.555 </text:p>
          </table:table-cell>
        </table:table-row>
        <table:table-row>
          <table:table-cell table:style-name="Tabela2.A8" office:value-type="string">
            <text:p text:style-name="P54">Revocação </text:p>
          </table:table-cell>
          <table:table-cell table:style-name="Tabela2.B8" office:value-type="string">
            <text:p text:style-name="P54">0.743 </text:p>
          </table:table-cell>
          <table:table-cell table:style-name="Tabela2.C8" office:value-type="string">
            <text:p text:style-name="P54">0.689 </text:p>
          </table:table-cell>
          <table:table-cell table:style-name="Tabela2.D8" office:value-type="string">
            <text:p text:style-name="P54">0.772 </text:p>
          </table:table-cell>
          <table:table-cell table:style-name="Tabela2.E8" office:value-type="string">
            <text:p text:style-name="P54">0.258 </text:p>
          </table:table-cell>
        </table:table-row>
      </table:table>
      <text:p text:style-name="P56">Fonte: Adaptado de Maru<text:span text:style-name="T155">m</text:span>o (2018)</text:p>
      <text:p text:style-name="P54"/>
      <text:p text:style-name="P54"><text:span text:style-name="T216"><text:tab/>Segundo Marumo (2018), a tabela abaixo apresenta os resultados obtidos a partir conjunto de dados com textos sumarizados, sendo um total de 609 notícias, no qual 187 são </text:span><text:span text:style-name="T21">fake news</text:span><text:span text:style-name="T216"> e 422 são reais</text:span><text:span text:style-name="T42">.</text:span></text:p>
      <text:p text:style-name="P93"><text:soft-page-break/>Tabela <text:sequence text:ref-name="refTable2" text:name="Table" text:formula="ooow:Table+1" style:num-format="1">3</text:sequence><text:span text:style-name="T230"><text:s/>– </text:span>Resultados das RNA em textos <text:span text:style-name="T227">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54"/>
          </table:table-cell>
          <table:table-cell table:style-name="Tabela3.B1" office:value-type="string">
            <text:p text:style-name="P54">RF</text:p>
          </table:table-cell>
          <table:table-cell table:style-name="Tabela3.A1" office:value-type="string">
            <text:p text:style-name="P54">SVM</text:p>
          </table:table-cell>
          <table:table-cell table:style-name="Tabela3.A1" office:value-type="string">
            <text:p text:style-name="P54">LSTM</text:p>
          </table:table-cell>
          <table:table-cell table:style-name="Tabela3.E1" office:value-type="string">
            <text:p text:style-name="P54">RNN</text:p>
          </table:table-cell>
        </table:table-row>
        <table:table-row>
          <table:table-cell table:style-name="Tabela3.A7" office:value-type="string">
            <text:p text:style-name="P54">Análise e texto são FN <text:span text:style-name="T226">(%)</text:span></text:p>
          </table:table-cell>
          <table:table-cell table:style-name="Tabela3.B2" office:value-type="string">
            <text:p text:style-name="P54">56 </text:p>
          </table:table-cell>
          <table:table-cell table:style-name="Tabela3.C2" office:value-type="string">
            <text:p text:style-name="P54">67 </text:p>
          </table:table-cell>
          <table:table-cell table:style-name="Tabela3.D2" office:value-type="string">
            <text:p text:style-name="P54">59 </text:p>
          </table:table-cell>
          <table:table-cell table:style-name="Tabela3.E2" office:value-type="string">
            <text:p text:style-name="P54">39</text:p>
          </table:table-cell>
        </table:table-row>
        <table:table-row>
          <table:table-cell table:style-name="Tabela3.A7" office:value-type="string">
            <text:p text:style-name="P54">Análise e texto não são FN <text:span text:style-name="T226">(%)</text:span></text:p>
          </table:table-cell>
          <table:table-cell table:style-name="Tabela3.B3" office:value-type="string">
            <text:p text:style-name="P54">69 </text:p>
          </table:table-cell>
          <table:table-cell table:style-name="Tabela3.C3" office:value-type="string">
            <text:p text:style-name="P54">48 </text:p>
          </table:table-cell>
          <table:table-cell table:style-name="Tabela3.D3" office:value-type="string">
            <text:p text:style-name="P54">52 </text:p>
          </table:table-cell>
          <table:table-cell table:style-name="Tabela3.E3" office:value-type="string">
            <text:p text:style-name="P54">55 </text:p>
          </table:table-cell>
        </table:table-row>
        <table:table-row>
          <table:table-cell table:style-name="Tabela3.A7" office:value-type="string">
            <text:p text:style-name="P54">Análise não é FN e texto é FN <text:span text:style-name="T226">(%)</text:span></text:p>
          </table:table-cell>
          <table:table-cell table:style-name="Tabela3.B4" office:value-type="string">
            <text:p text:style-name="P54">31 </text:p>
          </table:table-cell>
          <table:table-cell table:style-name="Tabela3.C4" office:value-type="string">
            <text:p text:style-name="P54">52 </text:p>
          </table:table-cell>
          <table:table-cell table:style-name="Tabela3.D4" office:value-type="string">
            <text:p text:style-name="P54">48 </text:p>
          </table:table-cell>
          <table:table-cell table:style-name="Tabela3.E4" office:value-type="string">
            <text:p text:style-name="P54">61</text:p>
          </table:table-cell>
        </table:table-row>
        <table:table-row>
          <table:table-cell table:style-name="Tabela3.A7" office:value-type="string">
            <text:p text:style-name="P54">Análise é FN e texto não é FN <text:span text:style-name="T226">(%)</text:span></text:p>
          </table:table-cell>
          <table:table-cell table:style-name="Tabela3.B5" office:value-type="string">
            <text:p text:style-name="P54">44 </text:p>
          </table:table-cell>
          <table:table-cell table:style-name="Tabela3.C5" office:value-type="string">
            <text:p text:style-name="P54">33 </text:p>
          </table:table-cell>
          <table:table-cell table:style-name="Tabela3.D5" office:value-type="string">
            <text:p text:style-name="P54">41 </text:p>
          </table:table-cell>
          <table:table-cell table:style-name="Tabela3.E5" office:value-type="string">
            <text:p text:style-name="P54">45</text:p>
          </table:table-cell>
        </table:table-row>
        <table:table-row>
          <table:table-cell table:style-name="Tabela3.A7" office:value-type="string">
            <text:p text:style-name="P54">Acurácia (%) </text:p>
          </table:table-cell>
          <table:table-cell table:style-name="Tabela3.B6" office:value-type="string">
            <text:p text:style-name="P54">62.8 </text:p>
          </table:table-cell>
          <table:table-cell table:style-name="Tabela3.C6" office:value-type="string">
            <text:p text:style-name="P54">57.5 </text:p>
          </table:table-cell>
          <table:table-cell table:style-name="Tabela3.D6" office:value-type="string">
            <text:p text:style-name="P54">55.9 </text:p>
          </table:table-cell>
          <table:table-cell table:style-name="Tabela3.E6" office:value-type="string">
            <text:p text:style-name="P54">47.3 </text:p>
          </table:table-cell>
        </table:table-row>
        <table:table-row>
          <table:table-cell table:style-name="Tabela3.A7" office:value-type="string">
            <text:p text:style-name="P54">Precisão </text:p>
          </table:table-cell>
          <table:table-cell table:style-name="Tabela3.B7" office:value-type="string">
            <text:p text:style-name="P54">0.648 </text:p>
          </table:table-cell>
          <table:table-cell table:style-name="Tabela3.C7" office:value-type="string">
            <text:p text:style-name="P54">0.562 </text:p>
          </table:table-cell>
          <table:table-cell table:style-name="Tabela3.D7" office:value-type="string">
            <text:p text:style-name="P54">0.555 </text:p>
          </table:table-cell>
          <table:table-cell table:style-name="Tabela3.E7" office:value-type="string">
            <text:p text:style-name="P54">0.468 </text:p>
          </table:table-cell>
        </table:table-row>
        <table:table-row>
          <table:table-cell table:style-name="Tabela3.A8" office:value-type="string">
            <text:p text:style-name="P54">Revocação </text:p>
          </table:table-cell>
          <table:table-cell table:style-name="Tabela3.B8" office:value-type="string">
            <text:p text:style-name="P54">0.563 </text:p>
          </table:table-cell>
          <table:table-cell table:style-name="Tabela3.C8" office:value-type="string">
            <text:p text:style-name="P54">0.671 </text:p>
          </table:table-cell>
          <table:table-cell table:style-name="Tabela3.D8" office:value-type="string">
            <text:p text:style-name="P54">0.594 </text:p>
          </table:table-cell>
          <table:table-cell table:style-name="Tabela3.E8" office:value-type="string">
            <text:p text:style-name="P54">0.394 </text:p>
          </table:table-cell>
        </table:table-row>
      </table:table>
      <text:p text:style-name="P56">Fonte: Adaptado de Maru<text:span text:style-name="T155">m</text:span>o (2018)</text:p>
      <text:p text:style-name="P54"/>
      <text:p text:style-name="P54"><text:tab/><text:span text:style-name="T228">De acordo com as tabelas acima, </text:span><text:span text:style-name="T44">em textos sumarizados, </text:span><text:span text:style-name="T45">a </text:span><text:span text:style-name="T46">RF</text:span><text:span text:style-name="T42"> </text:span><text:span text:style-name="T45">obteve a melhor </text:span><text:span text:style-name="T42">acurácia, de </text:span><text:span text:style-name="T46">62.8</text:span><text:span text:style-name="T42">% seguida da SVM </text:span><text:span text:style-name="T37">(</text:span><text:span text:style-name="T87">Support Vector Machine</text:span><text:span text:style-name="T37">) </text:span><text:span text:style-name="T42">com 57.5%, </text:span><text:span text:style-name="T46">LSTM </text:span><text:span text:style-name="T42">com </text:span><text:span text:style-name="T46">55.9</text:span><text:span text:style-name="T42">% </text:span><text:span text:style-name="T46">e RNN </text:span><text:span text:style-name="T44">(</text:span><text:span text:style-name="T88">Recurrent Neural Network</text:span><text:span text:style-name="T44">)</text:span><text:span text:style-name="T46"> com 47.3%.</text:span><text:span text:style-name="T42"> </text:span><text:span text:style-name="T44">Contudo, em textos preprocessados a acurácia </text:span><text:span text:style-name="T46">geral </text:span><text:span text:style-name="T44">foi </text:span><text:span text:style-name="T46">maior,</text:span><text:span text:style-name="T44"> </text:span><text:span text:style-name="T45">a </text:span><text:span text:style-name="T42">LSTM </text:span><text:span text:style-name="T45">obteve a melhor </text:span><text:span text:style-name="T42">acurácia, de 79.3% seguida da RF</text:span><text:span text:style-name="T37"> </text:span><text:span text:style-name="T42">com 78.2%, SVM</text:span><text:span text:style-name="T37"> </text:span><text:span text:style-name="T42">com 67.2% </text:span><text:span text:style-name="T44">e, por fim, a RNN com 52.5%</text:span><text:span text:style-name="T42"> </text:span><text:span text:style-name="T37">(MARUMO, 2018).</text:span></text:p>
      <text:h text:style-name="Heading_20_2" text:outline-level="2"><text:bookmark-start text:name="__RefHeading___Toc2971_1402917691"/>FAKE NEWS DETECTION USING A DEEP NEURAL NETWORK<text:bookmark-end text:name="__RefHeading___Toc2971_1402917691"/></text:h>
      <text:p text:style-name="P54"><text:span text:style-name="T39"><text:tab/></text:span><text:span text:style-name="T216">Segundo Kaliyar (2018), para construção do algoritmo de detecção de </text:span><text:span text:style-name="T21">fake news </text:span><text:span text:style-name="T216">foram utilizados técnicas de processamento de linguagem natural, aprendizado de máquina e aprendizado profundo, após a etapa de implementação foi realizado a comparação de quais modelos fornecerão mais precisão.</text:span></text:p>
      <text:p text:style-name="P67"><text:span text:style-name="T278"><text:tab/>Para a construção do conjunto de dados, os artigos de notícias falsas e forjadas foram obtidos a partir da plataforma Kaggle</text:span><text:span text:style-name="T296"><text:note text:id="ftn1" text:note-class="footnote"><text:note-citation>1</text:note-citation><text:note-body><text:p text:style-name="P67"><text:a xlink:type="simple" xlink:href="https://www.kaggle.com/mrisdal/fake-news" text:style-name="Internet_20_link" text:visited-style-name="Visited_20_Internet_20_Link"><text:span text:style-name="T264">https://www.kaggle.com/mrisdal/fake-news</text:span></text:a></text:p></text:note-body></text:note></text:span><text:span text:style-name="T278">. Já os artigos de notícias verdadeiras foram obtidos a partir da companhia </text:span><text:span text:style-name="T297">Signal</text:span><text:span text:style-name="T279"><text:note text:id="ftn2" text:note-class="footnote"><text:note-citation>2</text:note-citation><text:note-body><text:p text:style-name="P67"><text:a xlink:type="simple" xlink:href="http://research.signalmedia.co/newsir16/signaldataset.html" text:style-name="Internet_20_link" text:visited-style-name="Visited_20_Internet_20_Link"><text:span text:style-name="T264">http://research.signalmedia.co/newsir16/signaldataset.html</text:span></text:a></text:p></text:note-body></text:note></text:span><text:span text:style-name="T278"> (KALIYAR, 2018).</text:span></text:p>
      <text:p text:style-name="P54"><text:tab/><text:span text:style-name="T175">De acordo com</text:span><text:span text:style-name="T216">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16"> e chi2 para extração de recursos no modelo de aprendizado de máquina.</text:span></text:p>
      <text:p text:style-name="P54"><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4"><text:span text:style-name="T216"><text:tab/>A tabela abaixo apresenta os resultados obtidos a partir da utilização de outros modelos para a detecção de </text:span><text:span text:style-name="T25">fake news </text:span><text:span text:style-name="T170">e</text:span><text:span text:style-name="T229"> seus respectivos valores (KALIYAR, 2018).</text:span></text:p>
      <text:p text:style-name="P93">Tabela <text:sequence text:ref-name="refTable3" text:name="Table" text:formula="ooow:Table+1" style:num-format="1">4</text:sequence><text:span text:style-name="T230"><text:s/>– </text:span>Resultados <text:span text:style-name="T230">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4"/>
          </table:table-cell>
          <table:table-cell table:style-name="Tabela4.B1" office:value-type="string">
            <text:p text:style-name="P54">Accuracy <text:span text:style-name="T231">(%)</text:span></text:p>
          </table:table-cell>
          <table:table-cell table:style-name="Tabela4.A1" office:value-type="string">
            <text:p text:style-name="P54">Precision <text:span text:style-name="T231">(%)</text:span></text:p>
          </table:table-cell>
          <table:table-cell table:style-name="Tabela4.A1" office:value-type="string">
            <text:p text:style-name="P54">Recall <text:span text:style-name="T231">(%)</text:span></text:p>
          </table:table-cell>
          <table:table-cell table:style-name="Tabela4.E1" office:value-type="string">
            <text:p text:style-name="P54">F1-Score <text:span text:style-name="T231">(%)</text:span></text:p>
          </table:table-cell>
        </table:table-row>
        <table:table-row>
          <table:table-cell table:style-name="Tabela4.A4" office:value-type="string">
            <text:p text:style-name="P54">Naïve Bayes model </text:p>
          </table:table-cell>
          <table:table-cell table:style-name="Tabela4.B2" office:value-type="string">
            <text:p text:style-name="P54">89</text:p>
          </table:table-cell>
          <table:table-cell table:style-name="Tabela4.C2" office:value-type="string">
            <text:p text:style-name="P54">90</text:p>
          </table:table-cell>
          <table:table-cell table:style-name="Tabela4.D2" office:value-type="string">
            <text:p text:style-name="P54">90</text:p>
          </table:table-cell>
          <table:table-cell table:style-name="Tabela4.E2" office:value-type="string">
            <text:p text:style-name="P54">90</text:p>
          </table:table-cell>
        </table:table-row>
        <table:table-row>
          <table:table-cell table:style-name="Tabela4.A4" office:value-type="string">
            <text:p text:style-name="P54">Decision Tree</text:p>
          </table:table-cell>
          <table:table-cell table:style-name="Tabela4.B3" office:value-type="string">
            <text:p text:style-name="P54">73</text:p>
          </table:table-cell>
          <table:table-cell table:style-name="Tabela4.C3" office:value-type="string">
            <text:p text:style-name="P54">75</text:p>
          </table:table-cell>
          <table:table-cell table:style-name="Tabela4.D3" office:value-type="string">
            <text:p text:style-name="P54">74</text:p>
          </table:table-cell>
          <table:table-cell table:style-name="Tabela4.E3" office:value-type="string">
            <text:p text:style-name="P54">73</text:p>
          </table:table-cell>
        </table:table-row>
        <table:table-row>
          <table:table-cell table:style-name="Tabela4.A4" office:value-type="string">
            <text:p text:style-name="P54">Random Forest </text:p>
          </table:table-cell>
          <table:table-cell table:style-name="Tabela4.B4" office:value-type="string">
            <text:p text:style-name="P54">71</text:p>
          </table:table-cell>
          <table:table-cell table:style-name="Tabela4.C4" office:value-type="string">
            <text:p text:style-name="P54">72</text:p>
          </table:table-cell>
          <table:table-cell table:style-name="Tabela4.D4" office:value-type="string">
            <text:p text:style-name="P54">71</text:p>
          </table:table-cell>
          <table:table-cell table:style-name="Tabela4.E4" office:value-type="string">
            <text:p text:style-name="P54">71</text:p>
          </table:table-cell>
        </table:table-row>
        <table:table-row>
          <table:table-cell table:style-name="Tabela4.A5" office:value-type="string">
            <text:p text:style-name="P54">K Nearest Neighbors </text:p>
          </table:table-cell>
          <table:table-cell table:style-name="Tabela4.B5" office:value-type="string">
            <text:p text:style-name="P54">53</text:p>
          </table:table-cell>
          <table:table-cell table:style-name="Tabela4.C5" office:value-type="string">
            <text:p text:style-name="P54">54</text:p>
          </table:table-cell>
          <table:table-cell table:style-name="Tabela4.D5" office:value-type="string">
            <text:p text:style-name="P54">53</text:p>
          </table:table-cell>
          <table:table-cell table:style-name="Tabela4.E5" office:value-type="string">
            <text:p text:style-name="P54">50</text:p>
          </table:table-cell>
        </table:table-row>
      </table:table>
      <text:p text:style-name="P56">Fonte: Adaptado de <text:span text:style-name="T232">Kaliyar</text:span> (2018)</text:p>
      <text:p text:style-name="P54"/>
      <text:p text:style-name="P54"><text:span text:style-name="T233"><text:tab/>Segundo o autor, o modelo com a melhor precisão foi o modelo CNN, com 98,3%. Entretanto, quando comparado os outros modelos, o que apresentou o melhor desempenho geral é o modelo </text:span><text:span text:style-name="T23">Naïve Bayes</text:span><text:span text:style-name="T221">,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54"><text:span text:style-name="T39"><text:tab/></text:span><text:span text:style-name="T216">Segundo Gereme e Zhu (2019), o modelo para detecção de notícias falsas foi construído a partir do aprendizado profundo e conteúdo de notícias. Além disso, os experimentos foram realizados com base em conjuntos de dados do mundo real.</text:span></text:p>
      <text:p text:style-name="P54"><text:span text:style-name="T233"><text:tab/>A tabela abaixo apresenta a composição do </text:span><text:span text:style-name="T26">dataset</text:span><text:span text:style-name="T233">, no qual foram utilizados dois conjuntos de dados conhecidos, Kaggle e George Mclntire. O terceiro </text:span><text:span text:style-name="T26">dataset</text:span><text:span text:style-name="T233">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30"><text:s/>– </text:span><text:span text:style-name="T234">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54">Dataset</text:p>
          </table:table-cell>
          <table:table-cell table:style-name="Tabela5.B1" office:value-type="string">
            <text:p text:style-name="P54">Origem</text:p>
          </table:table-cell>
          <table:table-cell table:style-name="Tabela5.A1" office:value-type="string">
            <text:p text:style-name="P54">Fake news</text:p>
          </table:table-cell>
          <table:table-cell table:style-name="Tabela5.A1" office:value-type="string">
            <text:p text:style-name="P54">Real news</text:p>
          </table:table-cell>
          <table:table-cell table:style-name="Tabela5.E1" office:value-type="string">
            <text:p text:style-name="P54">Total</text:p>
          </table:table-cell>
        </table:table-row>
        <table:table-row>
          <table:table-cell table:style-name="Tabela5.A3" office:value-type="string">
            <text:p text:style-name="P54">Kaggle</text:p>
          </table:table-cell>
          <table:table-cell table:style-name="Tabela5.B2" office:value-type="string">
            <text:p text:style-name="P54"><text:span text:style-name="T235">Busca a partir de</text:span> 244 <text:span text:style-name="T235">sites pelo </text:span>BSDetecter</text:p>
          </table:table-cell>
          <table:table-cell table:style-name="Tabela5.C2" office:value-type="string">
            <text:p text:style-name="P54">10,349</text:p>
          </table:table-cell>
          <table:table-cell table:style-name="Tabela5.D2" office:value-type="string">
            <text:p text:style-name="P54">10,369</text:p>
          </table:table-cell>
          <table:table-cell table:style-name="Tabela5.E2" office:value-type="string">
            <text:p text:style-name="P54">20,718</text:p>
          </table:table-cell>
        </table:table-row>
        <table:table-row>
          <table:table-cell table:style-name="Tabela5.A3" office:value-type="string">
            <text:p text:style-name="P54">George Mclntire</text:p>
          </table:table-cell>
          <table:table-cell table:style-name="Tabela5.B3" office:value-type="string">
            <text:p text:style-name="P54">The New York Times, WSJ, Bloomberg, <text:soft-page-break/>NPR, the Guardian <text:span text:style-name="T235">e</text:span> Kaggle </text:p>
          </table:table-cell>
          <table:table-cell table:style-name="Tabela5.C3" office:value-type="string">
            <text:p text:style-name="P54">3,151</text:p>
          </table:table-cell>
          <table:table-cell table:style-name="Tabela5.D3" office:value-type="string">
            <text:p text:style-name="P54">3,160</text:p>
          </table:table-cell>
          <table:table-cell table:style-name="Tabela5.E3" office:value-type="string">
            <text:p text:style-name="P54">6,311</text:p>
          </table:table-cell>
        </table:table-row>
        <table:table-row>
          <table:table-cell table:style-name="Tabela5.A4" office:value-type="string">
            <text:p text:style-name="P54">KaggleMclntire</text:p>
          </table:table-cell>
          <table:table-cell table:style-name="Tabela5.B4" office:value-type="string">
            <text:p text:style-name="P54"><text:span text:style-name="T235">União das notícias do</text:span> Kaggle <text:span text:style-name="T235">e do </text:span>Mcnltire</text:p>
          </table:table-cell>
          <table:table-cell table:style-name="Tabela5.C4" office:value-type="string">
            <text:p text:style-name="P54">13,500</text:p>
          </table:table-cell>
          <table:table-cell table:style-name="Tabela5.D4" office:value-type="string">
            <text:p text:style-name="P54">13,529</text:p>
          </table:table-cell>
          <table:table-cell table:style-name="Tabela5.E4" office:value-type="string">
            <text:p text:style-name="P54">27,029</text:p>
          </table:table-cell>
        </table:table-row>
      </table:table>
      <text:p text:style-name="P56">Fonte: Adaptado de <text:span text:style-name="T234">Gereme e Zhu</text:span> (201<text:span text:style-name="T234">9</text:span>)</text:p>
      <text:p text:style-name="P54"/>
      <text:p text:style-name="P54"><text:tab/>Segundo os autores, o código foi escrito em Python 3.7.0 com o auxílio das bibliotecas TensorFlow, NumPy e Keras. Além disso, para o pré-processamento dos dados, foram necessárias algumas etapas, descritas abaixo:</text:p>
      <text:list xml:id="list2930545000" text:style-name="L7">
        <text:list-item>
          <text:p text:style-name="P123">Notícias não identificadas foram deletadas;</text:p>
        </text:list-item>
        <text:list-item>
          <text:p text:style-name="P123"><text:span text:style-name="T236">As </text:span><text:span text:style-name="T27">stopwords</text:span><text:span text:style-name="T236"> foram removidas;</text:span></text:p>
        </text:list-item>
        <text:list-item>
          <text:p text:style-name="P123"><text:span text:style-name="T236">Os dados de texto foram divididos com espaço, filtrado sinais de pontuação e alterado todo o texto para minúsculas a partir do método “</text:span><text:span text:style-name="T27">text_to_sequences()</text:span><text:span text:style-name="T236">” da classe Tokenizer de Keras;</text:span></text:p>
        </text:list-item>
        <text:list-item>
          <text:p text:style-name="P123"><text:span text:style-name="T237">As sequências foram geradas, preenchidas e truncadas a partir do método “</text:span><text:span text:style-name="T28">pad_sequence()</text:span><text:span text:style-name="T171">” </text:span><text:span text:style-name="T237">com o parâmetro </text:span><text:span text:style-name="T28">maxlen</text:span><text:span text:style-name="T237"> igual a 5000 para CNN e 500 para LSTM.</text:span></text:p>
        </text:list-item>
      </text:list>
      <text:p text:style-name="P54"><text:span text:style-name="T237"><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37">, </text:span><text:span text:style-name="T28">Long Short-Term Memory</text:span><text:span text:style-name="T237"> (LSTM) e </text:span><text:span text:style-name="T28">Very Deep Convolutional Networks</text:span><text:span text:style-name="T237"> (VDCNN).</text:span></text:p>
      <text:p text:style-name="Table">Tabela <text:sequence text:ref-name="refTable5" text:name="Table" text:formula="ooow:Table+1" style:num-format="1">6</text:sequence><text:span text:style-name="T230"><text:s/>– </text:span><text:span text:style-name="T238">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54"/>
            <text:p text:style-name="P54">Dataset</text:p>
          </table:table-cell>
          <table:table-cell table:style-name="Tabela6.B1" table:number-rows-spanned="2" office:value-type="string">
            <text:p text:style-name="P54"/>
            <text:p text:style-name="P54">Parâmetros</text:p>
          </table:table-cell>
          <table:table-cell table:style-name="Tabela6.C1" table:number-columns-spanned="3" office:value-type="string">
            <text:p text:style-name="P54">Modelos</text:p>
          </table:table-cell>
          <table:covered-table-cell/>
          <table:covered-table-cell/>
        </table:table-row>
        <table:table-row>
          <table:covered-table-cell/>
          <table:covered-table-cell/>
          <table:table-cell table:style-name="Tabela6.C2" office:value-type="string">
            <text:p text:style-name="P54">Naive Bayes</text:p>
          </table:table-cell>
          <table:table-cell table:style-name="Tabela6.D2" office:value-type="string">
            <text:p text:style-name="P54">LSTM</text:p>
          </table:table-cell>
          <table:table-cell table:style-name="Tabela6.E2" office:value-type="string">
            <text:p text:style-name="P54">VDCNN</text:p>
          </table:table-cell>
        </table:table-row>
        <table:table-row>
          <table:table-cell table:style-name="Tabela6.A6" table:number-rows-spanned="4" office:value-type="string">
            <text:p text:style-name="P54">Kaggle</text:p>
          </table:table-cell>
          <table:table-cell table:style-name="Tabela6.B3" office:value-type="string">
            <text:p text:style-name="P54">Accuracy <text:span text:style-name="T238">(%)</text:span></text:p>
          </table:table-cell>
          <table:table-cell table:style-name="Tabela6.C3" office:value-type="string">
            <text:p text:style-name="P54">89,64</text:p>
          </table:table-cell>
          <table:table-cell table:style-name="Tabela6.D3" office:value-type="string">
            <text:p text:style-name="P54">95,67</text:p>
          </table:table-cell>
          <table:table-cell table:style-name="Tabela6.E3" office:value-type="string">
            <text:p text:style-name="P54">99,04</text:p>
          </table:table-cell>
        </table:table-row>
        <table:table-row>
          <table:covered-table-cell/>
          <table:table-cell table:style-name="Tabela6.B4" office:value-type="string">
            <text:p text:style-name="P54">Recall <text:span text:style-name="T238">(%)</text:span></text:p>
          </table:table-cell>
          <table:table-cell table:style-name="Tabela6.C4" office:value-type="string">
            <text:p text:style-name="P54">-</text:p>
          </table:table-cell>
          <table:table-cell table:style-name="Tabela6.D4" office:value-type="string">
            <text:p text:style-name="P54">94,82</text:p>
          </table:table-cell>
          <table:table-cell table:style-name="Tabela6.E4" office:value-type="string">
            <text:p text:style-name="P54">98,76</text:p>
          </table:table-cell>
        </table:table-row>
        <table:table-row>
          <table:covered-table-cell/>
          <table:table-cell table:style-name="Tabela6.B5" office:value-type="string">
            <text:p text:style-name="P54">Precision <text:span text:style-name="T238">(%)</text:span></text:p>
          </table:table-cell>
          <table:table-cell table:style-name="Tabela6.C5" office:value-type="string">
            <text:p text:style-name="P54">-</text:p>
          </table:table-cell>
          <table:table-cell table:style-name="Tabela6.D5" office:value-type="string">
            <text:p text:style-name="P54">96,57</text:p>
          </table:table-cell>
          <table:table-cell table:style-name="Tabela6.E5" office:value-type="string">
            <text:p text:style-name="P54">99,33</text:p>
          </table:table-cell>
        </table:table-row>
        <table:table-row>
          <table:covered-table-cell/>
          <table:table-cell table:style-name="Tabela6.B13" office:value-type="string">
            <text:p text:style-name="P54">F1 Score <text:span text:style-name="T238">(%)</text:span></text:p>
          </table:table-cell>
          <table:table-cell table:style-name="Tabela6.C13" office:value-type="string">
            <text:p text:style-name="P54">-</text:p>
          </table:table-cell>
          <table:table-cell table:style-name="Tabela6.D13" office:value-type="string">
            <text:p text:style-name="P54">95,67</text:p>
          </table:table-cell>
          <table:table-cell table:style-name="Tabela6.E13" office:value-type="string">
            <text:p text:style-name="P54">99,05</text:p>
          </table:table-cell>
        </table:table-row>
        <table:table-row>
          <table:table-cell table:style-name="Tabela6.A10" table:number-rows-spanned="4" office:value-type="string">
            <text:p text:style-name="P54">George Mclntire</text:p>
          </table:table-cell>
          <table:table-cell table:style-name="Tabela6.B13" office:value-type="string">
            <text:p text:style-name="P54">Accuracy <text:span text:style-name="T238">(%)</text:span></text:p>
          </table:table-cell>
          <table:table-cell table:style-name="Tabela6.C13" office:value-type="string">
            <text:p text:style-name="P54">89,82</text:p>
          </table:table-cell>
          <table:table-cell table:style-name="Tabela6.D13" office:value-type="string">
            <text:p text:style-name="P54">90,89</text:p>
          </table:table-cell>
          <table:table-cell table:style-name="Tabela6.E13" office:value-type="string">
            <text:p text:style-name="P54">97,32</text:p>
          </table:table-cell>
        </table:table-row>
        <table:table-row>
          <table:covered-table-cell/>
          <table:table-cell table:style-name="Tabela6.B13" office:value-type="string">
            <text:p text:style-name="P54">Recall <text:span text:style-name="T238">(%)</text:span></text:p>
          </table:table-cell>
          <table:table-cell table:style-name="Tabela6.C13" office:value-type="string">
            <text:p text:style-name="P54">-</text:p>
          </table:table-cell>
          <table:table-cell table:style-name="Tabela6.D13" office:value-type="string">
            <text:p text:style-name="P54">90,07</text:p>
          </table:table-cell>
          <table:table-cell table:style-name="Tabela6.E13" office:value-type="string">
            <text:p text:style-name="P54">95,44</text:p>
          </table:table-cell>
        </table:table-row>
        <table:table-row>
          <table:covered-table-cell/>
          <table:table-cell table:style-name="Tabela6.B13" office:value-type="string">
            <text:p text:style-name="P54">Precision <text:span text:style-name="T238">(%)</text:span></text:p>
          </table:table-cell>
          <table:table-cell table:style-name="Tabela6.C13" office:value-type="string">
            <text:p text:style-name="P54">-</text:p>
          </table:table-cell>
          <table:table-cell table:style-name="Tabela6.D13" office:value-type="string">
            <text:p text:style-name="P54">91,74</text:p>
          </table:table-cell>
          <table:table-cell table:style-name="Tabela6.E13" office:value-type="string">
            <text:p text:style-name="P54">99,18</text:p>
          </table:table-cell>
        </table:table-row>
        <table:table-row>
          <table:covered-table-cell/>
          <table:table-cell table:style-name="Tabela6.B13" office:value-type="string">
            <text:p text:style-name="P54">F1 Score <text:span text:style-name="T238">(%)</text:span></text:p>
          </table:table-cell>
          <table:table-cell table:style-name="Tabela6.C13" office:value-type="string">
            <text:p text:style-name="P54">-</text:p>
          </table:table-cell>
          <table:table-cell table:style-name="Tabela6.D13" office:value-type="string">
            <text:p text:style-name="P54">90,90</text:p>
          </table:table-cell>
          <table:table-cell table:style-name="Tabela6.E13" office:value-type="string">
            <text:p text:style-name="P54">97,28</text:p>
          </table:table-cell>
        </table:table-row>
        <text:soft-page-break/>
        <table:table-row>
          <table:table-cell table:style-name="Tabela6.A14" table:number-rows-spanned="4" office:value-type="string">
            <text:p text:style-name="P54">Ka<text:span text:style-name="T238">g</text:span>gleMclntire </text:p>
          </table:table-cell>
          <table:table-cell table:style-name="Tabela6.B13" office:value-type="string">
            <text:p text:style-name="P54">Accuracy <text:span text:style-name="T238">(%)</text:span></text:p>
          </table:table-cell>
          <table:table-cell table:style-name="Tabela6.C13" office:value-type="string">
            <text:p text:style-name="P54">89,64</text:p>
          </table:table-cell>
          <table:table-cell table:style-name="Tabela6.D13" office:value-type="string">
            <text:p text:style-name="P54">90,41</text:p>
          </table:table-cell>
          <table:table-cell table:style-name="Tabela6.E13" office:value-type="string">
            <text:p text:style-name="P54">94,22</text:p>
          </table:table-cell>
        </table:table-row>
        <table:table-row table:style-name="Tabela6.12">
          <table:covered-table-cell/>
          <table:table-cell table:style-name="Tabela6.B13" office:value-type="string">
            <text:p text:style-name="P54">Recall <text:span text:style-name="T238">(%)</text:span></text:p>
          </table:table-cell>
          <table:table-cell table:style-name="Tabela6.C13" office:value-type="string">
            <text:p text:style-name="P54">-</text:p>
          </table:table-cell>
          <table:table-cell table:style-name="Tabela6.D13" office:value-type="string">
            <text:p text:style-name="P54">91,40</text:p>
          </table:table-cell>
          <table:table-cell table:style-name="Tabela6.E13" office:value-type="string">
            <text:p text:style-name="P54">95,55</text:p>
          </table:table-cell>
        </table:table-row>
        <table:table-row>
          <table:covered-table-cell/>
          <table:table-cell table:style-name="Tabela6.B13" office:value-type="string">
            <text:p text:style-name="P54">Precision <text:span text:style-name="T238">(%)</text:span></text:p>
          </table:table-cell>
          <table:table-cell table:style-name="Tabela6.C13" office:value-type="string">
            <text:p text:style-name="P54">-</text:p>
          </table:table-cell>
          <table:table-cell table:style-name="Tabela6.D13" office:value-type="string">
            <text:p text:style-name="P54">89,55</text:p>
          </table:table-cell>
          <table:table-cell table:style-name="Tabela6.E13" office:value-type="string">
            <text:p text:style-name="P54">93,13</text:p>
          </table:table-cell>
        </table:table-row>
        <table:table-row>
          <table:covered-table-cell/>
          <table:table-cell table:style-name="Tabela6.B14" office:value-type="string">
            <text:p text:style-name="P54">F1 Score <text:span text:style-name="T238">(%)</text:span></text:p>
          </table:table-cell>
          <table:table-cell table:style-name="Tabela6.C14" office:value-type="string">
            <text:p text:style-name="P54">-</text:p>
          </table:table-cell>
          <table:table-cell table:style-name="Tabela6.D14" office:value-type="string">
            <text:p text:style-name="P54">90,46</text:p>
          </table:table-cell>
          <table:table-cell table:style-name="Tabela6.E14" office:value-type="string">
            <text:p text:style-name="P54">94,32</text:p>
          </table:table-cell>
        </table:table-row>
      </table:table>
      <text:p text:style-name="P56">Fonte: Adaptado de <text:span text:style-name="T234">Gereme e Zhu</text:span> (201<text:span text:style-name="T234">9</text:span>)</text:p>
      <text:p text:style-name="P54"/>
      <text:p text:style-name="P54"><text:span text:style-name="T233"><text:tab/>Todos os três modelos apresentaram ótimos resultados em seus testes, no entanto a melhor acurácia obtida foi no </text:span><text:span text:style-name="T26">dataset </text:span><text:span text:style-name="T233">Kaggle a partir do modelo VDCNN, com 99,04 %, enquanto o LSTM obteve 95,67 % e Naive Bayes 89,64 % (GEREME; ZHU, 2019).</text:span></text:p>
      <text:p text:style-name="P54"><text:span text:style-name="T233"><text:tab/>De acordo com Gereme e Zhu (2019), considerando o conjunto de dados combinado e mais diversificado, </text:span><text:span text:style-name="T239">Ka</text:span><text:span text:style-name="T240">g</text:span><text:span text:style-name="T239">gleMclntire, </text:span><text:span text:style-name="T241">a </text:span><text:span text:style-name="T242">acurácia obtida a partir do modelo VDCNN </text:span><text:span text:style-name="T241">foi de</text:span><text:span text:style-name="T242"> </text:span><text:span text:style-name="T241">94,22</text:span><text:span text:style-name="T242"> %, enquanto o LSTM obteve </text:span><text:span text:style-name="T241">90,41</text:span><text:span text:style-name="T242"> % e Naive Bayes 89,64 %.</text:span></text:p>
      <text:h text:style-name="P101" text:outline-level="1"><text:bookmark-start text:name="__RefHeading___Toc7376_1217568438"/>DESENVOLVIMENTO<text:bookmark-end text:name="__RefHeading___Toc7376_1217568438"/></text:h>
      <text:p text:style-name="P54"><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54"><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54"><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54"><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98"><text:tab/></text:span><text:span text:style-name="T99">O </text:span><text:span text:style-name="T100">conjunto de dados escolhido para nesse trabalho, foi o </text:span><text:span text:style-name="T139">dataset</text:span><text:span text:style-name="T100"> </text:span><text:span text:style-name="T101">“Fake.Br Corpus”</text:span><text:span text:style-name="T101"><text:note text:id="ftn3" text:note-class="footnote"><text:note-citation>3</text:note-citation><text:note-body><text:p text:style-name="P68"><text:a xlink:type="simple" xlink:href="https://github.com/roneysco/Fake.br-Corpus" text:style-name="Internet_20_link" text:visited-style-name="Visited_20_Internet_20_Link"><text:span text:style-name="T264">https://github.com/roneysco/Fake.br-Corpus</text:span></text:a></text:p></text:note-body></text:note></text:span><text:span text:style-name="T101">, composto por notícias 7.200 notícias, com exatamente 3.600 verdadeiras e 3.600 falsas. </text:span><text:span text:style-name="T102">Além disso, todas as notícias estão</text:span><text:span text:style-name="T101"> </text:span><text:span text:style-name="T100">escritas na língua portuguesa</text:span><text:span text:style-name="T101"> </text:span><text:span text:style-name="T100">do Brasil </text:span><text:span text:style-name="T103">(MONTEIRO et al., 2018)</text:span><text:span text:style-name="T101">.</text:span></text:p>
      <text:p text:style-name="P54"><text:span text:style-name="T57"><text:tab/></text:span><text:span text:style-name="T244">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54"><text:span text:style-name="T244"><text:tab/>De acordo Monteiro et al. (2018), para garantir a qualidade e confiabilidade do </text:span><text:span text:style-name="T29">dataset</text:span><text:span text:style-name="T244">, as notícias falsas coletadas foram verificadas manualmente (Incluindo seus títulos), garantindo que são realmente falsas e, em seguida, foi realizado a busca de forma quase automática das notícias verdadeiras correspondentes para cada uma delas.</text:span></text:p>
      <text:p text:style-name="P54"><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54"><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54"><text:span text:style-name="T244"><text:tab/>Monteiro et al. (2018) destaca que as notícias do </text:span><text:span text:style-name="T30">dataset</text:span><text:span text:style-name="T245">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30"><text:s/>– </text:span><text:span text:style-name="T246">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54">Categoria</text:p>
          </table:table-cell>
          <table:table-cell table:style-name="Tabela7.B1" office:value-type="string">
            <text:p text:style-name="P54">Quantidade</text:p>
          </table:table-cell>
          <table:table-cell table:style-name="Tabela7.C1" office:value-type="string">
            <text:p text:style-name="P54">Quantidade (%)</text:p>
          </table:table-cell>
        </table:table-row>
        <table:table-row>
          <table:table-cell table:style-name="Tabela7.A2" office:value-type="string">
            <text:p text:style-name="P54">Política</text:p>
          </table:table-cell>
          <table:table-cell table:style-name="Tabela7.B2" office:value-type="string">
            <text:p text:style-name="P54">4.180</text:p>
          </table:table-cell>
          <table:table-cell table:style-name="Tabela7.C2" office:value-type="string">
            <text:p text:style-name="P54">58,0</text:p>
          </table:table-cell>
        </table:table-row>
        <table:table-row>
          <table:table-cell table:style-name="Tabela7.A6" office:value-type="string">
            <text:p text:style-name="P54">TV &amp; Celebridades</text:p>
          </table:table-cell>
          <table:table-cell table:style-name="Tabela7.B2" office:value-type="string">
            <text:p text:style-name="P54">1.544</text:p>
          </table:table-cell>
          <table:table-cell table:style-name="Tabela7.C2" office:value-type="string">
            <text:p text:style-name="P54">21,4</text:p>
          </table:table-cell>
        </table:table-row>
        <table:table-row>
          <table:table-cell table:style-name="Tabela7.A6" office:value-type="string">
            <text:p text:style-name="P54">Sociedade &amp; Notícias diárias</text:p>
          </table:table-cell>
          <table:table-cell table:style-name="Tabela7.B2" office:value-type="string">
            <text:p text:style-name="P54">1.276</text:p>
          </table:table-cell>
          <table:table-cell table:style-name="Tabela7.C2" office:value-type="string">
            <text:p text:style-name="P54">17,7</text:p>
          </table:table-cell>
        </table:table-row>
        <table:table-row>
          <table:table-cell table:style-name="Tabela7.A6" office:value-type="string">
            <text:p text:style-name="P54">Ciência &amp; Tecnologia</text:p>
          </table:table-cell>
          <table:table-cell table:style-name="Tabela7.B2" office:value-type="string">
            <text:p text:style-name="P54">112</text:p>
          </table:table-cell>
          <table:table-cell table:style-name="Tabela7.C2" office:value-type="string">
            <text:p text:style-name="P54">1,5</text:p>
          </table:table-cell>
        </table:table-row>
        <table:table-row>
          <table:table-cell table:style-name="Tabela7.A6" office:value-type="string">
            <text:p text:style-name="P54">Economia</text:p>
          </table:table-cell>
          <table:table-cell table:style-name="Tabela7.B2" office:value-type="string">
            <text:p text:style-name="P54">44</text:p>
          </table:table-cell>
          <table:table-cell table:style-name="Tabela7.C2" office:value-type="string">
            <text:p text:style-name="P54">0,7</text:p>
          </table:table-cell>
        </table:table-row>
        <table:table-row>
          <table:table-cell table:style-name="Tabela7.A7" office:value-type="string">
            <text:p text:style-name="P54">Religião</text:p>
          </table:table-cell>
          <table:table-cell table:style-name="Tabela7.B2" office:value-type="string">
            <text:p text:style-name="P54">44</text:p>
          </table:table-cell>
          <table:table-cell table:style-name="Tabela7.C2" office:value-type="string">
            <text:p text:style-name="P54">0,7</text:p>
          </table:table-cell>
        </table:table-row>
      </table:table>
      <text:p text:style-name="P54"><text:tab/><text:span text:style-name="T322">Fonte: Adaptado de </text:span><text:span text:style-name="T333">Monteiro et al. (2018)</text:span></text:p>
      <text:p text:style-name="P54"/>
      <text:p text:style-name="P54"><text:span text:style-name="T233"><text:tab/>É interessante destacar do </text:span><text:span text:style-name="T26">dataset</text:span><text:span text:style-name="T233">, por exemplo, que os erros de ortografia foram mais frequentes nas notícias falsas, o percentual de notícias falsas com erros é de 36,0%, enquanto nas notícias verdadeiras esse valor cai para 3,0% (MONTEIRO et al., 2018).</text:span></text:p>
      <text:p text:style-name="P54"><text:span text:style-name="T244"><text:tab/>Monteiro et al. (2018) evidencia que cada notícia do </text:span><text:span text:style-name="T31">dataset</text:span><text:span text:style-name="T247">, além do texto e a informação se é uma falsa ou verdadeira notícia, ainda possui os seguintes metadados (Quando encontrado): “</text:span><text:span text:style-name="T31">author</text:span><text:span text:style-name="T247">”, “</text:span><text:span text:style-name="T31">link</text:span><text:span text:style-name="T247">”, “</text:span><text:span text:style-name="T31">category</text:span><text:span text:style-name="T247">”, “</text:span><text:span text:style-name="T31">date of publication</text:span><text:span text:style-name="T247">”, “</text:span><text:span text:style-name="T31">number of tokens</text:span><text:span text:style-name="T247">”, “</text:span><text:span text:style-name="T31">number of words without punctuation</text:span><text:span text:style-name="T247">”, “</text:span><text:span text:style-name="T31">number of types</text:span><text:span text:style-name="T247">”, “</text:span><text:span text:style-name="T31">number of links inside the news</text:span><text:span text:style-name="T247">”, “</text:span><text:span text:style-name="T31">number of words in upper case</text:span><text:span text:style-name="T247">”, “</text:span><text:span text:style-name="T31">number of verbs</text:span><text:span text:style-name="T247">”, “</text:span><text:span text:style-name="T31">number of subjuntive and imperative verbs</text:span><text:span text:style-name="T247">”, “</text:span><text:span text:style-name="T31">number of nouns</text:span><text:span text:style-name="T247">”, “</text:span><text:span text:style-name="T31">number of adjectives</text:span><text:span text:style-name="T247">”, “</text:span><text:span text:style-name="T31">number of adverbs</text:span><text:span text:style-name="T247">”, “</text:span><text:span text:style-name="T31">number of modal verbs (mainly auxiliary verbs)</text:span><text:span text:style-name="T247">”, “</text:span><text:span text:style-name="T31">number of singular first and second personal pronouns</text:span><text:span text:style-name="T247">”, “</text:span><text:span text:style-name="T31">number of plural first personal pronouns</text:span><text:span text:style-name="T247">”, “</text:span><text:span text:style-name="T31">number of pronouns</text:span><text:span text:style-name="T247">”, </text:span><text:soft-page-break/><text:span text:style-name="T247">“</text:span><text:span text:style-name="T31">pausality</text:span><text:span text:style-name="T247">”, “</text:span><text:span text:style-name="T31">number of characters</text:span><text:span text:style-name="T247">”, “</text:span><text:span text:style-name="T31">average sentence length</text:span><text:span text:style-name="T247">”, “</text:span><text:span text:style-name="T31">average word length</text:span><text:span text:style-name="T247">”, “</text:span><text:span text:style-name="T31">percentage of news with speeling errors</text:span><text:span text:style-name="T247">”, “</text:span><text:span text:style-name="T31">emotiveness</text:span><text:span text:style-name="T247">” e “</text:span><text:span text:style-name="T31">diversity</text:span><text:span text:style-name="T247">”.</text:span></text:p>
      <text:h text:style-name="Heading_20_3" text:outline-level="3"><text:bookmark-start text:name="__RefHeading___Toc385_132956689021"/>Modelagem dos modelos de RNAs<text:bookmark-end text:name="__RefHeading___Toc385_132956689021"/></text:h>
      <text:p text:style-name="P54"><text:span text:style-name="T48"><text:tab/></text:span><text:span text:style-name="T59">Após a realização do tratamento do </text:span><text:span text:style-name="T91">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54"><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65"><text:span text:style-name="T58"><text:tab/></text:span><text:span text:style-name="T61">A saída obtida pelos modelos para cada notícia será um valor </text:span><text:span text:style-name="T92">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h text:style-name="P102" text:outline-level="2"><text:bookmark-start text:name="__RefHeading___Toc383_132956689021"/>RECURSOS UTILIZADOS<text:bookmark-end text:name="__RefHeading___Toc383_132956689021"/></text:h>
      <text:p text:style-name="P73"><text:span text:style-name="T98"><text:tab/>Nesta seção são apresentados </text:span><text:span text:style-name="T104">os </text:span><text:span text:style-name="T105">recursos utilizados para construção da aplicação e as funções de ativação.</text:span></text:p>
      <text:h text:style-name="P105" text:outline-level="3"><text:bookmark-start text:name="__RefHeading___Toc385_132956689022"/>Recursos Utilizados<text:bookmark-end text:name="__RefHeading___Toc385_132956689022"/></text:h>
      <text:p text:style-name="P98"><text:span text:style-name="T132"><text:tab/></text:span><text:span text:style-name="T105">Esta seção apresenta quais são as ferramentas necessárias para a construção da aplicação.</text:span></text:p>
      <text:h text:style-name="P106" text:outline-level="4"><text:bookmark-start text:name="__RefHeading___Toc1982_12687588361"/>Numpy<text:bookmark-end text:name="__RefHeading___Toc1982_12687588361"/></text:h>
      <text:p text:style-name="Standard"><text:span text:style-name="T105"><text:tab/></text:span><text:span text:style-name="T63">O </text:span><text:span text:style-name="T84">NumPy</text:span><text:span text:style-name="T63"> é uma biblioteca para o Python que fornece um objeto de matriz </text:span><text:span text:style-name="T64">multidimensional</text:span><text:span text:style-name="T63">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93">Fourier, </text:span><text:span text:style-name="T63">entre outras </text:span><text:span text:style-name="T64">operações </text:span><text:span text:style-name="T67">(NumPy, 2020)</text:span><text:span text:style-name="T63">.</text:span></text:p>
      <text:p text:style-name="P75"><text:span text:style-name="T63"><text:tab/></text:span><text:span text:style-name="T75">De acordo com NumPy (2020) é</text:span><text:span text:style-name="T64"> d</text:span><text:span text:style-name="T63">istribuído </text:span><text:span text:style-name="T145">a partir d</text:span><text:span text:style-name="T144">a</text:span><text:span text:style-name="T63"> licença BSD, </text:span><text:span text:style-name="T64">sendo </text:span><text:span text:style-name="T63">desenvolvido e mantido publicamente no </text:span><text:span text:style-name="T93">GitHub</text:span><text:span text:style-name="T63"> por uma comunidade vibrante, ágil e diversa. O núcleo do </text:span><text:span text:style-name="T84">NumPy</text:span><text:span text:style-name="T63"> é um código C bem otimizado, </text:span><text:span text:style-name="T64">no qual ap</text:span><text:span text:style-name="T63">roveit</text:span><text:span text:style-name="T64">a</text:span><text:span text:style-name="T63"> a flexibilidade </text:span><text:soft-page-break/><text:span text:style-name="T63">do Python com a velocidade do código compilado. </text:span><text:span text:style-name="T64">Desta forma</text:span><text:span text:style-name="T63">, </text:span><text:span text:style-name="T64">se torna rá</text:span><text:span text:style-name="T63">pido e versátil, </text:span><text:span text:style-name="T64">utilizando </text:span><text:span text:style-name="T63">conceitos de vetorização, indexação e transmissão</text:span><text:span text:style-name="T64"> </text:span><text:span text:style-name="T67">(NumPy, 2020)</text:span><text:span text:style-name="T63">.</text:span></text:p>
      <text:p text:style-name="P75"><text:span text:style-name="T63"><text:tab/>Diferente das listas em Python, os </text:span><text:span text:style-name="T93">arrays</text:span><text:span text:style-name="T63"> </text:span><text:span text:style-name="T84">NumPy</text:span><text:span text:style-name="T63"> possuem um tamanho fixo na criação, com isso </text:span><text:span text:style-name="T65">ao mudar </text:span><text:span text:style-name="T63">o tamanho de um </text:span><text:span text:style-name="T93">array, </text:span><text:span text:style-name="T83">o NumPy</text:span><text:span text:style-name="T93"> </text:span><text:span text:style-name="T63">criará um novo </text:span><text:span text:style-name="T93">array</text:span><text:span text:style-name="T63"> e excluirá o original. Os elementos em uma matriz </text:span><text:span text:style-name="T84">NumPy</text:span><text:span text:style-name="T63"> devem ser todos do mesmo tipo de dado, dessa forma terão o mesmo tamanho na memória. Entretanto é possível a construção de </text:span><text:span text:style-name="T93">arrays</text:span><text:span text:style-name="T63"> de objetos, no qual permite</text:span><text:span text:style-name="T66">m</text:span><text:span text:style-name="T63"> </text:span><text:span text:style-name="T93">arrays</text:span><text:span text:style-name="T63"> de elementos de tamanhos diferentes</text:span><text:span text:style-name="T64"> </text:span><text:span text:style-name="T67">(NumPy, 2020)</text:span><text:span text:style-name="T63">.</text:span></text:p>
      <text:p text:style-name="P74"><text:span text:style-name="T63"><text:tab/>Dessa forma, a matriz </text:span><text:span text:style-name="T66">multidimensional</text:span><text:span text:style-name="T63"> disponibilizada pela biblioteca </text:span><text:span text:style-name="T84">NumPy</text:span><text:span text:style-name="T63"> pode ser utilizada neste trabalho para organizar os dados durante a execução e servir como base para realizar as operações com os modelos de RNAs.</text:span></text:p>
      <text:h text:style-name="P107" text:outline-level="4"><text:bookmark-start text:name="__RefHeading___Toc10408_1439965941"/>Pandas<text:bookmark-end text:name="__RefHeading___Toc10408_1439965941"/></text:h>
      <text:p text:style-name="P82"><text:span text:style-name="T63"><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64"> </text:span><text:span text:style-name="T67">(</text:span><text:span text:style-name="T146">Pandas</text:span><text:span text:style-name="T67">, 2020)</text:span><text:span text:style-name="T63">.</text:span></text:p>
      <text:p text:style-name="P76"><text:tab/><text:span text:style-name="T381">Segundo Pandas (2020) a</text:span> biblioteca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76"><text:tab/>Com o Pandas também é poss<text:span text:style-name="T378">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72"> </text:span><text:span text:style-name="T373">(</text:span><text:span text:style-name="T374">Pandas</text:span><text:span text:style-name="T373">, 2020)</text:span>.</text:p>
      <text:p text:style-name="P82"><text:span text:style-name="T63"><text:tab/>O Python com pandas </text:span><text:span text:style-name="T147">se encontra presente em diversas áreas, como:</text:span><text:span text:style-name="T63"> </text:span><text:span text:style-name="T147">ensino, </text:span><text:span text:style-name="T63">finanças, neurociência, economia, estatística, publicidade, análise da web, </text:span><text:span text:style-name="T68">entre outras </text:span><text:span text:style-name="T67">(</text:span><text:span text:style-name="T146">Pandas</text:span><text:span text:style-name="T67">, 2020)</text:span><text:span text:style-name="T63">. </text:span><text:span text:style-name="T69">Dessa forma, o objeto </text:span><text:span text:style-name="T94">DataFrame </text:span><text:span text:style-name="T69">disponibilizado pela biblioteca Pandas pode ser utilizada neste trabalho e manipulação dos dados, auxiliar no armazenamento e leitura dos arquivos.</text:span></text:p>
      <text:h text:style-name="P108" text:outline-level="4"><text:bookmark-start text:name="__RefHeading___Toc10410_1439965941"/><text:soft-page-break/>Matplotlib<text:bookmark-end text:name="__RefHeading___Toc10410_1439965941"/></text:h>
      <text:p text:style-name="P77"><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379">(</text:span>HUNTER, <text:span text:style-name="T379">2007)</text:span>.</text:p>
      <text:p text:style-name="P84"><text:span text:style-name="T63"><text:tab/></text:span><text:span text:style-name="T73">Segundo Hunter (2007) o</text:span><text:span text:style-name="T63"> Matplotlib </text:span><text:span text:style-name="T73">possui como </text:span><text:span text:style-name="T63">objetivo permitir a criação plotagens simples com apenas um ou alguns comandos, sem a necessidade de grandes quantidades de códigos, instancias e chamadas de métodos. </text:span><text:span text:style-name="T74">A </text:span><text:span text:style-name="T149">figura </text:span><text:span text:style-name="T150">abaixo </text:span><text:span text:style-name="T149">apresenta um gráfico de barras criado a partir da biblioteca.</text:span></text:p>
      <text:p text:style-name="P80"><draw:frame draw:style-name="fr1" draw:name="Frame3" text:anchor-type="paragraph" svg:width="5.4528in" draw:z-index="21"><draw:text-box fo:min-height="2.2874in"><text:p text:style-name="P40">Figura <text:sequence text:ref-name="refIllustration12" text:name="Illustration" text:formula="ooow:Illustration+1" style:num-format="1">13</text:sequence><text:span text:style-name="T345"><text:s/>– Exemplo de gráfico </text:span><text:span text:style-name="T380">de barras</text:span><text:span text:style-name="T345"> do Matplotlib</text:span></text:p><text:p text:style-name="P43"><draw:frame draw:style-name="fr5" draw:name="Image2" text:anchor-type="paragraph" svg:width="4.5752in" style:rel-width="100%" svg:height="3.4311in" style:rel-height="scale" draw:z-index="23"><draw:image xlink:href="Pictures/1000020100000280000001E0BE408694986D478C.png" xlink:type="simple" xlink:show="embed" xlink:actuate="onLoad" loext:mime-type="image/png"/></draw:frame>Fonte – Hunter (2007)</text:p></draw:text-box></draw:frame></text:p>
      <text:p text:style-name="P78"><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379">(</text:span>HUNTER, <text:span text:style-name="T379">2007)</text:span>.</text:p>
      <text:p text:style-name="P83"><text:soft-page-break/><text:span text:style-name="T70"><text:tab/>Dessa forma, </text:span><text:span text:style-name="T148">os gráficos</text:span><text:span text:style-name="T70"> 2D fornecid</text:span><text:span text:style-name="T71">o</text:span><text:span text:style-name="T70">s pela biblioteca Matplotlib podem ser utilizad</text:span><text:span text:style-name="T72">o</text:span><text:span text:style-name="T70">s neste trabalho para visualizar o </text:span><text:span text:style-name="T95">dataset</text:span><text:span text:style-name="T70"> e os resultados obtidos </text:span><text:span text:style-name="T72">a partir dos modelos </text:span><text:span text:style-name="T70">de uma forma clara e simples.</text:span></text:p>
      <text:h text:style-name="P109"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386">is</text:span> <text:span text:style-name="T385">elegante</text:span><text:span text:style-name="T386">s</text:span>, informativos e possui suporte às estruturas de dados do pandas <text:span text:style-name="T383">(WASKOM, 2020)</text:span>.</text:p>
      <text:p text:style-name="Standard"><text:tab/><text:span text:style-name="T383">Segundo Waskom (2020) a</text:span>s p<text:span text:style-name="T383">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pan text:style-name="T382"><text:tab/></text:span><text:span text:style-name="T384">A imagem abaixo apresenta um exemplo de gráfico construído com a biblioteca Seaborn, no qual apresenta a</text:span><text:span text:style-name="T382"> distribuição conjunta entre duas variáveis </text:span><text:span text:style-name="T384">j</text:span><text:span text:style-name="T382">unto com a distribuição marginal de cada variável </text:span><text:span text:style-name="T383">(WASKOM, 2020)</text:span><text:span text:style-name="T382">.</text:span></text:p>
      <text:p text:style-name="P81"><draw:frame draw:style-name="fr1" draw:name="Frame1" text:anchor-type="paragraph" svg:width="5.4528in" draw:z-index="25"><draw:text-box fo:min-height="2.2874in"><text:p text:style-name="P45"><text:span text:style-name="T279">Figura </text:span><text:span text:style-name="T279"><text:sequence text:ref-name="refIllustration13" text:name="Illustration" text:formula="ooow:Illustration+1" style:num-format="1">14</text:sequence></text:span><text:span text:style-name="T286"><text:s/>– Exemplo de gráfico </text:span><text:span text:style-name="T287">de distribuição </text:span><text:span text:style-name="T286">do </text:span><text:span text:style-name="T319">Seaborn</text:span></text:p><text:p text:style-name="P41"><draw:frame draw:style-name="fr5" draw:name="Image1" text:anchor-type="paragraph" svg:width="4.6508in" style:rel-width="85%" svg:height="3.4882in" style:rel-height="scale" draw:z-index="26"><draw:image xlink:href="Pictures/10000201000001FE0000020186E923046E8858D1.png" xlink:type="simple" xlink:show="embed" xlink:actuate="onLoad" loext:mime-type="image/png"/></draw:frame><text:span text:style-name="T332">Fonte – </text:span><text:span text:style-name="T334">Waskom</text:span><text:span text:style-name="T332"> (20</text:span><text:span text:style-name="T335">20</text:span><text:span text:style-name="T332">)</text:span></text:p></draw:text-box></draw:frame></text:p>
      <text:p text:style-name="P85"><text:span text:style-name="T110"><text:tab/>Dessa forma, </text:span><text:span text:style-name="T148">os gráficos</text:span><text:span text:style-name="T110"> fornecid</text:span><text:span text:style-name="T111">o</text:span><text:span text:style-name="T110">s pela biblioteca </text:span><text:span text:style-name="T112">Seaborn </text:span><text:span text:style-name="T110">podem ser utilizad</text:span><text:span text:style-name="T113">o</text:span><text:span text:style-name="T110">s neste trabalho </text:span><text:span text:style-name="T112">como um complemento e auxílio junto com a bi</text:span><text:span text:style-name="T114">b</text:span><text:span text:style-name="T112">lioteca Matplotlib</text:span><text:span text:style-name="T110"> para </text:span><text:soft-page-break/><text:span text:style-name="T110">visualizar o </text:span><text:span text:style-name="T140">dataset, </text:span><text:span text:style-name="T133">entender os dados </text:span><text:span text:style-name="T110">e os resultados obtidos </text:span><text:span text:style-name="T113">a partir dos modelos </text:span><text:span text:style-name="T110">de uma forma clara e simples.</text:span></text:p>
      <text:h text:style-name="P110" text:outline-level="4"><text:bookmark-start text:name="__RefHeading___Toc6422_1906920019"/>NLTK<text:bookmark-end text:name="__RefHeading___Toc6422_1906920019"/></text:h>
      <text:p text:style-name="P86"><text:span text:style-name="T110"><text:tab/></text:span><text:span text:style-name="T115">O </text:span><text:span text:style-name="T141">Natural Language Toolkit</text:span><text:span text:style-name="T115"> (NLTK) é uma biblioteca utilizada para trabalhar com dados de linguagem humana, fornecendo interfaces para corpora e recursos lexicais, além disso também fornece um conjunto de bibliotecas de processamento de texto para classificação, </text:span><text:span text:style-name="T141">tokenização</text:span><text:span text:style-name="T115">, lematização, marcação, análise e raciocínio semântico e </text:span><text:span text:style-name="T141">wrappers</text:span><text:span text:style-name="T115"> para bibliotecas de </text:span><text:span text:style-name="T116">Processamento de Linguagem Natural (</text:span><text:span text:style-name="T115">PNL</text:span><text:span text:style-name="T116">) </text:span><text:span text:style-name="T118">(</text:span><text:span text:style-name="T110">N</text:span><text:span text:style-name="T117">LTK, </text:span><text:span text:style-name="T118">2020)</text:span><text:span text:style-name="T115">.</text:span></text:p>
      <text:p text:style-name="P86"><text:span text:style-name="T115"><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16"> </text:span><text:span text:style-name="T118">(</text:span><text:span text:style-name="T110">N</text:span><text:span text:style-name="T117">LTK, </text:span><text:span text:style-name="T118">2020)</text:span><text:span text:style-name="T115">.</text:span></text:p>
      <text:p text:style-name="P87"><text:tab/><text:span text:style-name="T387">Dessa forma, as ferramentas fornecidas pela biblioteca NLTK podem ser utilizadas neste trabalho para auxiliar no tratamento dos textos antes de serem convertidos para a representação numérica, removendo por exemplo as </text:span><text:span text:style-name="T34">stopwords</text:span><text:span text:style-name="T173">.</text:span></text:p>
      <text:p text:style-name="P87"><text:span text:style-name="T173"><text:tab/></text:span><text:span text:style-name="T174">Segundo Microsoft (2017) a</text:span><text:span text:style-name="T173">s </text:span><text:span text:style-name="T34">stopwords </text:span><text:span text:style-name="T173">(palavras irrelevantes) são cadeias de caracteres que ocorrem com frequência em um texto e possuem um baixo valor informativo, com isso acabam sendo descartadas. Por exemplo, no inglês, palavras como ‘</text:span><text:span text:style-name="T34">a</text:span><text:span text:style-name="T173">’, ‘</text:span><text:span text:style-name="T34">and</text:span><text:span text:style-name="T173">’, ‘</text:span><text:span text:style-name="T34">is</text:span><text:span text:style-name="T173">’ e ‘</text:span><text:span text:style-name="T34">the</text:span><text:span text:style-name="T173">’ são retiradas do texto pois são consideradas inúteis.</text:span></text:p>
      <text:h text:style-name="P111" text:outline-level="4"><text:bookmark-start text:name="__RefHeading___Toc6424_1906920019"/>Gensim<text:bookmark-end text:name="__RefHeading___Toc6424_1906920019"/></text:h>
      <text:p text:style-name="P124"><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p>
      <text:p text:style-name="P124"><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p>
      <text:p text:style-name="P88"><text:span text:style-name="T110"><text:tab/>Dessa forma, a ferramenta Doc2Vec fornecida pela biblioteca Gensim pode ser utilizada neste trabalho para realizar a conversão dos textos para representação numérica, de </text:span><text:soft-page-break/><text:span text:style-name="T110">forma que as palavras não percam suas semelhanças e diferenças de outras palavras dos textos.</text:span></text:p>
      <text:p text:style-name="P124"><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p>
      <text:p text:style-name="P124"><text:tab/>Segundo Řehůřek e Sojka (2010) como exemplo pode-se utilizar as palavras ‘forte’, ‘poderoso’ e ‘Paris’, quem possui significados semelhantes são as palavras ‘forte’ e ‘poderoso’, já ‘Paris’ estaria em um vetor distante, pois possui um significado diferente.</text:p>
      <text:p text:style-name="P88"><text:span text:style-name="T110"><text:tab/>De acordo com Kim, Seo, Cho e Kang (2019) o Word2Vec utiliza redes neurais, no qual uma palavra é considerada como um único vetor e os valores dos elementos de uma palavra são afetados pelos valores de outras palavras ao redor da palavra alvo. O Doc2Vec é uma extensão do Word2Vec, no qual também utiliza redes neurais e cada documento é um vetor que </text:span><text:span text:style-name="T119">possui</text:span><text:span text:style-name="T110"> seus próprios valores vetoriais no mesmo espaço das palavras.</text:span></text:p>
      <text:p text:style-name="P89"><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p>
      <text:p text:style-name="P89"><text:span text:style-name="T110"><text:tab/>A </text:span><text:span text:style-name="T120">figura abaixo apresenta a estrutura e a diferença entre os modelos </text:span><text:span text:style-name="T110">Word2Vec e Doc2Vec. No </text:span><text:span text:style-name="T120">(a) </text:span><text:span text:style-name="T110">Word2Vec, o contexto de três palavras ‘</text:span><text:span text:style-name="T142">The</text:span><text:span text:style-name="T110">’, ‘</text:span><text:span text:style-name="T142">cat</text:span><text:span text:style-name="T110">’ e ‘</text:span><text:span text:style-name="T142">sat</text:span><text:span text:style-name="T120">’</text:span><text:span text:style-name="T110"> </text:span><text:span text:style-name="T120">são</text:span><text:span text:style-name="T110"> usado</text:span><text:span text:style-name="T120">s</text:span><text:span text:style-name="T110"> para prever a quarta palavra ‘</text:span><text:span text:style-name="T142">on</text:span><text:span text:style-name="T110">’, </text:span><text:span text:style-name="T120">já no (b) Doc2Vec </text:span><text:span text:style-name="T110">o contexto do documento é usado para prever a quarta palavr</text:span><text:span text:style-name="T120">a </text:span><text:span text:style-name="T110">(KIM; SEO; CHO; KANG, 2019).</text:span></text:p>
      <text:p text:style-name="P125"><draw:frame draw:style-name="fr1" draw:name="Frame2" text:anchor-type="paragraph" svg:width="6.0543in" draw:z-index="27"><draw:text-box fo:min-height="2.7362in"><text:p text:style-name="P45"><text:span text:style-name="T279">Figura </text:span><text:span text:style-name="T279"><text:sequence text:ref-name="refIllustration14" text:name="Illustration" text:formula="ooow:Illustration+1" style:num-format="1">15</text:sequence></text:span><text:span text:style-name="T286"><text:s/>– </text:span><text:span text:style-name="T288">Diferença entre os modelos (a) Word2Vec e (b) Doc2Vec</text:span></text:p><text:p text:style-name="P42"><draw:frame draw:style-name="fr5" draw:name="Image3" text:anchor-type="paragraph" svg:width="6.0846in" style:rel-width="101%" svg:height="2.0835in" style:rel-height="scale" draw:z-index="28"><draw:image xlink:href="Pictures/1000000000000569000001BD037C210FE9AEEB8B.png" xlink:type="simple" xlink:show="embed" xlink:actuate="onLoad" loext:mime-type="image/png"/></draw:frame><text:span text:style-name="T332">Fonte – </text:span><text:span text:style-name="T151">Kim, Seo, Cho e Kang (2019)</text:span></text:p></draw:text-box></draw:frame></text:p>
      <text:p text:style-name="P90"><text:soft-page-break/><text:span text:style-name="T121"><text:tab/>Segundo </text:span><text:span text:style-name="T110">Kim, Seo, Cho e Kang (2019) </text:span><text:span text:style-name="T121">como pode ser visualizado no (b) Doc2Vec na figura acima, </text:span><text:span text:style-name="T110">cada documento é mapeado para um único vetor que é representado por uma coluna na matriz ‘D’ </text:span><text:span text:style-name="T121">e </text:span><text:span text:style-name="T110">cada palavra é mapeada para um único vetor que é representado por uma coluna na matriz ‘W’.</text:span></text:p>
      <text:h text:style-name="P112" text:outline-level="4"><text:bookmark-start text:name="__RefHeading___Toc6426_1906920019"/>Keras<text:bookmark-end text:name="__RefHeading___Toc6426_1906920019"/></text:h>
      <text:p text:style-name="P130"><text:tab/>O Keras é uma API de aprendizado profundo desenvolvida em Python e construída com base no TensorFlow 2.0. É projetado seguindo as práticas recomendadas para reduzir a carga cognitiva, mini<text:span text:style-name="T389">mi</text:span>za o número de ações do usuário em usos comuns, fornece mensagens de erro claras, uma grande documentação e tudo isso de uma forma simples <text:span text:style-name="T390">(KERAS, 2020)</text:span>.</text:p>
      <text:p text:style-name="P132"><text:tab/><text:span text:style-name="T390">Segundo Keras (2020) é</text:span> possível utilizar <text:span text:style-name="T375">a API </text:span>em diversos lugares, como: por meio do JavaScript para rodar diretamente no navegador; por meio do TF <text:span text:style-name="T3">Lite</text:span> para rodar em iOS, Android e dispositivos embutidos; por meio de uma API da web.</text:p>
      <text:p text:style-name="P132"><text:tab/>Com o Keras é possível implementar novas ideias de pesquisa e acelerar ciclos de experimentação. Pode ser utilizado com uma grande facilidade e foco na experiência do usuário, com isso acaba sendo utilizado como ferramenta de aprendizagem profunda e trabalho por muitos cursos universitários e organizações científicas, como CERN, NASA e NIH <text:span text:style-name="T390">(KERAS, 2020)</text:span>.</text:p>
      <text:p text:style-name="P133"><text:tab/><text:span text:style-name="T376">De acordo com</text:span><text:span text:style-name="T390"> Keras (2020) </text:span><text:span text:style-name="T391">o</text:span> TensorFlow 2.0 é uma plataforma de aprendizado de máquina de código aberto de ponta a ponta. O Keras é a API de alto nível do TensorFlow 2.0, no qual fornece uma interface acessível e altamente produtiva para resolução de problemas relacionados ao aprendizado de máquina por meio de abstrações e blocos de construção.</text:p>
      <text:p text:style-name="P133"><text:tab/><text:span text:style-name="T392">Dessa forma, as ferramentas fornecidas pela API Keras podem ser utilizadas neste trabalho para </text:span><text:span text:style-name="T393">realizar </text:span><text:span text:style-name="T392">a construção dos modelos de redes neurais </text:span><text:span text:style-name="T377">que serão utilizados para a detecção de falsas notícias</text:span><text:span text:style-name="T392">.</text:span></text:p>
      <text:p text:style-name="P91">REFERÊNCIAS</text:p>
      <text:p text:style-name="P58">ADBULLAH, Malak; QAWASMEH, Ethar; TAWALBEH, Mais. Automatic Identification of Fake News Using Deep Learning. <text:span text:style-name="T248">2019 Sixth International Conference on Social Networks Analysis, Management and Security (SNAMS)</text:span>. IEEE. 2019.</text:p>
      <text:p text:style-name="P58"/>
      <text:p text:style-name="P58"><text:span text:style-name="T260">AOS FATOS. </text:span><text:span text:style-name="T249">Aos Fatos | Valorize o que é real</text:span><text:span text:style-name="T260">. Disponível em: https://aosfatos.org/. Acesso em: 08 abr. 2020.</text:span></text:p>
      <text:p text:style-name="P58"/>
      <text:p text:style-name="P58"><text:span text:style-name="T261">BARBOSA, Maria Luciene Sampaio; SANTI, Vilso Junior. A intencionalidade nas notícias falsas: A nota de repúdio como estratégia de defesa do jornalismo na era das</text:span><text:span text:style-name="T172"> fake news.</text:span><text:span text:style-name="T261"> </text:span><text:span text:style-name="T250">Revista Pan-amazônica de Comunicação</text:span><text:span text:style-name="T261">, Palmas, v. 3, n. 3, p. 93-109, 2019.</text:span></text:p>
      <text:p text:style-name="P58"/>
      <text:p text:style-name="P58">BAUM, Matthew A. et al. The science of fake news. <text:span text:style-name="T248">American Association for the Advancement of Science</text:span>, 1200 New York Avenue NW, Washington, DC 20005. Vol. 359, mar. 2018.</text:p>
      <text:p text:style-name="P58"/>
      <text:p text:style-name="P58">BENGIO, Yoshua; GOODFELLOW, Ian; COURVILLE, Aaron. <text:span text:style-name="T248">Deep Learning</text:span>. <text:span text:style-name="T262">The MIT Press, </text:span>2015.</text:p>
      <text:p text:style-name="P58"/>
      <text:p text:style-name="P50"><text:span text:style-name="T278">CHATURVEDI, Anumeha. </text:span><text:span text:style-name="T289">2019</text:span><text:span text:style-name="T290"> – </text:span><text:span text:style-name="T289">The year of fake news</text:span><text:span text:style-name="T278">. Disponível em:</text:span><text:span text:style-name="T293"> </text:span><text:a xlink:type="simple" xlink:href="https://economictimes.indiatimes.com/news/politics-and-nation/fake-news-still-a-menace-despite-government-crackdown-fact-checkers/articleshow/72895472.cms" text:style-name="Internet_20_link" text:visited-style-name="Visited_20_Internet_20_Link"><text:span text:style-name="T263">https://economictimes.indiatimes.com/news/politics-and-nation/fake-news-still-a-menace-despite-government-crackdown-fact-checkers/articleshow/72895472.cms</text:span></text:a><text:span text:style-name="T293">. </text:span><text:span text:style-name="T294">Acesso em: 08 abr. 2020.</text:span></text:p>
      <text:p text:style-name="P58"/>
      <text:p text:style-name="P58">DENG, Li; YU, Dong. Deep Learning: Methods and Applications. <text:span text:style-name="T248">Foundations and Trends® in Signal Processing</text:span>. Vol. 7. 2013.</text:p>
      <text:p text:style-name="P58"/>
      <text:p text:style-name="P58"><text:span text:style-name="T261">DELMAZO, Caroline; VALENTE, Jonas C. L.. Fake news on online social media: propagation and reactions to misinformation in search of clicks: Propagation and reactions to misinformation in search of clicks. </text:span><text:span text:style-name="T250">Media &amp; Jornalismo</text:span><text:span text:style-name="T261">, v. 18, n. 32, p. 155-169, 2018. Coimbra University Press.</text:span></text:p>
      <text:p text:style-name="P58"/>
      <text:p text:style-name="P58">FAKE NEWS. In: DICIONÁRIO Cambridge Advanced Learner’s Dictionary &amp; Thesaurus. Cambridge University Press, 2020.</text:p>
      <text:p text:style-name="P58"/>
      <text:p text:style-name="P58"><text:span text:style-name="T261">FURTADO, Maria Inês Vasconcellos. Redes Neurais Artificiais: Uma Abordagem Para Sala de Aula. </text:span><text:span text:style-name="T250">Ponta Grossa: Atena Editora</text:span><text:span text:style-name="T261">, 2019.</text:span></text:p>
      <text:p text:style-name="P58"/>
      <text:p text:style-name="P58">FINOCCHIO, Marco Antonio Ferreira. <text:span text:style-name="T248">Noções de Redes Neurais Artificiais</text:span>. 2014. Universidade Tecnológica Federal do Paraná.</text:p>
      <text:p text:style-name="P58"/>
      <text:p text:style-name="P58"><text:span text:style-name="T265">GEREME, Fantahun Bogale; ZHU, William. Early Detection of Fake News “Before It Flies High”. </text:span><text:span text:style-name="T251">Proceedings Of The 2nd International Conference On Big Data Technologies – Icbdt2019</text:span><text:span text:style-name="T265">, 2019. ACM Press.</text:span></text:p>
      <text:p text:style-name="P58"/>
      <text:p text:style-name="P58"><text:span text:style-name="T265">GUALDA, Isabella Peres. </text:span><text:span text:style-name="T252">Aplicação de Redes Neurais Artificiais na Ciência e Tecnologia de Alimentos: Estudo de Casos</text:span><text:span text:style-name="T204">. 2008. 152 f. Dissertação (Mestrado) - Curso de Ciência de Alimentos, Universidade Estadual de Londrina, Londrina, 2008.</text:span></text:p>
      <text:p text:style-name="P58"/>
      <text:p text:style-name="P58"><text:soft-page-break/><text:span text:style-name="T261">HAYKIN, Simon S. Neural networks and learning machines. Third. Upper Saddle River,</text:span><text:span text:style-name="T250"> NJ: Pearson Education</text:span><text:span text:style-name="T261">, 2009.</text:span></text:p>
      <text:p text:style-name="P58"/>
      <text:p text:style-name="P58">HIGINO, Jéssica. <text:span text:style-name="T248">Checagem contra fake news na campanha presidencial de 2018: O jornalismo do o Globo e a verificação da agência Lupa</text:span>. 2019. 31 f. TCC (Graduação) - Curso de Jornalismo, Universidade do Sul de Santa Catarina – Unisul, 2019.</text:p>
      <text:p text:style-name="P58"/>
      <text:p text:style-name="P58"><text:span text:style-name="T261">HOCHREITER, Sepp; SCHMIDHUBER, Jürgen. Long Short-Term Memory. </text:span><text:span text:style-name="T253">Neural Computation</text:span><text:span text:style-name="T266">, [s.l.], v. 9, n. 8, p. 1735-1780, nov. 1997. MIT Press - Journals. http://dx.doi.org/10.1162/neco.1997.9.8.1735.</text:span></text:p>
      <text:p text:style-name="P58"/>
      <text:p text:style-name="P58">HUNTER, John D.. <text:span text:style-name="T248">Matplotlib</text:span>: a 2d graphics environment. Computing In Science &amp; Engineering, [S.L.], v. 9, n. 3, p. 90-95, 2007. Institute of Electrical and Electronics Engineers (IEEE).</text:p>
      <text:p text:style-name="P58"/>
      <text:p text:style-name="P58"><text:span text:style-name="T261">IFCN. </text:span><text:span text:style-name="T250">IFCN Code of Principles</text:span><text:span text:style-name="T261">. Disponível em: https://ifcncodeofprinciples.poynter.org/signatories. Acesso em: 08 abr. 2020.</text:span></text:p>
      <text:p text:style-name="P58"/>
      <text:p text:style-name="P58"><text:span text:style-name="T267">JONES, M. Tim. </text:span><text:span text:style-name="T254">Um mergulho profundo nas redes neurais recorrentes</text:span><text:span text:style-name="T267">. 2017. Disponível em: https://imasters.com.br/data/um-mergulho-profundo-nas-redes-neurais-recorrentes. Acesso em: 09 maio 2020.</text:span></text:p>
      <text:p text:style-name="P58"/>
      <text:p text:style-name="P131"><text:span text:style-name="T320">KALIYAR, Rohit Kumar. Fake News Detection Using A Deep Neural Network. </text:span><text:span text:style-name="T291">2018 4th International Conference On Computing Communication And Automation (iccca)</text:span><text:span text:style-name="T320">, [s.l.], dez. 2018. IEEE.</text:span></text:p>
      <text:p text:style-name="P131"><text:span text:style-name="T122"/></text:p>
      <text:p text:style-name="P131"><text:span text:style-name="T110">KERAS, Keras. </text:span><text:span text:style-name="T137">Keras</text:span><text:span text:style-name="T110">: Simples. Flexível. Poderoso. Acesso em: 30 setembro 2020. Disponível em: https://keras.io/.</text:span></text:p>
      <text:p text:style-name="P131"><text:span text:style-name="T110"/></text:p>
      <text:p text:style-name="P131"><text:span text:style-name="T110">KIM, Donghwa; SEO, Deokseong; CHO, Suhyoun; KANG, Pilsung. Multi-co-training for document classification using various document representations: tf-idf, lda, and doc2vec. </text:span><text:span text:style-name="T137">Information Sciences</text:span><text:span text:style-name="T110">, [S.L.], v. 477, p. 15-29, mar. 2019. Elsevier BV. http://dx.doi.org/10.1016/j.ins.2018.10.006.</text:span></text:p>
      <text:p text:style-name="P126"/>
      <text:p text:style-name="P52"><text:span text:style-name="T320">LE, Xuan-hien et al. Application of Long Short-Term Memory (LSTM) Neural Network for Flood Forecasting. </text:span><text:span text:style-name="T291">Water</text:span><text:span text:style-name="T320">, [s.l.], v. 11, n. 7, p. 1387, 5 jul. 2019. MDPI AG. http://dx.doi.org/10.3390/w11071387.</text:span></text:p>
      <text:p text:style-name="P126"/>
      <text:p text:style-name="P52"><text:span text:style-name="T110">LEE, Hana; YOON, Young. Engineering doc2vec for automatic classification of product descriptions on O2O applications. </text:span><text:span text:style-name="T137">Electronic Commerce Research</text:span><text:span text:style-name="T110">, [S.L.], v. 18, n. 3, p. 433-456, 28 ago. 2017. Springer Science and Business Media LLC. http://dx.doi.org/10.1007/s10660-017-9268-5.</text:span></text:p>
      <text:p text:style-name="P126"/>
      <text:p text:style-name="P58">LUPA, Equipe. <text:span text:style-name="T248">O que é a Agência Lupa?</text:span> 2015. Disponível em: https://piaui.folha.uol.com.br/lupa/2015/10/15/como-selecionamos-as-frases-que-serao-checadas/. Acesso em: 18 maio 2020.</text:p>
      <text:p text:style-name="P58"/>
      <text:p text:style-name="P59">MARUMO, <text:span text:style-name="T268">Fabiano Shiiti</text:span>. <text:span text:style-name="T248">Deep Learning para classificação de Fake News por sumarização de texto</text:span>. 2018. 54f. – Universidade Estadual de Londrina, Londrina, 2018.</text:p>
      <text:p text:style-name="P58"/>
      <text:p text:style-name="P50"><text:soft-page-break/><text:span text:style-name="T278">MICROSOFT, Microsoft. </text:span><text:span text:style-name="T289">Configurar e gerenciar palavras irrelevantes e listas de palavras irrelevantes (stoplists) para pesquisa de texto completo</text:span><text:span text:style-name="T278">. Acesso em: 25 setembro 2020. Disponível em: https://docs.microsoft.com/pt-br/sql/relational-databases/search/configure-and-manage-stopwords-and-stoplists-for-full-text-search?view=sql-server-ver15.</text:span></text:p>
      <text:p text:style-name="P58"/>
      <text:p text:style-name="P58"><text:span text:style-name="T269">MONTEIRO, Rafael A. et al. (2018) Contributions to the Study of Fake News in Portuguese: New Corpus and Automatic Detection Results. In: Villavicencio A. et al. (eds) Computational Processing of the Portuguese Language. </text:span><text:span text:style-name="T255">PROPOR 2018</text:span><text:span text:style-name="T269">. Lecture Notes in Computer Science, vol 11122. Springer, Cham</text:span></text:p>
      <text:p text:style-name="P58"/>
      <text:p text:style-name="P53"><text:span text:style-name="T321">NELSON, David Michael Quirino. </text:span><text:span text:style-name="T292">Uso de redes neurais recorrentes para previsão de séries temporais financeiras</text:span><text:span text:style-name="T321">. 2017. 73 f. Dissertação (Mestrado) - Curso de Ciência da Computação, Instituto de Ciências Exatas da Universidade Federal de Minas Gerais, Belo Horizonte, 2017.</text:span></text:p>
      <text:p text:style-name="P128"/>
      <text:p text:style-name="P53"><text:span text:style-name="T110">N</text:span><text:span text:style-name="T117">LTK, Nltk. </text:span><text:span text:style-name="T136">Natural Language Toolkit</text:span><text:span text:style-name="T117">. </text:span><text:span text:style-name="T106">Acesso em: 2</text:span><text:span text:style-name="T117">4</text:span><text:span text:style-name="T106"> </text:span><text:span text:style-name="T108">setembro </text:span><text:span text:style-name="T106">2020. Disponível em: </text:span><text:span text:style-name="T110">https://www.nltk.org/.</text:span></text:p>
      <text:p text:style-name="P127"/>
      <text:p text:style-name="P53"><text:span text:style-name="T106">NUMPY. Num</text:span><text:span text:style-name="T107">P</text:span><text:span text:style-name="T106">y. </text:span><text:span text:style-name="T134">NumPy v1.19.0</text:span><text:span text:style-name="T106">. 2020. Acesso em: 21 </text:span><text:span text:style-name="T108">setembro </text:span><text:span text:style-name="T106">2020. Disponível em: https://numpy.org/.</text:span></text:p>
      <text:p text:style-name="P129"/>
      <text:p text:style-name="P53"><text:span text:style-name="T278">OLAH, Christopher. </text:span><text:span text:style-name="T289">Understanding LSTM Networks</text:span><text:span text:style-name="T278">. 2015. </text:span><text:span text:style-name="T318">Disponível em: </text:span><text:span text:style-name="T278">http://colah.github.io/posts/2015-08-Understanding-LSTMs/</text:span><text:span text:style-name="T318">. Acesso em: 13 abr. 2020.</text:span></text:p>
      <text:p text:style-name="P79"/>
      <text:p text:style-name="P51"><text:span text:style-name="T106">P</text:span><text:span text:style-name="T109">ANDAS, Pandas. </text:span><text:span text:style-name="T135">pandas: </text:span><text:span text:style-name="T109">pandas is a fast, powerful, flexible and easy to use open source data analysis and manipulation tool, built on top of the Python programming language. </text:span><text:span text:style-name="T106">Acesso em: 21 </text:span><text:span text:style-name="T108">setembro </text:span><text:span text:style-name="T106">2020. Disponível em: https://pandas.pydata.org/.</text:span></text:p>
      <text:p text:style-name="P60"/>
      <text:p text:style-name="P60">ŘEHŮŘEK, <text:span text:style-name="T388">Radim; SOJKA, Petr. <text:s/>Software Framework for Topic Modelling with Large Corpora. </text:span><text:span text:style-name="T259">ELRA</text:span><text:span text:style-name="T388">, p. 45-50, 22 mai. 2010. <text:s/>Valletta, Malta.</text:span></text:p>
      <text:p text:style-name="P60"/>
      <text:p text:style-name="P58"><text:span text:style-name="T261">RIBEIRO, Márcio Moretto; ORTELLADO, Pablo. O que são e como lidar com as notícias falsas. </text:span><text:span text:style-name="T250">Revista Internacional de Direitos Humanos</text:span><text:span text:style-name="T261">, Sc, v. 5, p. 71-83, 2018.</text:span></text:p>
      <text:p text:style-name="P58"/>
      <text:p text:style-name="P58"><text:span text:style-name="T261">SPINELLI, Egle Müller; SANTOS, Jéssica de Almeida. JORNALISMO NA ERA DA PÓS-VERDADE: fact-checking como ferramenta de combate às fake news. </text:span><text:span text:style-name="T250">Revista Observatório</text:span><text:span text:style-name="T261">, [s.l.], v. 4, n. 3, p. 759-782, 29 abr. 2018. Universidade Federal do Tocantins.</text:span></text:p>
      <text:p text:style-name="P58"/>
      <text:p text:style-name="P58"><text:span text:style-name="T261">RODRIGUES, Welington Galvão. </text:span><text:span text:style-name="T250">Predição de Diâmetros e Cálculo de Volume de Clones de Eucalipto</text:span><text:span text:style-name="T243">: uma abordagem com redes multilayer perceptron e long-short term memory</text:span><text:span text:style-name="T261">. 2019. 95 f. Dissertação (Mestrado) - Curso de Ciência da Computação, Universidade Federal de Goiás, Goiânia, 2019.</text:span></text:p>
      <text:p text:style-name="P58"/>
      <text:p text:style-name="P58"><text:span text:style-name="T261">TANDOC, Edson C.; LIM, Zheng Wei; LING, Richard. Defining “Fake News”. </text:span><text:span text:style-name="T256">Digital Journalism</text:span><text:span text:style-name="T270">, [s.l.], v. 6, n. 2, p. 137-153, 30 ago. 2017. Informa UK Limited.</text:span></text:p>
      <text:p text:style-name="P58"/>
      <text:p text:style-name="P58"><text:span text:style-name="T271">TIN, Pham T. A Study on Deep Learning for Fake News Detection. </text:span><text:span text:style-name="T248">Japan Advanced Institute of Science and Technology</text:span>. Mar, 2018.</text:p>
      <text:p text:style-name="P58"/>
      <text:p text:style-name="P58"><text:soft-page-break/><text:span text:style-name="T272">TRAUMANN, Thomas. </text:span><text:span text:style-name="T257">Como a indústria de notícias falsas dominou a eleição da França</text:span><text:span text:style-name="T27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8"/>
      <text:p text:style-name="P58"><text:span text:style-name="T261">VERMA, Abhishek; MITTAL, Vanshika; DAWN, Suma. FIND: Fake Information and News Detections using Deep Learning. </text:span><text:span text:style-name="T250">2019 Twelfth International Conference On Contemporary Computing (ic3)</text:span><text:span text:style-name="T261">, ago. 2019. IEEE.</text:span></text:p>
      <text:p text:style-name="P58"/>
      <text:p text:style-name="P61">VETRITTI, Fabiana Grieco Cabral de Mello. Fact-checking: a Importância da Checagem das Informações para o Exercício da Cidadania da População em Rede. In: PENSACOM BRASIL, 2019, São Paulo.</text:p>
      <text:p text:style-name="P61"/>
      <text:p text:style-name="P61"><text:span text:style-name="T383">WASKOM, Michael. </text:span><text:span text:style-name="T258">seaborn</text:span><text:span text:style-name="T382">: statistical data visualization. </text:span><text:span text:style-name="T63">Acesso em: 2</text:span><text:span text:style-name="T76">2</text:span><text:span text:style-name="T63"> </text:span><text:span text:style-name="T77">setembro </text:span><text:span text:style-name="T63">2020. Disponível em: </text:span><text:span text:style-name="T382">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1" style:font-name-complex="Arial"/>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6</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09-30T10:13:47.708758497</dc:date>
    <meta:editing-duration>PT21H35M4S</meta:editing-duration>
    <meta:editing-cycles>310</meta:editing-cycles>
    <meta:generator>LibreOffice/6.4.5.2$Linux_X86_64 LibreOffice_project/40$Build-2</meta:generator>
    <meta:document-statistic meta:table-count="9" meta:image-count="16" meta:object-count="57" meta:page-count="56" meta:paragraph-count="693" meta:word-count="14256" meta:character-count="92090" meta:non-whitespace-character-count="78145"/>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